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Near Pareto Solutio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ide-range-optimization.py$ParetoPointsGeneration?language=Python&amp;location=user" xlink:type="simple"/>
              </office:event-listeners>
            </form:button>
          </form:form>
        </office:forms>
        <table:shapes>
          <draw:frame draw:z-index="0" draw:style-name="gr1" draw:text-style-name="P1" svg:width="7.4516in" svg:height="5.9429in" svg:x="12.6705in" svg:y="0.9728in">
            <draw:object draw:notify-on-update-of-ranges="Sheet1.I9:Sheet1.I1008 Sheet1.J9:Sheet1.J1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2.9154in" svg:height="0.3114in" svg:x="9.361in" svg:y="0.415in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0.76350407653826" calcext:value-type="float">
            <text:p>0.76350407653826</text:p>
          </table:table-cell>
          <table:table-cell table:style-name="ce1" office:value-type="float" office:value="1.45187249805642" calcext:value-type="float">
            <text:p>1.45187249805642</text:p>
          </table:table-cell>
          <table:table-cell table:style-name="ce2" table:formula="of:= y + 9*x" office:value-type="float" office:value="8.32340918690076" calcext:value-type="float">
            <text:p>8.32340918690076</text:p>
          </table:table-cell>
          <table:table-cell table:style-name="ce2" table:formula="of:= -y + 9*x" office:value-type="float" office:value="5.41966419078792" calcext:value-type="float">
            <text:p>5.4196641907879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x" office:value-type="float" office:value="0.76350407653826" calcext:value-type="float">
            <text:p>0.76350407653826</text:p>
          </table:table-cell>
          <table:table-cell table:formula="of:= (1+y) / x" office:value-type="float" office:value="3.21134172481862" calcext:value-type="float">
            <text:p>3.21134172481862</text:p>
          </table:table-cell>
          <table:table-cell table:style-name="ce3" table:formula="of:= wa*fa + wb*fb" office:value-type="float" office:value="79.4969160271375" calcext:value-type="float">
            <text:p>79.49691602713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Bo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s Ran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0.472770672277576" calcext:value-type="float">
            <text:p>0.472770672277576</text:p>
          </table:table-cell>
          <table:table-cell office:value-type="float" office:value="2.63883733466493" calcext:value-type="float">
            <text:p>2.63883733466493</text:p>
          </table:table-cell>
          <table:table-cell office:value-type="float" office:value="6.89377338516311" calcext:value-type="float">
            <text:p>6.89377338516311</text:p>
          </table:table-cell>
          <table:table-cell office:value-type="float" office:value="1.61609871583325" calcext:value-type="float">
            <text:p>1.61609871583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770672277576" calcext:value-type="float">
            <text:p>0.472770672277576</text:p>
          </table:table-cell>
          <table:table-cell office:value-type="float" office:value="7.69683389440129" calcext:value-type="float">
            <text:p>7.69683389440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5927294737858" calcext:value-type="float">
            <text:p>0.385927294737858</text:p>
          </table:table-cell>
          <table:table-cell office:value-type="float" office:value="0.334782247652257" calcext:value-type="float">
            <text:p>0.334782247652257</text:p>
          </table:table-cell>
          <table:table-cell office:value-type="float" office:value="3.80812790029298" calcext:value-type="float">
            <text:p>3.80812790029298</text:p>
          </table:table-cell>
          <table:table-cell office:value-type="float" office:value="3.13856340498847" calcext:value-type="float">
            <text:p>3.138563404988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5927294737858" calcext:value-type="float">
            <text:p>0.385927294737858</text:p>
          </table:table-cell>
          <table:table-cell office:value-type="float" office:value="3.45863655111233" calcext:value-type="float">
            <text:p>3.4586365511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1144635215101" calcext:value-type="float">
            <text:p>0.271144635215101</text:p>
          </table:table-cell>
          <table:table-cell office:value-type="float" office:value="4.09016316430739" calcext:value-type="float">
            <text:p>4.09016316430739</text:p>
          </table:table-cell>
          <table:table-cell office:value-type="float" office:value="6.5304648812433" calcext:value-type="float">
            <text:p>6.5304648812433</text:p>
          </table:table-cell>
          <table:table-cell office:value-type="float" office:value="-1.64986144737147" calcext:value-type="float">
            <text:p>-1.64986144737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71144635215101" calcext:value-type="float">
            <text:p>0.271144635215101</text:p>
          </table:table-cell>
          <table:table-cell office:value-type="float" office:value="18.7728706498999" calcext:value-type="float">
            <text:p>18.7728706498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157425864507" calcext:value-type="float">
            <text:p>0.25157425864507</text:p>
          </table:table-cell>
          <table:table-cell office:value-type="float" office:value="4.00618429876975" calcext:value-type="float">
            <text:p>4.00618429876975</text:p>
          </table:table-cell>
          <table:table-cell office:value-type="float" office:value="6.27035262657538" calcext:value-type="float">
            <text:p>6.27035262657538</text:p>
          </table:table-cell>
          <table:table-cell office:value-type="float" office:value="-1.74201597096412" calcext:value-type="float">
            <text:p>-1.74201597096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5157425864507" calcext:value-type="float">
            <text:p>0.25157425864507</text:p>
          </table:table-cell>
          <table:table-cell office:value-type="float" office:value="19.8994297975162" calcext:value-type="float">
            <text:p>19.8994297975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6268138898958" calcext:value-type="float">
            <text:p>0.126268138898958</text:p>
          </table:table-cell>
          <table:table-cell office:value-type="float" office:value="1.94512580947402" calcext:value-type="float">
            <text:p>1.94512580947402</text:p>
          </table:table-cell>
          <table:table-cell office:value-type="float" office:value="3.08153905956465" calcext:value-type="float">
            <text:p>3.08153905956465</text:p>
          </table:table-cell>
          <table:table-cell office:value-type="float" office:value="-0.808712559383401" calcext:value-type="float">
            <text:p>-0.808712559383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26268138898958" calcext:value-type="float">
            <text:p>0.126268138898958</text:p>
          </table:table-cell>
          <table:table-cell office:value-type="float" office:value="23.3243780668278" calcext:value-type="float">
            <text:p>23.3243780668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2766772356406" calcext:value-type="float">
            <text:p>0.942766772356406</text:p>
          </table:table-cell>
          <table:table-cell office:value-type="float" office:value="0.922837360113333" calcext:value-type="float">
            <text:p>0.922837360113333</text:p>
          </table:table-cell>
          <table:table-cell office:value-type="float" office:value="9.40773831132099" calcext:value-type="float">
            <text:p>9.40773831132099</text:p>
          </table:table-cell>
          <table:table-cell office:value-type="float" office:value="7.56206359109432" calcext:value-type="float">
            <text:p>7.56206359109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42766772356406" calcext:value-type="float">
            <text:p>0.942766772356406</text:p>
          </table:table-cell>
          <table:table-cell office:value-type="float" office:value="2.03956844523411" calcext:value-type="float">
            <text:p>2.039568445234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4685496537377" calcext:value-type="float">
            <text:p>0.224685496537377</text:p>
          </table:table-cell>
          <table:table-cell office:value-type="float" office:value="3.64349586362639" calcext:value-type="float">
            <text:p>3.64349586362639</text:p>
          </table:table-cell>
          <table:table-cell office:value-type="float" office:value="5.66566533246278" calcext:value-type="float">
            <text:p>5.66566533246278</text:p>
          </table:table-cell>
          <table:table-cell office:value-type="float" office:value="-1.62132639479" calcext:value-type="float">
            <text:p>-1.62132639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24685496537377" calcext:value-type="float">
            <text:p>0.224685496537377</text:p>
          </table:table-cell>
          <table:table-cell office:value-type="float" office:value="20.6666470919895" calcext:value-type="float">
            <text:p>20.6666470919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6633484251616" calcext:value-type="float">
            <text:p>0.646633484251616</text:p>
          </table:table-cell>
          <table:table-cell office:value-type="float" office:value="4.93843291274381" calcext:value-type="float">
            <text:p>4.93843291274381</text:p>
          </table:table-cell>
          <table:table-cell office:value-type="float" office:value="10.7581342710084" calcext:value-type="float">
            <text:p>10.7581342710084</text:p>
          </table:table-cell>
          <table:table-cell office:value-type="float" office:value="0.881268445520733" calcext:value-type="float">
            <text:p>0.881268445520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46633484251616" calcext:value-type="float">
            <text:p>0.646633484251616</text:p>
          </table:table-cell>
          <table:table-cell office:value-type="float" office:value="9.18361491845212" calcext:value-type="float">
            <text:p>9.18361491845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4833886126291" calcext:value-type="float">
            <text:p>0.114833886126291</text:p>
          </table:table-cell>
          <table:table-cell office:value-type="float" office:value="4.9062721675095" calcext:value-type="float">
            <text:p>4.9062721675095</text:p>
          </table:table-cell>
          <table:table-cell office:value-type="float" office:value="5.93977714264612" calcext:value-type="float">
            <text:p>5.93977714264612</text:p>
          </table:table-cell>
          <table:table-cell office:value-type="float" office:value="-3.87276719237288" calcext:value-type="float">
            <text:p>-3.87276719237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14833886126291" calcext:value-type="float">
            <text:p>0.114833886126291</text:p>
          </table:table-cell>
          <table:table-cell office:value-type="float" office:value="51.433182022717" calcext:value-type="float">
            <text:p>51.433182022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5041476444566" calcext:value-type="float">
            <text:p>0.205041476444566</text:p>
          </table:table-cell>
          <table:table-cell office:value-type="float" office:value="4.83398201193226" calcext:value-type="float">
            <text:p>4.83398201193226</text:p>
          </table:table-cell>
          <table:table-cell office:value-type="float" office:value="6.67935529993335" calcext:value-type="float">
            <text:p>6.67935529993335</text:p>
          </table:table-cell>
          <table:table-cell office:value-type="float" office:value="-2.98860872393117" calcext:value-type="float">
            <text:p>-2.98860872393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05041476444566" calcext:value-type="float">
            <text:p>0.205041476444566</text:p>
          </table:table-cell>
          <table:table-cell office:value-type="float" office:value="28.4526921727932" calcext:value-type="float">
            <text:p>28.4526921727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3740687677255" calcext:value-type="float">
            <text:p>0.173740687677255</text:p>
          </table:table-cell>
          <table:table-cell office:value-type="float" office:value="3.80720915558984" calcext:value-type="float">
            <text:p>3.80720915558984</text:p>
          </table:table-cell>
          <table:table-cell office:value-type="float" office:value="5.37087534468514" calcext:value-type="float">
            <text:p>5.37087534468514</text:p>
          </table:table-cell>
          <table:table-cell office:value-type="float" office:value="-2.24354296649455" calcext:value-type="float">
            <text:p>-2.24354296649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173740687677255" calcext:value-type="float">
            <text:p>0.173740687677255</text:p>
          </table:table-cell>
          <table:table-cell office:value-type="float" office:value="27.6688737673229" calcext:value-type="float">
            <text:p>27.6688737673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4164502436567" calcext:value-type="float">
            <text:p>0.334164502436567</text:p>
          </table:table-cell>
          <table:table-cell office:value-type="float" office:value="1.332202258012" calcext:value-type="float">
            <text:p>1.332202258012</text:p>
          </table:table-cell>
          <table:table-cell office:value-type="float" office:value="4.3396827799411" calcext:value-type="float">
            <text:p>4.3396827799411</text:p>
          </table:table-cell>
          <table:table-cell office:value-type="float" office:value="1.6752782639171" calcext:value-type="float">
            <text:p>1.6752782639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334164502436567" calcext:value-type="float">
            <text:p>0.334164502436567</text:p>
          </table:table-cell>
          <table:table-cell office:value-type="float" office:value="6.97920407765248" calcext:value-type="float">
            <text:p>6.97920407765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9182116118819" calcext:value-type="float">
            <text:p>0.329182116118819</text:p>
          </table:table-cell>
          <table:table-cell office:value-type="float" office:value="1.91948704293952" calcext:value-type="float">
            <text:p>1.91948704293952</text:p>
          </table:table-cell>
          <table:table-cell office:value-type="float" office:value="4.88212608800889" calcext:value-type="float">
            <text:p>4.88212608800889</text:p>
          </table:table-cell>
          <table:table-cell office:value-type="float" office:value="1.04315200212985" calcext:value-type="float">
            <text:p>1.04315200212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29182116118819" calcext:value-type="float">
            <text:p>0.329182116118819</text:p>
          </table:table-cell>
          <table:table-cell office:value-type="float" office:value="8.86891146263161" calcext:value-type="float">
            <text:p>8.86891146263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8975160971023" calcext:value-type="float">
            <text:p>0.878975160971023</text:p>
          </table:table-cell>
          <table:table-cell office:value-type="float" office:value="3.01795339812062" calcext:value-type="float">
            <text:p>3.01795339812062</text:p>
          </table:table-cell>
          <table:table-cell office:value-type="float" office:value="10.9287298468598" calcext:value-type="float">
            <text:p>10.9287298468598</text:p>
          </table:table-cell>
          <table:table-cell office:value-type="float" office:value="4.89282305061859" calcext:value-type="float">
            <text:p>4.892823050618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878975160971023" calcext:value-type="float">
            <text:p>0.878975160971023</text:p>
          </table:table-cell>
          <table:table-cell office:value-type="float" office:value="4.57117968348718" calcext:value-type="float">
            <text:p>4.57117968348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1756349217192" calcext:value-type="float">
            <text:p>0.881756349217192</text:p>
          </table:table-cell>
          <table:table-cell office:value-type="float" office:value="0.162389431706998" calcext:value-type="float">
            <text:p>0.162389431706998</text:p>
          </table:table-cell>
          <table:table-cell office:value-type="float" office:value="8.09819657466173" calcext:value-type="float">
            <text:p>8.09819657466173</text:p>
          </table:table-cell>
          <table:table-cell office:value-type="float" office:value="7.77341771124773" calcext:value-type="float">
            <text:p>7.77341771124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81756349217192" calcext:value-type="float">
            <text:p>0.881756349217192</text:p>
          </table:table-cell>
          <table:table-cell office:value-type="float" office:value="1.31826601842895" calcext:value-type="float">
            <text:p>1.31826601842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6382396339679" calcext:value-type="float">
            <text:p>0.456382396339679</text:p>
          </table:table-cell>
          <table:table-cell office:value-type="float" office:value="3.13024493148237" calcext:value-type="float">
            <text:p>3.13024493148237</text:p>
          </table:table-cell>
          <table:table-cell office:value-type="float" office:value="7.23768649853948" calcext:value-type="float">
            <text:p>7.23768649853948</text:p>
          </table:table-cell>
          <table:table-cell office:value-type="float" office:value="0.977196635574741" calcext:value-type="float">
            <text:p>0.977196635574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56382396339679" calcext:value-type="float">
            <text:p>0.456382396339679</text:p>
          </table:table-cell>
          <table:table-cell office:value-type="float" office:value="9.0499654776524" calcext:value-type="float">
            <text:p>9.0499654776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6993128882842" calcext:value-type="float">
            <text:p>0.186993128882842</text:p>
          </table:table-cell>
          <table:table-cell office:value-type="float" office:value="0.08805152171596" calcext:value-type="float">
            <text:p>0.08805152171596</text:p>
          </table:table-cell>
          <table:table-cell office:value-type="float" office:value="1.77098968166154" calcext:value-type="float">
            <text:p>1.77098968166154</text:p>
          </table:table-cell>
          <table:table-cell office:value-type="float" office:value="1.59488663822962" calcext:value-type="float">
            <text:p>1.59488663822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86993128882842" calcext:value-type="float">
            <text:p>0.186993128882842</text:p>
          </table:table-cell>
          <table:table-cell office:value-type="float" office:value="5.81867113629434" calcext:value-type="float">
            <text:p>5.81867113629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6881144008867" calcext:value-type="float">
            <text:p>0.156881144008867</text:p>
          </table:table-cell>
          <table:table-cell office:value-type="float" office:value="2.62773227471713" calcext:value-type="float">
            <text:p>2.62773227471713</text:p>
          </table:table-cell>
          <table:table-cell office:value-type="float" office:value="4.03966257079693" calcext:value-type="float">
            <text:p>4.03966257079693</text:p>
          </table:table-cell>
          <table:table-cell office:value-type="float" office:value="-1.21580197863732" calcext:value-type="float">
            <text:p>-1.21580197863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56881144008867" calcext:value-type="float">
            <text:p>0.156881144008867</text:p>
          </table:table-cell>
          <table:table-cell office:value-type="float" office:value="23.1240809571868" calcext:value-type="float">
            <text:p>23.1240809571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2504758246794" calcext:value-type="float">
            <text:p>0.742504758246794</text:p>
          </table:table-cell>
          <table:table-cell office:value-type="float" office:value="2.03302892649193" calcext:value-type="float">
            <text:p>2.03302892649193</text:p>
          </table:table-cell>
          <table:table-cell office:value-type="float" office:value="8.71557175071308" calcext:value-type="float">
            <text:p>8.71557175071308</text:p>
          </table:table-cell>
          <table:table-cell office:value-type="float" office:value="4.64951389772921" calcext:value-type="float">
            <text:p>4.64951389772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42504758246794" calcext:value-type="float">
            <text:p>0.742504758246794</text:p>
          </table:table-cell>
          <table:table-cell office:value-type="float" office:value="4.08486126560796" calcext:value-type="float">
            <text:p>4.08486126560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1698658218968" calcext:value-type="float">
            <text:p>0.861698658218968</text:p>
          </table:table-cell>
          <table:table-cell office:value-type="float" office:value="0.758526384375925" calcext:value-type="float">
            <text:p>0.758526384375925</text:p>
          </table:table-cell>
          <table:table-cell office:value-type="float" office:value="8.51381430834664" calcext:value-type="float">
            <text:p>8.51381430834664</text:p>
          </table:table-cell>
          <table:table-cell office:value-type="float" office:value="6.99676153959479" calcext:value-type="float">
            <text:p>6.99676153959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61698658218968" calcext:value-type="float">
            <text:p>0.861698658218968</text:p>
          </table:table-cell>
          <table:table-cell office:value-type="float" office:value="2.04076723063559" calcext:value-type="float">
            <text:p>2.04076723063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0557397665511" calcext:value-type="float">
            <text:p>0.710557397665511</text:p>
          </table:table-cell>
          <table:table-cell office:value-type="float" office:value="2.32227042534489" calcext:value-type="float">
            <text:p>2.32227042534489</text:p>
          </table:table-cell>
          <table:table-cell office:value-type="float" office:value="8.71728700433449" calcext:value-type="float">
            <text:p>8.71728700433449</text:p>
          </table:table-cell>
          <table:table-cell office:value-type="float" office:value="4.07274615364471" calcext:value-type="float">
            <text:p>4.07274615364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10557397665511" calcext:value-type="float">
            <text:p>0.710557397665511</text:p>
          </table:table-cell>
          <table:table-cell office:value-type="float" office:value="4.67558347328447" calcext:value-type="float">
            <text:p>4.675583473284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6511030558316" calcext:value-type="float">
            <text:p>0.326511030558316</text:p>
          </table:table-cell>
          <table:table-cell office:value-type="float" office:value="1.33018223603422" calcext:value-type="float">
            <text:p>1.33018223603422</text:p>
          </table:table-cell>
          <table:table-cell office:value-type="float" office:value="4.26878151105906" calcext:value-type="float">
            <text:p>4.26878151105906</text:p>
          </table:table-cell>
          <table:table-cell office:value-type="float" office:value="1.60841703899062" calcext:value-type="float">
            <text:p>1.60841703899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26511030558316" calcext:value-type="float">
            <text:p>0.326511030558316</text:p>
          </table:table-cell>
          <table:table-cell office:value-type="float" office:value="7.13661107267873" calcext:value-type="float">
            <text:p>7.13661107267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5245846429247" calcext:value-type="float">
            <text:p>0.955245846429247</text:p>
          </table:table-cell>
          <table:table-cell office:value-type="float" office:value="0.552956027037548" calcext:value-type="float">
            <text:p>0.552956027037548</text:p>
          </table:table-cell>
          <table:table-cell office:value-type="float" office:value="9.15016864490078" calcext:value-type="float">
            <text:p>9.15016864490078</text:p>
          </table:table-cell>
          <table:table-cell office:value-type="float" office:value="8.04425659082568" calcext:value-type="float">
            <text:p>8.044256590825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55245846429247" calcext:value-type="float">
            <text:p>0.955245846429247</text:p>
          </table:table-cell>
          <table:table-cell office:value-type="float" office:value="1.62571345674265" calcext:value-type="float">
            <text:p>1.6257134567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6550125650605" calcext:value-type="float">
            <text:p>0.656550125650605</text:p>
          </table:table-cell>
          <table:table-cell office:value-type="float" office:value="4.7193581513059" calcext:value-type="float">
            <text:p>4.7193581513059</text:p>
          </table:table-cell>
          <table:table-cell office:value-type="float" office:value="10.6283092821613" calcext:value-type="float">
            <text:p>10.6283092821613</text:p>
          </table:table-cell>
          <table:table-cell office:value-type="float" office:value="1.18959297954954" calcext:value-type="float">
            <text:p>1.189592979549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56550125650605" calcext:value-type="float">
            <text:p>0.656550125650605</text:p>
          </table:table-cell>
          <table:table-cell office:value-type="float" office:value="8.71122847724435" calcext:value-type="float">
            <text:p>8.71122847724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6580091025411" calcext:value-type="float">
            <text:p>0.386580091025411</text:p>
          </table:table-cell>
          <table:table-cell office:value-type="float" office:value="0.101086738838339" calcext:value-type="float">
            <text:p>0.101086738838339</text:p>
          </table:table-cell>
          <table:table-cell office:value-type="float" office:value="3.58030755806704" calcext:value-type="float">
            <text:p>3.58030755806704</text:p>
          </table:table-cell>
          <table:table-cell office:value-type="float" office:value="3.37813408039036" calcext:value-type="float">
            <text:p>3.378134080390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86580091025411" calcext:value-type="float">
            <text:p>0.386580091025411</text:p>
          </table:table-cell>
          <table:table-cell office:value-type="float" office:value="2.84827585382808" calcext:value-type="float">
            <text:p>2.84827585382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6619628582261" calcext:value-type="float">
            <text:p>0.586619628582261</text:p>
          </table:table-cell>
          <table:table-cell office:value-type="float" office:value="4.52217645333976" calcext:value-type="float">
            <text:p>4.52217645333976</text:p>
          </table:table-cell>
          <table:table-cell office:value-type="float" office:value="9.80175311058011" calcext:value-type="float">
            <text:p>9.80175311058011</text:p>
          </table:table-cell>
          <table:table-cell office:value-type="float" office:value="0.757400203900589" calcext:value-type="float">
            <text:p>0.7574002039005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86619628582261" calcext:value-type="float">
            <text:p>0.586619628582261</text:p>
          </table:table-cell>
          <table:table-cell office:value-type="float" office:value="9.41355553799951" calcext:value-type="float">
            <text:p>9.41355553799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2636429393635" calcext:value-type="float">
            <text:p>0.862636429393635</text:p>
          </table:table-cell>
          <table:table-cell office:value-type="float" office:value="2.89021856038068" calcext:value-type="float">
            <text:p>2.89021856038068</text:p>
          </table:table-cell>
          <table:table-cell office:value-type="float" office:value="10.6539464249234" calcext:value-type="float">
            <text:p>10.6539464249234</text:p>
          </table:table-cell>
          <table:table-cell office:value-type="float" office:value="4.87350930416203" calcext:value-type="float">
            <text:p>4.87350930416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62636429393635" calcext:value-type="float">
            <text:p>0.862636429393635</text:p>
          </table:table-cell>
          <table:table-cell office:value-type="float" office:value="4.50968499338151" calcext:value-type="float">
            <text:p>4.50968499338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4056418779591" calcext:value-type="float">
            <text:p>0.164056418779591</text:p>
          </table:table-cell>
          <table:table-cell office:value-type="float" office:value="3.41498000658225" calcext:value-type="float">
            <text:p>3.41498000658225</text:p>
          </table:table-cell>
          <table:table-cell office:value-type="float" office:value="4.89148777559858" calcext:value-type="float">
            <text:p>4.89148777559858</text:p>
          </table:table-cell>
          <table:table-cell office:value-type="float" office:value="-1.93847223756593" calcext:value-type="float">
            <text:p>-1.93847223756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64056418779591" calcext:value-type="float">
            <text:p>0.164056418779591</text:p>
          </table:table-cell>
          <table:table-cell office:value-type="float" office:value="26.9113518350888" calcext:value-type="float">
            <text:p>26.9113518350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569150345433" calcext:value-type="float">
            <text:p>0.26569150345433</text:p>
          </table:table-cell>
          <table:table-cell office:value-type="float" office:value="4.26765504179262" calcext:value-type="float">
            <text:p>4.26765504179262</text:p>
          </table:table-cell>
          <table:table-cell office:value-type="float" office:value="6.65887857288159" calcext:value-type="float">
            <text:p>6.65887857288159</text:p>
          </table:table-cell>
          <table:table-cell office:value-type="float" office:value="-1.87643151070364" calcext:value-type="float">
            <text:p>-1.87643151070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6569150345433" calcext:value-type="float">
            <text:p>0.26569150345433</text:p>
          </table:table-cell>
          <table:table-cell office:value-type="float" office:value="19.8262081146982" calcext:value-type="float">
            <text:p>19.8262081146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2990823253095" calcext:value-type="float">
            <text:p>0.702990823253095</text:p>
          </table:table-cell>
          <table:table-cell office:value-type="float" office:value="0.852310279397051" calcext:value-type="float">
            <text:p>0.852310279397051</text:p>
          </table:table-cell>
          <table:table-cell office:value-type="float" office:value="7.17922768867491" calcext:value-type="float">
            <text:p>7.17922768867491</text:p>
          </table:table-cell>
          <table:table-cell office:value-type="float" office:value="5.47460712988081" calcext:value-type="float">
            <text:p>5.47460712988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02990823253095" calcext:value-type="float">
            <text:p>0.702990823253095</text:p>
          </table:table-cell>
          <table:table-cell office:value-type="float" office:value="2.63489965747415" calcext:value-type="float">
            <text:p>2.63489965747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2215781591349" calcext:value-type="float">
            <text:p>0.462215781591349</text:p>
          </table:table-cell>
          <table:table-cell office:value-type="float" office:value="2.48575203187308" calcext:value-type="float">
            <text:p>2.48575203187308</text:p>
          </table:table-cell>
          <table:table-cell office:value-type="float" office:value="6.64569406619522" calcext:value-type="float">
            <text:p>6.64569406619522</text:p>
          </table:table-cell>
          <table:table-cell office:value-type="float" office:value="1.67419000244906" calcext:value-type="float">
            <text:p>1.674190002449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62215781591349" calcext:value-type="float">
            <text:p>0.462215781591349</text:p>
          </table:table-cell>
          <table:table-cell office:value-type="float" office:value="7.54139553580816" calcext:value-type="float">
            <text:p>7.54139553580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7424982821629" calcext:value-type="float">
            <text:p>0.537424982821629</text:p>
          </table:table-cell>
          <table:table-cell office:value-type="float" office:value="3.18643379735678" calcext:value-type="float">
            <text:p>3.18643379735678</text:p>
          </table:table-cell>
          <table:table-cell office:value-type="float" office:value="8.02325864275144" calcext:value-type="float">
            <text:p>8.02325864275144</text:p>
          </table:table-cell>
          <table:table-cell office:value-type="float" office:value="1.65039104803788" calcext:value-type="float">
            <text:p>1.650391048037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537424982821629" calcext:value-type="float">
            <text:p>0.537424982821629</text:p>
          </table:table-cell>
          <table:table-cell office:value-type="float" office:value="7.78980123956435" calcext:value-type="float">
            <text:p>7.78980123956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5127007211573" calcext:value-type="float">
            <text:p>0.925127007211573</text:p>
          </table:table-cell>
          <table:table-cell office:value-type="float" office:value="2.23676549609868" calcext:value-type="float">
            <text:p>2.23676549609868</text:p>
          </table:table-cell>
          <table:table-cell office:value-type="float" office:value="10.5629085610028" calcext:value-type="float">
            <text:p>10.5629085610028</text:p>
          </table:table-cell>
          <table:table-cell office:value-type="float" office:value="6.08937756880548" calcext:value-type="float">
            <text:p>6.08937756880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925127007211573" calcext:value-type="float">
            <text:p>0.925127007211573</text:p>
          </table:table-cell>
          <table:table-cell office:value-type="float" office:value="3.49872554888935" calcext:value-type="float">
            <text:p>3.49872554888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7042554946147" calcext:value-type="float">
            <text:p>0.627042554946147</text:p>
          </table:table-cell>
          <table:table-cell office:value-type="float" office:value="3.97575240292344" calcext:value-type="float">
            <text:p>3.97575240292344</text:p>
          </table:table-cell>
          <table:table-cell office:value-type="float" office:value="9.61913539743876" calcext:value-type="float">
            <text:p>9.61913539743876</text:p>
          </table:table-cell>
          <table:table-cell office:value-type="float" office:value="1.66763059159189" calcext:value-type="float">
            <text:p>1.667630591591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27042554946147" calcext:value-type="float">
            <text:p>0.627042554946147</text:p>
          </table:table-cell>
          <table:table-cell office:value-type="float" office:value="7.93527068246712" calcext:value-type="float">
            <text:p>7.93527068246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830949815062" calcext:value-type="float">
            <text:p>0.188830949815062</text:p>
          </table:table-cell>
          <table:table-cell office:value-type="float" office:value="2.08562402717564" calcext:value-type="float">
            <text:p>2.08562402717564</text:p>
          </table:table-cell>
          <table:table-cell office:value-type="float" office:value="3.7851025755112" calcext:value-type="float">
            <text:p>3.7851025755112</text:p>
          </table:table-cell>
          <table:table-cell office:value-type="float" office:value="-0.38614547884008" calcext:value-type="float">
            <text:p>-0.38614547884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88830949815062" calcext:value-type="float">
            <text:p>0.188830949815062</text:p>
          </table:table-cell>
          <table:table-cell office:value-type="float" office:value="16.3406688903363" calcext:value-type="float">
            <text:p>16.3406688903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2269622370169" calcext:value-type="float">
            <text:p>0.792269622370169</text:p>
          </table:table-cell>
          <table:table-cell office:value-type="float" office:value="4.84659483850662" calcext:value-type="float">
            <text:p>4.84659483850662</text:p>
          </table:table-cell>
          <table:table-cell office:value-type="float" office:value="11.9770214398381" calcext:value-type="float">
            <text:p>11.9770214398381</text:p>
          </table:table-cell>
          <table:table-cell office:value-type="float" office:value="2.2838317628249" calcext:value-type="float">
            <text:p>2.28383176282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792269622370169" calcext:value-type="float">
            <text:p>0.792269622370169</text:p>
          </table:table-cell>
          <table:table-cell office:value-type="float" office:value="7.37955195229603" calcext:value-type="float">
            <text:p>7.37955195229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4428266176159" calcext:value-type="float">
            <text:p>0.914428266176159</text:p>
          </table:table-cell>
          <table:table-cell office:value-type="float" office:value="3.48053116556022" calcext:value-type="float">
            <text:p>3.48053116556022</text:p>
          </table:table-cell>
          <table:table-cell office:value-type="float" office:value="11.7103855611457" calcext:value-type="float">
            <text:p>11.7103855611457</text:p>
          </table:table-cell>
          <table:table-cell office:value-type="float" office:value="4.74932323002521" calcext:value-type="float">
            <text:p>4.749323230025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914428266176159" calcext:value-type="float">
            <text:p>0.914428266176159</text:p>
          </table:table-cell>
          <table:table-cell office:value-type="float" office:value="4.89981700182601" calcext:value-type="float">
            <text:p>4.89981700182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831786904313" calcext:value-type="float">
            <text:p>0.215831786904313</text:p>
          </table:table-cell>
          <table:table-cell office:value-type="float" office:value="2.37480300226389" calcext:value-type="float">
            <text:p>2.37480300226389</text:p>
          </table:table-cell>
          <table:table-cell office:value-type="float" office:value="4.3172890844027" calcext:value-type="float">
            <text:p>4.3172890844027</text:p>
          </table:table-cell>
          <table:table-cell office:value-type="float" office:value="-0.432316920125077" calcext:value-type="float">
            <text:p>-0.432316920125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15831786904313" calcext:value-type="float">
            <text:p>0.215831786904313</text:p>
          </table:table-cell>
          <table:table-cell office:value-type="float" office:value="15.6362649388622" calcext:value-type="float">
            <text:p>15.6362649388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2228120141219" calcext:value-type="float">
            <text:p>0.282228120141219</text:p>
          </table:table-cell>
          <table:table-cell office:value-type="float" office:value="4.82054145675126" calcext:value-type="float">
            <text:p>4.82054145675126</text:p>
          </table:table-cell>
          <table:table-cell office:value-type="float" office:value="7.36059453802223" calcext:value-type="float">
            <text:p>7.36059453802223</text:p>
          </table:table-cell>
          <table:table-cell office:value-type="float" office:value="-2.28048837548029" calcext:value-type="float">
            <text:p>-2.280488375480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82228120141219" calcext:value-type="float">
            <text:p>0.282228120141219</text:p>
          </table:table-cell>
          <table:table-cell office:value-type="float" office:value="20.6235347981584" calcext:value-type="float">
            <text:p>20.6235347981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1093502961284" calcext:value-type="float">
            <text:p>0.881093502961284</text:p>
          </table:table-cell>
          <table:table-cell office:value-type="float" office:value="2.79870551658983" calcext:value-type="float">
            <text:p>2.79870551658983</text:p>
          </table:table-cell>
          <table:table-cell office:value-type="float" office:value="10.7285470432414" calcext:value-type="float">
            <text:p>10.7285470432414</text:p>
          </table:table-cell>
          <table:table-cell office:value-type="float" office:value="5.13113601006173" calcext:value-type="float">
            <text:p>5.131136010061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881093502961284" calcext:value-type="float">
            <text:p>0.881093502961284</text:p>
          </table:table-cell>
          <table:table-cell office:value-type="float" office:value="4.31135345320637" calcext:value-type="float">
            <text:p>4.31135345320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2211128920499" calcext:value-type="float">
            <text:p>0.542211128920499</text:p>
          </table:table-cell>
          <table:table-cell office:value-type="float" office:value="3.24743505142765" calcext:value-type="float">
            <text:p>3.24743505142765</text:p>
          </table:table-cell>
          <table:table-cell office:value-type="float" office:value="8.12733521171215" calcext:value-type="float">
            <text:p>8.12733521171215</text:p>
          </table:table-cell>
          <table:table-cell office:value-type="float" office:value="1.63246510885684" calcext:value-type="float">
            <text:p>1.63246510885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42211128920499" calcext:value-type="float">
            <text:p>0.542211128920499</text:p>
          </table:table-cell>
          <table:table-cell office:value-type="float" office:value="7.8335445823179" calcext:value-type="float">
            <text:p>7.8335445823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5192081973454" calcext:value-type="float">
            <text:p>0.905192081973454</text:p>
          </table:table-cell>
          <table:table-cell office:value-type="float" office:value="3.82524525021707" calcext:value-type="float">
            <text:p>3.82524525021707</text:p>
          </table:table-cell>
          <table:table-cell office:value-type="float" office:value="11.9719739879782" calcext:value-type="float">
            <text:p>11.9719739879782</text:p>
          </table:table-cell>
          <table:table-cell office:value-type="float" office:value="4.32148348754402" calcext:value-type="float">
            <text:p>4.32148348754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05192081973454" calcext:value-type="float">
            <text:p>0.905192081973454</text:p>
          </table:table-cell>
          <table:table-cell office:value-type="float" office:value="5.33063130611716" calcext:value-type="float">
            <text:p>5.33063130611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3504686774726" calcext:value-type="float">
            <text:p>0.413504686774726</text:p>
          </table:table-cell>
          <table:table-cell office:value-type="float" office:value="2.20208351053923" calcext:value-type="float">
            <text:p>2.20208351053923</text:p>
          </table:table-cell>
          <table:table-cell office:value-type="float" office:value="5.92362569151177" calcext:value-type="float">
            <text:p>5.92362569151177</text:p>
          </table:table-cell>
          <table:table-cell office:value-type="float" office:value="1.5194586704333" calcext:value-type="float">
            <text:p>1.5194586704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13504686774726" calcext:value-type="float">
            <text:p>0.413504686774726</text:p>
          </table:table-cell>
          <table:table-cell office:value-type="float" office:value="7.74376594257009" calcext:value-type="float">
            <text:p>7.74376594257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7315808188525" calcext:value-type="float">
            <text:p>0.607315808188525</text:p>
          </table:table-cell>
          <table:table-cell office:value-type="float" office:value="1.10851767187143" calcext:value-type="float">
            <text:p>1.10851767187143</text:p>
          </table:table-cell>
          <table:table-cell office:value-type="float" office:value="6.57435994556815" calcext:value-type="float">
            <text:p>6.57435994556815</text:p>
          </table:table-cell>
          <table:table-cell office:value-type="float" office:value="4.35732460182529" calcext:value-type="float">
            <text:p>4.35732460182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07315808188525" calcext:value-type="float">
            <text:p>0.607315808188525</text:p>
          </table:table-cell>
          <table:table-cell office:value-type="float" office:value="3.47186363905235" calcext:value-type="float">
            <text:p>3.47186363905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0009304935129" calcext:value-type="float">
            <text:p>0.640009304935129</text:p>
          </table:table-cell>
          <table:table-cell office:value-type="float" office:value="3.52722146002662" calcext:value-type="float">
            <text:p>3.52722146002662</text:p>
          </table:table-cell>
          <table:table-cell office:value-type="float" office:value="9.28730520444278" calcext:value-type="float">
            <text:p>9.28730520444278</text:p>
          </table:table-cell>
          <table:table-cell office:value-type="float" office:value="2.23286228438954" calcext:value-type="float">
            <text:p>2.23286228438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40009304935129" calcext:value-type="float">
            <text:p>0.640009304935129</text:p>
          </table:table-cell>
          <table:table-cell office:value-type="float" office:value="7.07368068732297" calcext:value-type="float">
            <text:p>7.07368068732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1487551105362" calcext:value-type="float">
            <text:p>0.701487551105362</text:p>
          </table:table-cell>
          <table:table-cell office:value-type="float" office:value="4.5495685460885" calcext:value-type="float">
            <text:p>4.5495685460885</text:p>
          </table:table-cell>
          <table:table-cell office:value-type="float" office:value="10.8629565060368" calcext:value-type="float">
            <text:p>10.8629565060368</text:p>
          </table:table-cell>
          <table:table-cell office:value-type="float" office:value="1.76381941385977" calcext:value-type="float">
            <text:p>1.76381941385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01487551105362" calcext:value-type="float">
            <text:p>0.701487551105362</text:p>
          </table:table-cell>
          <table:table-cell office:value-type="float" office:value="7.91114330873558" calcext:value-type="float">
            <text:p>7.91114330873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0437234242332" calcext:value-type="float">
            <text:p>0.180437234242332</text:p>
          </table:table-cell>
          <table:table-cell office:value-type="float" office:value="2.30807460342043" calcext:value-type="float">
            <text:p>2.30807460342043</text:p>
          </table:table-cell>
          <table:table-cell office:value-type="float" office:value="3.93200971160142" calcext:value-type="float">
            <text:p>3.93200971160142</text:p>
          </table:table-cell>
          <table:table-cell office:value-type="float" office:value="-0.684139495239446" calcext:value-type="float">
            <text:p>-0.684139495239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180437234242332" calcext:value-type="float">
            <text:p>0.180437234242332</text:p>
          </table:table-cell>
          <table:table-cell office:value-type="float" office:value="18.3336583344965" calcext:value-type="float">
            <text:p>18.3336583344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5643185547729" calcext:value-type="float">
            <text:p>0.425643185547729</text:p>
          </table:table-cell>
          <table:table-cell office:value-type="float" office:value="1.97233061033608" calcext:value-type="float">
            <text:p>1.97233061033608</text:p>
          </table:table-cell>
          <table:table-cell office:value-type="float" office:value="5.80311928026564" calcext:value-type="float">
            <text:p>5.80311928026564</text:p>
          </table:table-cell>
          <table:table-cell office:value-type="float" office:value="1.85845805959348" calcext:value-type="float">
            <text:p>1.85845805959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25643185547729" calcext:value-type="float">
            <text:p>0.425643185547729</text:p>
          </table:table-cell>
          <table:table-cell office:value-type="float" office:value="6.98315093782415" calcext:value-type="float">
            <text:p>6.98315093782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0817011415064" calcext:value-type="float">
            <text:p>0.580817011415064</text:p>
          </table:table-cell>
          <table:table-cell office:value-type="float" office:value="2.27863203749704" calcext:value-type="float">
            <text:p>2.27863203749704</text:p>
          </table:table-cell>
          <table:table-cell office:value-type="float" office:value="7.50598514023261" calcext:value-type="float">
            <text:p>7.50598514023261</text:p>
          </table:table-cell>
          <table:table-cell office:value-type="float" office:value="2.94872106523854" calcext:value-type="float">
            <text:p>2.94872106523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580817011415064" calcext:value-type="float">
            <text:p>0.580817011415064</text:p>
          </table:table-cell>
          <table:table-cell office:value-type="float" office:value="5.64486227686272" calcext:value-type="float">
            <text:p>5.64486227686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3485248049056" calcext:value-type="float">
            <text:p>0.193485248049056</text:p>
          </table:table-cell>
          <table:table-cell office:value-type="float" office:value="4.01516532428718" calcext:value-type="float">
            <text:p>4.01516532428718</text:p>
          </table:table-cell>
          <table:table-cell office:value-type="float" office:value="5.75653255672868" calcext:value-type="float">
            <text:p>5.75653255672868</text:p>
          </table:table-cell>
          <table:table-cell office:value-type="float" office:value="-2.27379809184568" calcext:value-type="float">
            <text:p>-2.27379809184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93485248049056" calcext:value-type="float">
            <text:p>0.193485248049056</text:p>
          </table:table-cell>
          <table:table-cell office:value-type="float" office:value="25.9201431367814" calcext:value-type="float">
            <text:p>25.9201431367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4514921603432" calcext:value-type="float">
            <text:p>0.234514921603432</text:p>
          </table:table-cell>
          <table:table-cell office:value-type="float" office:value="2.28806986595992" calcext:value-type="float">
            <text:p>2.28806986595992</text:p>
          </table:table-cell>
          <table:table-cell office:value-type="float" office:value="4.39870416039081" calcext:value-type="float">
            <text:p>4.39870416039081</text:p>
          </table:table-cell>
          <table:table-cell office:value-type="float" office:value="-0.17743557152904" calcext:value-type="float">
            <text:p>-0.17743557152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234514921603432" calcext:value-type="float">
            <text:p>0.234514921603432</text:p>
          </table:table-cell>
          <table:table-cell office:value-type="float" office:value="14.0207277365493" calcext:value-type="float">
            <text:p>14.0207277365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3276924421064" calcext:value-type="float">
            <text:p>0.843276924421064</text:p>
          </table:table-cell>
          <table:table-cell office:value-type="float" office:value="0.464740662306998" calcext:value-type="float">
            <text:p>0.464740662306998</text:p>
          </table:table-cell>
          <table:table-cell office:value-type="float" office:value="8.05423298209658" calcext:value-type="float">
            <text:p>8.05423298209658</text:p>
          </table:table-cell>
          <table:table-cell office:value-type="float" office:value="7.12475165748258" calcext:value-type="float">
            <text:p>7.12475165748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43276924421064" calcext:value-type="float">
            <text:p>0.843276924421064</text:p>
          </table:table-cell>
          <table:table-cell office:value-type="float" office:value="1.73696281718202" calcext:value-type="float">
            <text:p>1.73696281718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5398744036306" calcext:value-type="float">
            <text:p>0.335398744036306</text:p>
          </table:table-cell>
          <table:table-cell office:value-type="float" office:value="1.48487825729453" calcext:value-type="float">
            <text:p>1.48487825729453</text:p>
          </table:table-cell>
          <table:table-cell office:value-type="float" office:value="4.50346695362128" calcext:value-type="float">
            <text:p>4.50346695362128</text:p>
          </table:table-cell>
          <table:table-cell office:value-type="float" office:value="1.53371043903222" calcext:value-type="float">
            <text:p>1.53371043903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35398744036306" calcext:value-type="float">
            <text:p>0.335398744036306</text:p>
          </table:table-cell>
          <table:table-cell office:value-type="float" office:value="7.40872857003171" calcext:value-type="float">
            <text:p>7.40872857003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6989963353623" calcext:value-type="float">
            <text:p>0.526989963353623</text:p>
          </table:table-cell>
          <table:table-cell office:value-type="float" office:value="3.18045057820385" calcext:value-type="float">
            <text:p>3.18045057820385</text:p>
          </table:table-cell>
          <table:table-cell office:value-type="float" office:value="7.92336024838646" calcext:value-type="float">
            <text:p>7.92336024838646</text:p>
          </table:table-cell>
          <table:table-cell office:value-type="float" office:value="1.56245909197875" calcext:value-type="float">
            <text:p>1.56245909197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526989963353623" calcext:value-type="float">
            <text:p>0.526989963353623</text:p>
          </table:table-cell>
          <table:table-cell office:value-type="float" office:value="7.93269486879899" calcext:value-type="float">
            <text:p>7.93269486879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014430110612" calcext:value-type="float">
            <text:p>0.44014430110612</text:p>
          </table:table-cell>
          <table:table-cell office:value-type="float" office:value="2.31658065456421" calcext:value-type="float">
            <text:p>2.31658065456421</text:p>
          </table:table-cell>
          <table:table-cell office:value-type="float" office:value="6.27787936451929" calcext:value-type="float">
            <text:p>6.27787936451929</text:p>
          </table:table-cell>
          <table:table-cell office:value-type="float" office:value="1.64471805539087" calcext:value-type="float">
            <text:p>1.64471805539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4014430110612" calcext:value-type="float">
            <text:p>0.44014430110612</text:p>
          </table:table-cell>
          <table:table-cell office:value-type="float" office:value="7.53521207983237" calcext:value-type="float">
            <text:p>7.53521207983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9725438875885" calcext:value-type="float">
            <text:p>0.139725438875885</text:p>
          </table:table-cell>
          <table:table-cell office:value-type="float" office:value="4.95070235789513" calcext:value-type="float">
            <text:p>4.95070235789513</text:p>
          </table:table-cell>
          <table:table-cell office:value-type="float" office:value="6.20823130777809" calcext:value-type="float">
            <text:p>6.20823130777809</text:p>
          </table:table-cell>
          <table:table-cell office:value-type="float" office:value="-3.69317340801216" calcext:value-type="float">
            <text:p>-3.69317340801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139725438875885" calcext:value-type="float">
            <text:p>0.139725438875885</text:p>
          </table:table-cell>
          <table:table-cell office:value-type="float" office:value="42.5885393938966" calcext:value-type="float">
            <text:p>42.5885393938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078451995968" calcext:value-type="float">
            <text:p>0.931078451995968</text:p>
          </table:table-cell>
          <table:table-cell office:value-type="float" office:value="2.80754737699435" calcext:value-type="float">
            <text:p>2.80754737699435</text:p>
          </table:table-cell>
          <table:table-cell office:value-type="float" office:value="11.1872534449581" calcext:value-type="float">
            <text:p>11.1872534449581</text:p>
          </table:table-cell>
          <table:table-cell office:value-type="float" office:value="5.57215869096936" calcext:value-type="float">
            <text:p>5.57215869096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931078451995968" calcext:value-type="float">
            <text:p>0.931078451995968</text:p>
          </table:table-cell>
          <table:table-cell office:value-type="float" office:value="4.08939479678866" calcext:value-type="float">
            <text:p>4.08939479678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083571520543" calcext:value-type="float">
            <text:p>0.68083571520543</text:p>
          </table:table-cell>
          <table:table-cell office:value-type="float" office:value="3.81188066033822" calcext:value-type="float">
            <text:p>3.81188066033822</text:p>
          </table:table-cell>
          <table:table-cell office:value-type="float" office:value="9.93940209718709" calcext:value-type="float">
            <text:p>9.93940209718709</text:p>
          </table:table-cell>
          <table:table-cell office:value-type="float" office:value="2.31564077651065" calcext:value-type="float">
            <text:p>2.31564077651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68083571520543" calcext:value-type="float">
            <text:p>0.68083571520543</text:p>
          </table:table-cell>
          <table:table-cell office:value-type="float" office:value="7.06760904704642" calcext:value-type="float">
            <text:p>7.06760904704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7139083320485" calcext:value-type="float">
            <text:p>0.977139083320485</text:p>
          </table:table-cell>
          <table:table-cell office:value-type="float" office:value="4.7338084248935" calcext:value-type="float">
            <text:p>4.7338084248935</text:p>
          </table:table-cell>
          <table:table-cell office:value-type="float" office:value="13.5280601747779" calcext:value-type="float">
            <text:p>13.5280601747779</text:p>
          </table:table-cell>
          <table:table-cell office:value-type="float" office:value="4.06044332499087" calcext:value-type="float">
            <text:p>4.06044332499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77139083320485" calcext:value-type="float">
            <text:p>0.977139083320485</text:p>
          </table:table-cell>
          <table:table-cell office:value-type="float" office:value="5.86795526119889" calcext:value-type="float">
            <text:p>5.86795526119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4960990337175" calcext:value-type="float">
            <text:p>0.434960990337175</text:p>
          </table:table-cell>
          <table:table-cell office:value-type="float" office:value="2.9314473658774" calcext:value-type="float">
            <text:p>2.9314473658774</text:p>
          </table:table-cell>
          <table:table-cell office:value-type="float" office:value="6.84609627891198" calcext:value-type="float">
            <text:p>6.84609627891198</text:p>
          </table:table-cell>
          <table:table-cell office:value-type="float" office:value="0.983201547157182" calcext:value-type="float">
            <text:p>0.983201547157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434960990337175" calcext:value-type="float">
            <text:p>0.434960990337175</text:p>
          </table:table-cell>
          <table:table-cell office:value-type="float" office:value="9.03862059636612" calcext:value-type="float">
            <text:p>9.03862059636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9441275088302" calcext:value-type="float">
            <text:p>0.919441275088302</text:p>
          </table:table-cell>
          <table:table-cell office:value-type="float" office:value="3.22555504917415" calcext:value-type="float">
            <text:p>3.22555504917415</text:p>
          </table:table-cell>
          <table:table-cell office:value-type="float" office:value="11.5005265249689" calcext:value-type="float">
            <text:p>11.5005265249689</text:p>
          </table:table-cell>
          <table:table-cell office:value-type="float" office:value="5.04941642662057" calcext:value-type="float">
            <text:p>5.049416426620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19441275088302" calcext:value-type="float">
            <text:p>0.919441275088302</text:p>
          </table:table-cell>
          <table:table-cell office:value-type="float" office:value="4.59578568383101" calcext:value-type="float">
            <text:p>4.59578568383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8826629993106" calcext:value-type="float">
            <text:p>0.288826629993106</text:p>
          </table:table-cell>
          <table:table-cell office:value-type="float" office:value="1.69862572728647" calcext:value-type="float">
            <text:p>1.69862572728647</text:p>
          </table:table-cell>
          <table:table-cell office:value-type="float" office:value="4.29806539722442" calcext:value-type="float">
            <text:p>4.29806539722442</text:p>
          </table:table-cell>
          <table:table-cell office:value-type="float" office:value="0.900813942651486" calcext:value-type="float">
            <text:p>0.9008139426514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88826629993106" calcext:value-type="float">
            <text:p>0.288826629993106</text:p>
          </table:table-cell>
          <table:table-cell office:value-type="float" office:value="9.34341036126372" calcext:value-type="float">
            <text:p>9.34341036126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2553033962162" calcext:value-type="float">
            <text:p>0.902553033962162</text:p>
          </table:table-cell>
          <table:table-cell office:value-type="float" office:value="2.95021545148068" calcext:value-type="float">
            <text:p>2.95021545148068</text:p>
          </table:table-cell>
          <table:table-cell office:value-type="float" office:value="11.0731927571401" calcext:value-type="float">
            <text:p>11.0731927571401</text:p>
          </table:table-cell>
          <table:table-cell office:value-type="float" office:value="5.17276185417877" calcext:value-type="float">
            <text:p>5.172761854178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02553033962162" calcext:value-type="float">
            <text:p>0.902553033962162</text:p>
          </table:table-cell>
          <table:table-cell office:value-type="float" office:value="4.37671283884498" calcext:value-type="float">
            <text:p>4.37671283884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7584518544409" calcext:value-type="float">
            <text:p>0.957584518544409</text:p>
          </table:table-cell>
          <table:table-cell office:value-type="float" office:value="1.96840073060629" calcext:value-type="float">
            <text:p>1.96840073060629</text:p>
          </table:table-cell>
          <table:table-cell office:value-type="float" office:value="10.586661397506" calcext:value-type="float">
            <text:p>10.586661397506</text:p>
          </table:table-cell>
          <table:table-cell office:value-type="float" office:value="6.64985993629339" calcext:value-type="float">
            <text:p>6.64985993629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57584518544409" calcext:value-type="float">
            <text:p>0.957584518544409</text:p>
          </table:table-cell>
          <table:table-cell office:value-type="float" office:value="3.09988379419338" calcext:value-type="float">
            <text:p>3.09988379419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6063691258158" calcext:value-type="float">
            <text:p>0.726063691258158</text:p>
          </table:table-cell>
          <table:table-cell office:value-type="float" office:value="4.75464370763839" calcext:value-type="float">
            <text:p>4.75464370763839</text:p>
          </table:table-cell>
          <table:table-cell office:value-type="float" office:value="11.2892169289618" calcext:value-type="float">
            <text:p>11.2892169289618</text:p>
          </table:table-cell>
          <table:table-cell office:value-type="float" office:value="1.77992951368503" calcext:value-type="float">
            <text:p>1.779929513685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26063691258158" calcext:value-type="float">
            <text:p>0.726063691258158</text:p>
          </table:table-cell>
          <table:table-cell office:value-type="float" office:value="7.92581116081768" calcext:value-type="float">
            <text:p>7.92581116081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5931557516048" calcext:value-type="float">
            <text:p>0.775931557516048</text:p>
          </table:table-cell>
          <table:table-cell office:value-type="float" office:value="2.63299907721062" calcext:value-type="float">
            <text:p>2.63299907721062</text:p>
          </table:table-cell>
          <table:table-cell office:value-type="float" office:value="9.61638309485505" calcext:value-type="float">
            <text:p>9.61638309485505</text:p>
          </table:table-cell>
          <table:table-cell office:value-type="float" office:value="4.35038494043381" calcext:value-type="float">
            <text:p>4.350384940433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75931557516048" calcext:value-type="float">
            <text:p>0.775931557516048</text:p>
          </table:table-cell>
          <table:table-cell office:value-type="float" office:value="4.68211279979482" calcext:value-type="float">
            <text:p>4.68211279979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1992642086751" calcext:value-type="float">
            <text:p>0.261992642086751</text:p>
          </table:table-cell>
          <table:table-cell office:value-type="float" office:value="2.11067129400876" calcext:value-type="float">
            <text:p>2.11067129400876</text:p>
          </table:table-cell>
          <table:table-cell office:value-type="float" office:value="4.46860507278952" calcext:value-type="float">
            <text:p>4.46860507278952</text:p>
          </table:table-cell>
          <table:table-cell office:value-type="float" office:value="0.247262484771991" calcext:value-type="float">
            <text:p>0.2472624847719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61992642086751" calcext:value-type="float">
            <text:p>0.261992642086751</text:p>
          </table:table-cell>
          <table:table-cell office:value-type="float" office:value="11.8731246390453" calcext:value-type="float">
            <text:p>11.8731246390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33596688582" calcext:value-type="float">
            <text:p>0.2933596688582</text:p>
          </table:table-cell>
          <table:table-cell office:value-type="float" office:value="4.66687890722881" calcext:value-type="float">
            <text:p>4.66687890722881</text:p>
          </table:table-cell>
          <table:table-cell office:value-type="float" office:value="7.30711592695261" calcext:value-type="float">
            <text:p>7.30711592695261</text:p>
          </table:table-cell>
          <table:table-cell office:value-type="float" office:value="-2.02664188750501" calcext:value-type="float">
            <text:p>-2.02664188750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933596688582" calcext:value-type="float">
            <text:p>0.2933596688582</text:p>
          </table:table-cell>
          <table:table-cell office:value-type="float" office:value="19.3171710661018" calcext:value-type="float">
            <text:p>19.3171710661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8715512546173" calcext:value-type="float">
            <text:p>0.748715512546173</text:p>
          </table:table-cell>
          <table:table-cell office:value-type="float" office:value="1.01440238792046" calcext:value-type="float">
            <text:p>1.01440238792046</text:p>
          </table:table-cell>
          <table:table-cell office:value-type="float" office:value="7.75284200083602" calcext:value-type="float">
            <text:p>7.75284200083602</text:p>
          </table:table-cell>
          <table:table-cell office:value-type="float" office:value="5.7240372249951" calcext:value-type="float">
            <text:p>5.72403722499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748715512546173" calcext:value-type="float">
            <text:p>0.748715512546173</text:p>
          </table:table-cell>
          <table:table-cell office:value-type="float" office:value="2.69047769702278" calcext:value-type="float">
            <text:p>2.69047769702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912937077602" calcext:value-type="float">
            <text:p>0.33912937077602</text:p>
          </table:table-cell>
          <table:table-cell office:value-type="float" office:value="4.22889337090921" calcext:value-type="float">
            <text:p>4.22889337090921</text:p>
          </table:table-cell>
          <table:table-cell office:value-type="float" office:value="7.28105770789339" calcext:value-type="float">
            <text:p>7.28105770789339</text:p>
          </table:table-cell>
          <table:table-cell office:value-type="float" office:value="-1.17672903392503" calcext:value-type="float">
            <text:p>-1.176729033925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3912937077602" calcext:value-type="float">
            <text:p>0.33912937077602</text:p>
          </table:table-cell>
          <table:table-cell office:value-type="float" office:value="15.4185801098386" calcext:value-type="float">
            <text:p>15.418580109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4026308686838" calcext:value-type="float">
            <text:p>0.124026308686838</text:p>
          </table:table-cell>
          <table:table-cell office:value-type="float" office:value="1.45083090458024" calcext:value-type="float">
            <text:p>1.45083090458024</text:p>
          </table:table-cell>
          <table:table-cell office:value-type="float" office:value="2.56706768276179" calcext:value-type="float">
            <text:p>2.56706768276179</text:p>
          </table:table-cell>
          <table:table-cell office:value-type="float" office:value="-0.334594126398696" calcext:value-type="float">
            <text:p>-0.3345941263986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124026308686838" calcext:value-type="float">
            <text:p>0.124026308686838</text:p>
          </table:table-cell>
          <table:table-cell office:value-type="float" office:value="19.7605728214366" calcext:value-type="float">
            <text:p>19.7605728214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2655910740072" calcext:value-type="float">
            <text:p>0.532655910740072</text:p>
          </table:table-cell>
          <table:table-cell office:value-type="float" office:value="2.72101674115194" calcext:value-type="float">
            <text:p>2.72101674115194</text:p>
          </table:table-cell>
          <table:table-cell office:value-type="float" office:value="7.51491993781259" calcext:value-type="float">
            <text:p>7.51491993781259</text:p>
          </table:table-cell>
          <table:table-cell office:value-type="float" office:value="2.07288645550871" calcext:value-type="float">
            <text:p>2.072886455508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32655910740072" calcext:value-type="float">
            <text:p>0.532655910740072</text:p>
          </table:table-cell>
          <table:table-cell office:value-type="float" office:value="6.98577949877992" calcext:value-type="float">
            <text:p>6.98577949877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5575762208773" calcext:value-type="float">
            <text:p>0.895575762208773</text:p>
          </table:table-cell>
          <table:table-cell office:value-type="float" office:value="0.134721754539506" calcext:value-type="float">
            <text:p>0.134721754539506</text:p>
          </table:table-cell>
          <table:table-cell office:value-type="float" office:value="8.19490361441847" calcext:value-type="float">
            <text:p>8.19490361441847</text:p>
          </table:table-cell>
          <table:table-cell office:value-type="float" office:value="7.92546010533946" calcext:value-type="float">
            <text:p>7.92546010533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895575762208773" calcext:value-type="float">
            <text:p>0.895575762208773</text:p>
          </table:table-cell>
          <table:table-cell office:value-type="float" office:value="1.26703044278568" calcext:value-type="float">
            <text:p>1.26703044278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1832242072501" calcext:value-type="float">
            <text:p>0.781832242072501</text:p>
          </table:table-cell>
          <table:table-cell office:value-type="float" office:value="3.0749835998091" calcext:value-type="float">
            <text:p>3.0749835998091</text:p>
          </table:table-cell>
          <table:table-cell office:value-type="float" office:value="10.1114737784616" calcext:value-type="float">
            <text:p>10.1114737784616</text:p>
          </table:table-cell>
          <table:table-cell office:value-type="float" office:value="3.9615065788434" calcext:value-type="float">
            <text:p>3.96150657884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781832242072501" calcext:value-type="float">
            <text:p>0.781832242072501</text:p>
          </table:table-cell>
          <table:table-cell office:value-type="float" office:value="5.21209459078719" calcext:value-type="float">
            <text:p>5.21209459078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8490091068491" calcext:value-type="float">
            <text:p>0.498490091068491</text:p>
          </table:table-cell>
          <table:table-cell office:value-type="float" office:value="1.20085787547128" calcext:value-type="float">
            <text:p>1.20085787547128</text:p>
          </table:table-cell>
          <table:table-cell office:value-type="float" office:value="5.6872686950877" calcext:value-type="float">
            <text:p>5.6872686950877</text:p>
          </table:table-cell>
          <table:table-cell office:value-type="float" office:value="3.28555294414514" calcext:value-type="float">
            <text:p>3.285552944145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98490091068491" calcext:value-type="float">
            <text:p>0.498490091068491</text:p>
          </table:table-cell>
          <table:table-cell office:value-type="float" office:value="4.41504839294566" calcext:value-type="float">
            <text:p>4.41504839294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2313110266431" calcext:value-type="float">
            <text:p>0.552313110266431</text:p>
          </table:table-cell>
          <table:table-cell office:value-type="float" office:value="2.98133169950108" calcext:value-type="float">
            <text:p>2.98133169950108</text:p>
          </table:table-cell>
          <table:table-cell office:value-type="float" office:value="7.95214969189896" calcext:value-type="float">
            <text:p>7.95214969189896</text:p>
          </table:table-cell>
          <table:table-cell office:value-type="float" office:value="1.98948629289681" calcext:value-type="float">
            <text:p>1.989486292896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52313110266431" calcext:value-type="float">
            <text:p>0.552313110266431</text:p>
          </table:table-cell>
          <table:table-cell office:value-type="float" office:value="7.20846857605918" calcext:value-type="float">
            <text:p>7.20846857605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2575619693271" calcext:value-type="float">
            <text:p>0.102575619693271</text:p>
          </table:table-cell>
          <table:table-cell office:value-type="float" office:value="1.97618511940798" calcext:value-type="float">
            <text:p>1.97618511940798</text:p>
          </table:table-cell>
          <table:table-cell office:value-type="float" office:value="2.89936569664742" calcext:value-type="float">
            <text:p>2.89936569664742</text:p>
          </table:table-cell>
          <table:table-cell office:value-type="float" office:value="-1.05300454216854" calcext:value-type="float">
            <text:p>-1.053004542168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102575619693271" calcext:value-type="float">
            <text:p>0.102575619693271</text:p>
          </table:table-cell>
          <table:table-cell office:value-type="float" office:value="29.0145468124647" calcext:value-type="float">
            <text:p>29.0145468124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3855899865399" calcext:value-type="float">
            <text:p>0.263855899865399</text:p>
          </table:table-cell>
          <table:table-cell office:value-type="float" office:value="3.03754466475857" calcext:value-type="float">
            <text:p>3.03754466475857</text:p>
          </table:table-cell>
          <table:table-cell office:value-type="float" office:value="5.41224776354716" calcext:value-type="float">
            <text:p>5.41224776354716</text:p>
          </table:table-cell>
          <table:table-cell office:value-type="float" office:value="-0.662841565969981" calcext:value-type="float">
            <text:p>-0.6628415659699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263855899865399" calcext:value-type="float">
            <text:p>0.263855899865399</text:p>
          </table:table-cell>
          <table:table-cell office:value-type="float" office:value="15.30208218508" calcext:value-type="float">
            <text:p>15.30208218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1809625986797" calcext:value-type="float">
            <text:p>0.451809625986797</text:p>
          </table:table-cell>
          <table:table-cell office:value-type="float" office:value="2.94153131842249" calcext:value-type="float">
            <text:p>2.94153131842249</text:p>
          </table:table-cell>
          <table:table-cell office:value-type="float" office:value="7.00781795230367" calcext:value-type="float">
            <text:p>7.00781795230367</text:p>
          </table:table-cell>
          <table:table-cell office:value-type="float" office:value="1.12475531545869" calcext:value-type="float">
            <text:p>1.124755315458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451809625986797" calcext:value-type="float">
            <text:p>0.451809625986797</text:p>
          </table:table-cell>
          <table:table-cell office:value-type="float" office:value="8.72387636676353" calcext:value-type="float">
            <text:p>8.72387636676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785857282577" calcext:value-type="float">
            <text:p>0.70785857282577</text:p>
          </table:table-cell>
          <table:table-cell office:value-type="float" office:value="0.485609305257356" calcext:value-type="float">
            <text:p>0.485609305257356</text:p>
          </table:table-cell>
          <table:table-cell office:value-type="float" office:value="6.85633646068929" calcext:value-type="float">
            <text:p>6.85633646068929</text:p>
          </table:table-cell>
          <table:table-cell office:value-type="float" office:value="5.88511785017457" calcext:value-type="float">
            <text:p>5.885117850174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0785857282577" calcext:value-type="float">
            <text:p>0.70785857282577</text:p>
          </table:table-cell>
          <table:table-cell office:value-type="float" office:value="2.0987374629466" calcext:value-type="float">
            <text:p>2.0987374629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746514014635" calcext:value-type="float">
            <text:p>0.53746514014635</text:p>
          </table:table-cell>
          <table:table-cell office:value-type="float" office:value="1.26626284059988" calcext:value-type="float">
            <text:p>1.26626284059988</text:p>
          </table:table-cell>
          <table:table-cell office:value-type="float" office:value="6.10344910191703" calcext:value-type="float">
            <text:p>6.10344910191703</text:p>
          </table:table-cell>
          <table:table-cell office:value-type="float" office:value="3.57092342071727" calcext:value-type="float">
            <text:p>3.570923420717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3746514014635" calcext:value-type="float">
            <text:p>0.53746514014635</text:p>
          </table:table-cell>
          <table:table-cell office:value-type="float" office:value="4.21657642760381" calcext:value-type="float">
            <text:p>4.21657642760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3685971367837" calcext:value-type="float">
            <text:p>0.123685971367837</text:p>
          </table:table-cell>
          <table:table-cell office:value-type="float" office:value="4.63617808323974" calcext:value-type="float">
            <text:p>4.63617808323974</text:p>
          </table:table-cell>
          <table:table-cell office:value-type="float" office:value="5.74935182555027" calcext:value-type="float">
            <text:p>5.74935182555027</text:p>
          </table:table-cell>
          <table:table-cell office:value-type="float" office:value="-3.5230043409292" calcext:value-type="float">
            <text:p>-3.52300434092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23685971367837" calcext:value-type="float">
            <text:p>0.123685971367837</text:p>
          </table:table-cell>
          <table:table-cell office:value-type="float" office:value="45.5684506570108" calcext:value-type="float">
            <text:p>45.5684506570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6500759251389" calcext:value-type="float">
            <text:p>0.586500759251389</text:p>
          </table:table-cell>
          <table:table-cell office:value-type="float" office:value="2.29252163553094" calcext:value-type="float">
            <text:p>2.29252163553094</text:p>
          </table:table-cell>
          <table:table-cell office:value-type="float" office:value="7.57102846879344" calcext:value-type="float">
            <text:p>7.57102846879344</text:p>
          </table:table-cell>
          <table:table-cell office:value-type="float" office:value="2.98598519773156" calcext:value-type="float">
            <text:p>2.985985197731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86500759251389" calcext:value-type="float">
            <text:p>0.586500759251389</text:p>
          </table:table-cell>
          <table:table-cell office:value-type="float" office:value="5.61384036353767" calcext:value-type="float">
            <text:p>5.613840363537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4697465171068" calcext:value-type="float">
            <text:p>0.614697465171068</text:p>
          </table:table-cell>
          <table:table-cell office:value-type="float" office:value="0.465519544319376" calcext:value-type="float">
            <text:p>0.465519544319376</text:p>
          </table:table-cell>
          <table:table-cell office:value-type="float" office:value="5.99779673085898" calcext:value-type="float">
            <text:p>5.99779673085898</text:p>
          </table:table-cell>
          <table:table-cell office:value-type="float" office:value="5.06675764222023" calcext:value-type="float">
            <text:p>5.066757642220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14697465171068" calcext:value-type="float">
            <text:p>0.614697465171068</text:p>
          </table:table-cell>
          <table:table-cell office:value-type="float" office:value="2.38413142619927" calcext:value-type="float">
            <text:p>2.38413142619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0052920558595" calcext:value-type="float">
            <text:p>0.990052920558595</text:p>
          </table:table-cell>
          <table:table-cell office:value-type="float" office:value="3.66945347425891" calcext:value-type="float">
            <text:p>3.66945347425891</text:p>
          </table:table-cell>
          <table:table-cell office:value-type="float" office:value="12.5799297592863" calcext:value-type="float">
            <text:p>12.5799297592863</text:p>
          </table:table-cell>
          <table:table-cell office:value-type="float" office:value="5.24102281076845" calcext:value-type="float">
            <text:p>5.24102281076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90052920558595" calcext:value-type="float">
            <text:p>0.990052920558595</text:p>
          </table:table-cell>
          <table:table-cell office:value-type="float" office:value="4.71636755702349" calcext:value-type="float">
            <text:p>4.7163675570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6364645304927" calcext:value-type="float">
            <text:p>0.996364645304927</text:p>
          </table:table-cell>
          <table:table-cell office:value-type="float" office:value="3.65955003197564" calcext:value-type="float">
            <text:p>3.65955003197564</text:p>
          </table:table-cell>
          <table:table-cell office:value-type="float" office:value="12.62683183972" calcext:value-type="float">
            <text:p>12.62683183972</text:p>
          </table:table-cell>
          <table:table-cell office:value-type="float" office:value="5.30773177576871" calcext:value-type="float">
            <text:p>5.307731775768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96364645304927" calcext:value-type="float">
            <text:p>0.996364645304927</text:p>
          </table:table-cell>
          <table:table-cell office:value-type="float" office:value="4.67655095344098" calcext:value-type="float">
            <text:p>4.67655095344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5847726565845" calcext:value-type="float">
            <text:p>0.635847726565845</text:p>
          </table:table-cell>
          <table:table-cell office:value-type="float" office:value="2.41584179798644" calcext:value-type="float">
            <text:p>2.41584179798644</text:p>
          </table:table-cell>
          <table:table-cell office:value-type="float" office:value="8.13847133707905" calcext:value-type="float">
            <text:p>8.13847133707905</text:p>
          </table:table-cell>
          <table:table-cell office:value-type="float" office:value="3.30678774110616" calcext:value-type="float">
            <text:p>3.306787741106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35847726565845" calcext:value-type="float">
            <text:p>0.635847726565845</text:p>
          </table:table-cell>
          <table:table-cell office:value-type="float" office:value="5.37210664640588" calcext:value-type="float">
            <text:p>5.3721066464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4743139326513" calcext:value-type="float">
            <text:p>0.644743139326513</text:p>
          </table:table-cell>
          <table:table-cell office:value-type="float" office:value="4.11063630339095" calcext:value-type="float">
            <text:p>4.11063630339095</text:p>
          </table:table-cell>
          <table:table-cell office:value-type="float" office:value="9.91332455732956" calcext:value-type="float">
            <text:p>9.91332455732956</text:p>
          </table:table-cell>
          <table:table-cell office:value-type="float" office:value="1.69205195054767" calcext:value-type="float">
            <text:p>1.692051950547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44743139326513" calcext:value-type="float">
            <text:p>0.644743139326513</text:p>
          </table:table-cell>
          <table:table-cell office:value-type="float" office:value="7.92662378498425" calcext:value-type="float">
            <text:p>7.92662378498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856760524876" calcext:value-type="float">
            <text:p>0.368856760524876</text:p>
          </table:table-cell>
          <table:table-cell office:value-type="float" office:value="0.524023966607887" calcext:value-type="float">
            <text:p>0.524023966607887</text:p>
          </table:table-cell>
          <table:table-cell office:value-type="float" office:value="3.84373481133177" calcext:value-type="float">
            <text:p>3.84373481133177</text:p>
          </table:table-cell>
          <table:table-cell office:value-type="float" office:value="2.795686878116" calcext:value-type="float">
            <text:p>2.7956868781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368856760524876" calcext:value-type="float">
            <text:p>0.368856760524876</text:p>
          </table:table-cell>
          <table:table-cell office:value-type="float" office:value="4.131750125548" calcext:value-type="float">
            <text:p>4.131750125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4420296277865" calcext:value-type="float">
            <text:p>0.704420296277865</text:p>
          </table:table-cell>
          <table:table-cell office:value-type="float" office:value="0.497873690565447" calcext:value-type="float">
            <text:p>0.497873690565447</text:p>
          </table:table-cell>
          <table:table-cell office:value-type="float" office:value="6.83765635706624" calcext:value-type="float">
            <text:p>6.83765635706624</text:p>
          </table:table-cell>
          <table:table-cell office:value-type="float" office:value="5.84190897593534" calcext:value-type="float">
            <text:p>5.841908975935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04420296277865" calcext:value-type="float">
            <text:p>0.704420296277865</text:p>
          </table:table-cell>
          <table:table-cell office:value-type="float" office:value="2.12639201124693" calcext:value-type="float">
            <text:p>2.12639201124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6878156037138" calcext:value-type="float">
            <text:p>0.206878156037138</text:p>
          </table:table-cell>
          <table:table-cell office:value-type="float" office:value="4.9874623724507" calcext:value-type="float">
            <text:p>4.9874623724507</text:p>
          </table:table-cell>
          <table:table-cell office:value-type="float" office:value="6.84936577678495" calcext:value-type="float">
            <text:p>6.84936577678495</text:p>
          </table:table-cell>
          <table:table-cell office:value-type="float" office:value="-3.12555896811646" calcext:value-type="float">
            <text:p>-3.12555896811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06878156037138" calcext:value-type="float">
            <text:p>0.206878156037138</text:p>
          </table:table-cell>
          <table:table-cell office:value-type="float" office:value="28.9419747698053" calcext:value-type="float">
            <text:p>28.9419747698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0062210827635" calcext:value-type="float">
            <text:p>0.510062210827635</text:p>
          </table:table-cell>
          <table:table-cell office:value-type="float" office:value="0.387471092694803" calcext:value-type="float">
            <text:p>0.387471092694803</text:p>
          </table:table-cell>
          <table:table-cell office:value-type="float" office:value="4.97803099014352" calcext:value-type="float">
            <text:p>4.97803099014352</text:p>
          </table:table-cell>
          <table:table-cell office:value-type="float" office:value="4.20308880475391" calcext:value-type="float">
            <text:p>4.203088804753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510062210827635" calcext:value-type="float">
            <text:p>0.510062210827635</text:p>
          </table:table-cell>
          <table:table-cell office:value-type="float" office:value="2.72019973885827" calcext:value-type="float">
            <text:p>2.72019973885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451373125939" calcext:value-type="float">
            <text:p>0.33451373125939</text:p>
          </table:table-cell>
          <table:table-cell office:value-type="float" office:value="4.67717878984109" calcext:value-type="float">
            <text:p>4.67717878984109</text:p>
          </table:table-cell>
          <table:table-cell office:value-type="float" office:value="7.6878023711756" calcext:value-type="float">
            <text:p>7.6878023711756</text:p>
          </table:table-cell>
          <table:table-cell office:value-type="float" office:value="-1.66655520850659" calcext:value-type="float">
            <text:p>-1.666555208506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3451373125939" calcext:value-type="float">
            <text:p>0.33451373125939</text:p>
          </table:table-cell>
          <table:table-cell office:value-type="float" office:value="16.9714372216275" calcext:value-type="float">
            <text:p>16.9714372216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9076908117035" calcext:value-type="float">
            <text:p>0.639076908117035</text:p>
          </table:table-cell>
          <table:table-cell office:value-type="float" office:value="2.29144657896168" calcext:value-type="float">
            <text:p>2.29144657896168</text:p>
          </table:table-cell>
          <table:table-cell office:value-type="float" office:value="8.04313875201499" calcext:value-type="float">
            <text:p>8.04313875201499</text:p>
          </table:table-cell>
          <table:table-cell office:value-type="float" office:value="3.46024559409164" calcext:value-type="float">
            <text:p>3.460245594091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639076908117035" calcext:value-type="float">
            <text:p>0.639076908117035</text:p>
          </table:table-cell>
          <table:table-cell office:value-type="float" office:value="5.15031373713617" calcext:value-type="float">
            <text:p>5.15031373713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376008621774" calcext:value-type="float">
            <text:p>0.773376008621774</text:p>
          </table:table-cell>
          <table:table-cell office:value-type="float" office:value="0.359536634198673" calcext:value-type="float">
            <text:p>0.359536634198673</text:p>
          </table:table-cell>
          <table:table-cell office:value-type="float" office:value="7.31992071179464" calcext:value-type="float">
            <text:p>7.31992071179464</text:p>
          </table:table-cell>
          <table:table-cell office:value-type="float" office:value="6.60084744339729" calcext:value-type="float">
            <text:p>6.600847443397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773376008621774" calcext:value-type="float">
            <text:p>0.773376008621774</text:p>
          </table:table-cell>
          <table:table-cell office:value-type="float" office:value="1.75792450120284" calcext:value-type="float">
            <text:p>1.75792450120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3091116771101" calcext:value-type="float">
            <text:p>0.953091116771101</text:p>
          </table:table-cell>
          <table:table-cell office:value-type="float" office:value="2.17303962017439" calcext:value-type="float">
            <text:p>2.17303962017439</text:p>
          </table:table-cell>
          <table:table-cell office:value-type="float" office:value="10.7508596711143" calcext:value-type="float">
            <text:p>10.7508596711143</text:p>
          </table:table-cell>
          <table:table-cell office:value-type="float" office:value="6.40478043076552" calcext:value-type="float">
            <text:p>6.404780430765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53091116771101" calcext:value-type="float">
            <text:p>0.953091116771101</text:p>
          </table:table-cell>
          <table:table-cell office:value-type="float" office:value="3.32920910114457" calcext:value-type="float">
            <text:p>3.32920910114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3267101102845" calcext:value-type="float">
            <text:p>0.123267101102845</text:p>
          </table:table-cell>
          <table:table-cell office:value-type="float" office:value="2.23490686941218" calcext:value-type="float">
            <text:p>2.23490686941218</text:p>
          </table:table-cell>
          <table:table-cell office:value-type="float" office:value="3.34431077933778" calcext:value-type="float">
            <text:p>3.34431077933778</text:p>
          </table:table-cell>
          <table:table-cell office:value-type="float" office:value="-1.12550295948658" calcext:value-type="float">
            <text:p>-1.125502959486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123267101102845" calcext:value-type="float">
            <text:p>0.123267101102845</text:p>
          </table:table-cell>
          <table:table-cell office:value-type="float" office:value="26.2430676187738" calcext:value-type="float">
            <text:p>26.2430676187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4671708611492" calcext:value-type="float">
            <text:p>0.124671708611492</text:p>
          </table:table-cell>
          <table:table-cell office:value-type="float" office:value="1.36172046810952" calcext:value-type="float">
            <text:p>1.36172046810952</text:p>
          </table:table-cell>
          <table:table-cell office:value-type="float" office:value="2.48376584561295" calcext:value-type="float">
            <text:p>2.48376584561295</text:p>
          </table:table-cell>
          <table:table-cell office:value-type="float" office:value="-0.239675090606087" calcext:value-type="float">
            <text:p>-0.2396750906060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124671708611492" calcext:value-type="float">
            <text:p>0.124671708611492</text:p>
          </table:table-cell>
          <table:table-cell office:value-type="float" office:value="18.9435156894273" calcext:value-type="float">
            <text:p>18.9435156894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8249733874146" calcext:value-type="float">
            <text:p>0.368249733874146</text:p>
          </table:table-cell>
          <table:table-cell office:value-type="float" office:value="0.669461981551565" calcext:value-type="float">
            <text:p>0.669461981551565</text:p>
          </table:table-cell>
          <table:table-cell office:value-type="float" office:value="3.98370958641888" calcext:value-type="float">
            <text:p>3.98370958641888</text:p>
          </table:table-cell>
          <table:table-cell office:value-type="float" office:value="2.64478562331575" calcext:value-type="float">
            <text:p>2.644785623315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68249733874146" calcext:value-type="float">
            <text:p>0.368249733874146</text:p>
          </table:table-cell>
          <table:table-cell office:value-type="float" office:value="4.53350492337931" calcext:value-type="float">
            <text:p>4.53350492337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0473617338205" calcext:value-type="float">
            <text:p>0.310473617338205</text:p>
          </table:table-cell>
          <table:table-cell office:value-type="float" office:value="4.01865512695916" calcext:value-type="float">
            <text:p>4.01865512695916</text:p>
          </table:table-cell>
          <table:table-cell office:value-type="float" office:value="6.81291768300301" calcext:value-type="float">
            <text:p>6.81291768300301</text:p>
          </table:table-cell>
          <table:table-cell office:value-type="float" office:value="-1.22439257091532" calcext:value-type="float">
            <text:p>-1.224392570915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10473617338205" calcext:value-type="float">
            <text:p>0.310473617338205</text:p>
          </table:table-cell>
          <table:table-cell office:value-type="float" office:value="16.1645139770193" calcext:value-type="float">
            <text:p>16.1645139770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5333920821397" calcext:value-type="float">
            <text:p>0.525333920821397</text:p>
          </table:table-cell>
          <table:table-cell office:value-type="float" office:value="3.00541225903985" calcext:value-type="float">
            <text:p>3.00541225903985</text:p>
          </table:table-cell>
          <table:table-cell office:value-type="float" office:value="7.73341754643243" calcext:value-type="float">
            <text:p>7.73341754643243</text:p>
          </table:table-cell>
          <table:table-cell office:value-type="float" office:value="1.72259302835272" calcext:value-type="float">
            <text:p>1.722593028352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25333920821397" calcext:value-type="float">
            <text:p>0.525333920821397</text:p>
          </table:table-cell>
          <table:table-cell office:value-type="float" office:value="7.62450719492301" calcext:value-type="float">
            <text:p>7.62450719492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5337581598383" calcext:value-type="float">
            <text:p>0.265337581598383</text:p>
          </table:table-cell>
          <table:table-cell office:value-type="float" office:value="3.23598936315237" calcext:value-type="float">
            <text:p>3.23598936315237</text:p>
          </table:table-cell>
          <table:table-cell office:value-type="float" office:value="5.62402759753781" calcext:value-type="float">
            <text:p>5.62402759753781</text:p>
          </table:table-cell>
          <table:table-cell office:value-type="float" office:value="-0.847951128766925" calcext:value-type="float">
            <text:p>-0.8479511287669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65337581598383" calcext:value-type="float">
            <text:p>0.265337581598383</text:p>
          </table:table-cell>
          <table:table-cell office:value-type="float" office:value="15.9645284231316" calcext:value-type="float">
            <text:p>15.9645284231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4687119610959" calcext:value-type="float">
            <text:p>0.434687119610959</text:p>
          </table:table-cell>
          <table:table-cell office:value-type="float" office:value="1.66156078356999" calcext:value-type="float">
            <text:p>1.66156078356999</text:p>
          </table:table-cell>
          <table:table-cell office:value-type="float" office:value="5.57374486006861" calcext:value-type="float">
            <text:p>5.57374486006861</text:p>
          </table:table-cell>
          <table:table-cell office:value-type="float" office:value="2.25062329292864" calcext:value-type="float">
            <text:p>2.250623292928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34687119610959" calcext:value-type="float">
            <text:p>0.434687119610959</text:p>
          </table:table-cell>
          <table:table-cell office:value-type="float" office:value="6.12293455106759" calcext:value-type="float">
            <text:p>6.12293455106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5774743804255" calcext:value-type="float">
            <text:p>0.185774743804255</text:p>
          </table:table-cell>
          <table:table-cell office:value-type="float" office:value="1.00548547720516" calcext:value-type="float">
            <text:p>1.00548547720516</text:p>
          </table:table-cell>
          <table:table-cell office:value-type="float" office:value="2.67745817144345" calcext:value-type="float">
            <text:p>2.67745817144345</text:p>
          </table:table-cell>
          <table:table-cell office:value-type="float" office:value="0.66648721703314" calcext:value-type="float">
            <text:p>0.666487217033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85774743804255" calcext:value-type="float">
            <text:p>0.185774743804255</text:p>
          </table:table-cell>
          <table:table-cell office:value-type="float" office:value="10.7952536288693" calcext:value-type="float">
            <text:p>10.7952536288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3390692243629" calcext:value-type="float">
            <text:p>0.623390692243629</text:p>
          </table:table-cell>
          <table:table-cell office:value-type="float" office:value="2.19452493543114" calcext:value-type="float">
            <text:p>2.19452493543114</text:p>
          </table:table-cell>
          <table:table-cell office:value-type="float" office:value="7.80504116562381" calcext:value-type="float">
            <text:p>7.80504116562381</text:p>
          </table:table-cell>
          <table:table-cell office:value-type="float" office:value="3.41599129476152" calcext:value-type="float">
            <text:p>3.415991294761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23390692243629" calcext:value-type="float">
            <text:p>0.623390692243629</text:p>
          </table:table-cell>
          <table:table-cell office:value-type="float" office:value="5.12443476487243" calcext:value-type="float">
            <text:p>5.12443476487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6370713406614" calcext:value-type="float">
            <text:p>0.616370713406614</text:p>
          </table:table-cell>
          <table:table-cell office:value-type="float" office:value="4.65954315052829" calcext:value-type="float">
            <text:p>4.65954315052829</text:p>
          </table:table-cell>
          <table:table-cell office:value-type="float" office:value="10.2068795711878" calcext:value-type="float">
            <text:p>10.2068795711878</text:p>
          </table:table-cell>
          <table:table-cell office:value-type="float" office:value="0.887793270131238" calcext:value-type="float">
            <text:p>0.887793270131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16370713406614" calcext:value-type="float">
            <text:p>0.616370713406614</text:p>
          </table:table-cell>
          <table:table-cell office:value-type="float" office:value="9.18204422667749" calcext:value-type="float">
            <text:p>9.18204422667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7653687294193" calcext:value-type="float">
            <text:p>0.587653687294193</text:p>
          </table:table-cell>
          <table:table-cell office:value-type="float" office:value="3.27106168799026" calcext:value-type="float">
            <text:p>3.27106168799026</text:p>
          </table:table-cell>
          <table:table-cell office:value-type="float" office:value="8.559944873638" calcext:value-type="float">
            <text:p>8.559944873638</text:p>
          </table:table-cell>
          <table:table-cell office:value-type="float" office:value="2.01782149765748" calcext:value-type="float">
            <text:p>2.017821497657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87653687294193" calcext:value-type="float">
            <text:p>0.587653687294193</text:p>
          </table:table-cell>
          <table:table-cell office:value-type="float" office:value="7.26799096191507" calcext:value-type="float">
            <text:p>7.26799096191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3027810271914" calcext:value-type="float">
            <text:p>0.303027810271914</text:p>
          </table:table-cell>
          <table:table-cell office:value-type="float" office:value="1.60365916666599" calcext:value-type="float">
            <text:p>1.60365916666599</text:p>
          </table:table-cell>
          <table:table-cell office:value-type="float" office:value="4.33090945911321" calcext:value-type="float">
            <text:p>4.33090945911321</text:p>
          </table:table-cell>
          <table:table-cell office:value-type="float" office:value="1.12359112578124" calcext:value-type="float">
            <text:p>1.123591125781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03027810271914" calcext:value-type="float">
            <text:p>0.303027810271914</text:p>
          </table:table-cell>
          <table:table-cell office:value-type="float" office:value="8.59214592987245" calcext:value-type="float">
            <text:p>8.59214592987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140175998572" calcext:value-type="float">
            <text:p>0.595140175998572</text:p>
          </table:table-cell>
          <table:table-cell office:value-type="float" office:value="0.374543610294244" calcext:value-type="float">
            <text:p>0.374543610294244</text:p>
          </table:table-cell>
          <table:table-cell office:value-type="float" office:value="5.73080519428139" calcext:value-type="float">
            <text:p>5.73080519428139</text:p>
          </table:table-cell>
          <table:table-cell office:value-type="float" office:value="4.9817179736929" calcext:value-type="float">
            <text:p>4.98171797369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595140175998572" calcext:value-type="float">
            <text:p>0.595140175998572</text:p>
          </table:table-cell>
          <table:table-cell office:value-type="float" office:value="2.30961320664989" calcext:value-type="float">
            <text:p>2.30961320664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2192879458055" calcext:value-type="float">
            <text:p>0.762192879458055</text:p>
          </table:table-cell>
          <table:table-cell office:value-type="float" office:value="2.4942970218872" calcext:value-type="float">
            <text:p>2.4942970218872</text:p>
          </table:table-cell>
          <table:table-cell office:value-type="float" office:value="9.3540329370097" calcext:value-type="float">
            <text:p>9.3540329370097</text:p>
          </table:table-cell>
          <table:table-cell office:value-type="float" office:value="4.3654388932353" calcext:value-type="float">
            <text:p>4.36543889323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762192879458055" calcext:value-type="float">
            <text:p>0.762192879458055</text:p>
          </table:table-cell>
          <table:table-cell office:value-type="float" office:value="4.58453118109915" calcext:value-type="float">
            <text:p>4.58453118109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3150867089749" calcext:value-type="float">
            <text:p>0.693150867089749</text:p>
          </table:table-cell>
          <table:table-cell office:value-type="float" office:value="0.835504294681688" calcext:value-type="float">
            <text:p>0.835504294681688</text:p>
          </table:table-cell>
          <table:table-cell office:value-type="float" office:value="7.07386209848943" calcext:value-type="float">
            <text:p>7.07386209848943</text:p>
          </table:table-cell>
          <table:table-cell office:value-type="float" office:value="5.40285350912605" calcext:value-type="float">
            <text:p>5.402853509126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693150867089749" calcext:value-type="float">
            <text:p>0.693150867089749</text:p>
          </table:table-cell>
          <table:table-cell office:value-type="float" office:value="2.64805885966529" calcext:value-type="float">
            <text:p>2.64805885966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1982818470074" calcext:value-type="float">
            <text:p>0.571982818470074</text:p>
          </table:table-cell>
          <table:table-cell office:value-type="float" office:value="4.22044949178179" calcext:value-type="float">
            <text:p>4.22044949178179</text:p>
          </table:table-cell>
          <table:table-cell office:value-type="float" office:value="9.36829485801246" calcext:value-type="float">
            <text:p>9.36829485801246</text:p>
          </table:table-cell>
          <table:table-cell office:value-type="float" office:value="0.927395874448875" calcext:value-type="float">
            <text:p>0.9273958744488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571982818470074" calcext:value-type="float">
            <text:p>0.571982818470074</text:p>
          </table:table-cell>
          <table:table-cell office:value-type="float" office:value="9.12693410222588" calcext:value-type="float">
            <text:p>9.12693410222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2835068367654" calcext:value-type="float">
            <text:p>0.162835068367654</text:p>
          </table:table-cell>
          <table:table-cell office:value-type="float" office:value="3.07952254947979" calcext:value-type="float">
            <text:p>3.07952254947979</text:p>
          </table:table-cell>
          <table:table-cell office:value-type="float" office:value="4.54503816478867" calcext:value-type="float">
            <text:p>4.54503816478867</text:p>
          </table:table-cell>
          <table:table-cell office:value-type="float" office:value="-1.6140069341709" calcext:value-type="float">
            <text:p>-1.6140069341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162835068367654" calcext:value-type="float">
            <text:p>0.162835068367654</text:p>
          </table:table-cell>
          <table:table-cell office:value-type="float" office:value="25.0530956898604" calcext:value-type="float">
            <text:p>25.0530956898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5057065193808" calcext:value-type="float">
            <text:p>0.185057065193808</text:p>
          </table:table-cell>
          <table:table-cell office:value-type="float" office:value="1.6133685437881" calcext:value-type="float">
            <text:p>1.6133685437881</text:p>
          </table:table-cell>
          <table:table-cell office:value-type="float" office:value="3.27888213053237" calcext:value-type="float">
            <text:p>3.27888213053237</text:p>
          </table:table-cell>
          <table:table-cell office:value-type="float" office:value="0.0521450429561701" calcext:value-type="float">
            <text:p>0.052145042956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185057065193808" calcext:value-type="float">
            <text:p>0.185057065193808</text:p>
          </table:table-cell>
          <table:table-cell office:value-type="float" office:value="14.1219603858472" calcext:value-type="float">
            <text:p>14.1219603858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7249862818373" calcext:value-type="float">
            <text:p>0.997249862818373</text:p>
          </table:table-cell>
          <table:table-cell office:value-type="float" office:value="4.43527596444629" calcext:value-type="float">
            <text:p>4.43527596444629</text:p>
          </table:table-cell>
          <table:table-cell office:value-type="float" office:value="13.4105247298117" calcext:value-type="float">
            <text:p>13.4105247298117</text:p>
          </table:table-cell>
          <table:table-cell office:value-type="float" office:value="4.53997280091906" calcext:value-type="float">
            <text:p>4.539972800919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249862818373" calcext:value-type="float">
            <text:p>0.997249862818373</text:p>
          </table:table-cell>
          <table:table-cell office:value-type="float" office:value="5.45026494070946" calcext:value-type="float">
            <text:p>5.45026494070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0651239036957" calcext:value-type="float">
            <text:p>0.140651239036957</text:p>
          </table:table-cell>
          <table:table-cell office:value-type="float" office:value="4.52207750748769" calcext:value-type="float">
            <text:p>4.52207750748769</text:p>
          </table:table-cell>
          <table:table-cell office:value-type="float" office:value="5.78793865882031" calcext:value-type="float">
            <text:p>5.78793865882031</text:p>
          </table:table-cell>
          <table:table-cell office:value-type="float" office:value="-3.25621635615508" calcext:value-type="float">
            <text:p>-3.256216356155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140651239036957" calcext:value-type="float">
            <text:p>0.140651239036957</text:p>
          </table:table-cell>
          <table:table-cell office:value-type="float" office:value="39.260781101521" calcext:value-type="float">
            <text:p>39.260781101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4169180665354" calcext:value-type="float">
            <text:p>0.854169180665354</text:p>
          </table:table-cell>
          <table:table-cell office:value-type="float" office:value="0.309642867890438" calcext:value-type="float">
            <text:p>0.309642867890438</text:p>
          </table:table-cell>
          <table:table-cell office:value-type="float" office:value="7.99716549387863" calcext:value-type="float">
            <text:p>7.99716549387863</text:p>
          </table:table-cell>
          <table:table-cell office:value-type="float" office:value="7.37787975809775" calcext:value-type="float">
            <text:p>7.377879758097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854169180665354" calcext:value-type="float">
            <text:p>0.854169180665354</text:p>
          </table:table-cell>
          <table:table-cell office:value-type="float" office:value="1.53323591805349" calcext:value-type="float">
            <text:p>1.53323591805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6534940314328" calcext:value-type="float">
            <text:p>0.586534940314328</text:p>
          </table:table-cell>
          <table:table-cell office:value-type="float" office:value="0.584362897474649" calcext:value-type="float">
            <text:p>0.584362897474649</text:p>
          </table:table-cell>
          <table:table-cell office:value-type="float" office:value="5.8631773603036" calcext:value-type="float">
            <text:p>5.8631773603036</text:p>
          </table:table-cell>
          <table:table-cell office:value-type="float" office:value="4.69445156535431" calcext:value-type="float">
            <text:p>4.694451565354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586534940314328" calcext:value-type="float">
            <text:p>0.586534940314328</text:p>
          </table:table-cell>
          <table:table-cell office:value-type="float" office:value="2.70122509091373" calcext:value-type="float">
            <text:p>2.70122509091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2073060631694" calcext:value-type="float">
            <text:p>0.942073060631694</text:p>
          </table:table-cell>
          <table:table-cell office:value-type="float" office:value="4.63099226068422" calcext:value-type="float">
            <text:p>4.63099226068422</text:p>
          </table:table-cell>
          <table:table-cell office:value-type="float" office:value="13.1096498063695" calcext:value-type="float">
            <text:p>13.1096498063695</text:p>
          </table:table-cell>
          <table:table-cell office:value-type="float" office:value="3.84766528500103" calcext:value-type="float">
            <text:p>3.84766528500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42073060631694" calcext:value-type="float">
            <text:p>0.942073060631694</text:p>
          </table:table-cell>
          <table:table-cell office:value-type="float" office:value="5.97723520180954" calcext:value-type="float">
            <text:p>5.97723520180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4642427328718" calcext:value-type="float">
            <text:p>0.824642427328718</text:p>
          </table:table-cell>
          <table:table-cell office:value-type="float" office:value="3.02432489504735" calcext:value-type="float">
            <text:p>3.02432489504735</text:p>
          </table:table-cell>
          <table:table-cell office:value-type="float" office:value="10.4461067410058" calcext:value-type="float">
            <text:p>10.4461067410058</text:p>
          </table:table-cell>
          <table:table-cell office:value-type="float" office:value="4.39745695091112" calcext:value-type="float">
            <text:p>4.397456950911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824642427328718" calcext:value-type="float">
            <text:p>0.824642427328718</text:p>
          </table:table-cell>
          <table:table-cell office:value-type="float" office:value="4.88008470299476" calcext:value-type="float">
            <text:p>4.88008470299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4847165598326" calcext:value-type="float">
            <text:p>0.394847165598326</text:p>
          </table:table-cell>
          <table:table-cell office:value-type="float" office:value="4.41040201632072" calcext:value-type="float">
            <text:p>4.41040201632072</text:p>
          </table:table-cell>
          <table:table-cell office:value-type="float" office:value="7.96402650670565" calcext:value-type="float">
            <text:p>7.96402650670565</text:p>
          </table:table-cell>
          <table:table-cell office:value-type="float" office:value="-0.856777525935791" calcext:value-type="float">
            <text:p>-0.8567775259357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94847165598326" calcext:value-type="float">
            <text:p>0.394847165598326</text:p>
          </table:table-cell>
          <table:table-cell office:value-type="float" office:value="13.7025221090853" calcext:value-type="float">
            <text:p>13.7025221090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093342806538" calcext:value-type="float">
            <text:p>0.111093342806538</text:p>
          </table:table-cell>
          <table:table-cell office:value-type="float" office:value="4.64948019582809" calcext:value-type="float">
            <text:p>4.64948019582809</text:p>
          </table:table-cell>
          <table:table-cell office:value-type="float" office:value="5.64932028108694" calcext:value-type="float">
            <text:p>5.64932028108694</text:p>
          </table:table-cell>
          <table:table-cell office:value-type="float" office:value="-3.64964011056925" calcext:value-type="float">
            <text:p>-3.649640110569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11093342806538" calcext:value-type="float">
            <text:p>0.111093342806538</text:p>
          </table:table-cell>
          <table:table-cell office:value-type="float" office:value="50.8534539793828" calcext:value-type="float">
            <text:p>50.8534539793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9056433182515" calcext:value-type="float">
            <text:p>0.519056433182515</text:p>
          </table:table-cell>
          <table:table-cell office:value-type="float" office:value="3.85227520493401" calcext:value-type="float">
            <text:p>3.85227520493401</text:p>
          </table:table-cell>
          <table:table-cell office:value-type="float" office:value="8.52378310357665" calcext:value-type="float">
            <text:p>8.52378310357665</text:p>
          </table:table-cell>
          <table:table-cell office:value-type="float" office:value="0.819232693708628" calcext:value-type="float">
            <text:p>0.819232693708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19056433182515" calcext:value-type="float">
            <text:p>0.519056433182515</text:p>
          </table:table-cell>
          <table:table-cell office:value-type="float" office:value="9.34826137339831" calcext:value-type="float">
            <text:p>9.34826137339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034642047146" calcext:value-type="float">
            <text:p>0.27034642047146</text:p>
          </table:table-cell>
          <table:table-cell office:value-type="float" office:value="1.71677808286993" calcext:value-type="float">
            <text:p>1.71677808286993</text:p>
          </table:table-cell>
          <table:table-cell office:value-type="float" office:value="4.14989586711307" calcext:value-type="float">
            <text:p>4.14989586711307</text:p>
          </table:table-cell>
          <table:table-cell office:value-type="float" office:value="0.716339701373217" calcext:value-type="float">
            <text:p>0.7163397013732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7034642047146" calcext:value-type="float">
            <text:p>0.27034642047146</text:p>
          </table:table-cell>
          <table:table-cell office:value-type="float" office:value="10.0492474734162" calcext:value-type="float">
            <text:p>10.0492474734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9907192936541" calcext:value-type="float">
            <text:p>0.819907192936541</text:p>
          </table:table-cell>
          <table:table-cell office:value-type="float" office:value="3.66527958256755" calcext:value-type="float">
            <text:p>3.66527958256755</text:p>
          </table:table-cell>
          <table:table-cell office:value-type="float" office:value="11.0444443189964" calcext:value-type="float">
            <text:p>11.0444443189964</text:p>
          </table:table-cell>
          <table:table-cell office:value-type="float" office:value="3.71388515386132" calcext:value-type="float">
            <text:p>3.71388515386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19907192936541" calcext:value-type="float">
            <text:p>0.819907192936541</text:p>
          </table:table-cell>
          <table:table-cell office:value-type="float" office:value="5.69000933612816" calcext:value-type="float">
            <text:p>5.69000933612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6309996487348" calcext:value-type="float">
            <text:p>0.826309996487348</text:p>
          </table:table-cell>
          <table:table-cell office:value-type="float" office:value="0.31994375333093" calcext:value-type="float">
            <text:p>0.31994375333093</text:p>
          </table:table-cell>
          <table:table-cell office:value-type="float" office:value="7.75673372171706" calcext:value-type="float">
            <text:p>7.75673372171706</text:p>
          </table:table-cell>
          <table:table-cell office:value-type="float" office:value="7.1168462150552" calcext:value-type="float">
            <text:p>7.1168462150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26309996487348" calcext:value-type="float">
            <text:p>0.826309996487348</text:p>
          </table:table-cell>
          <table:table-cell office:value-type="float" office:value="1.59739535881452" calcext:value-type="float">
            <text:p>1.59739535881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489600367539" calcext:value-type="float">
            <text:p>0.91489600367539</text:p>
          </table:table-cell>
          <table:table-cell office:value-type="float" office:value="2.11198291983999" calcext:value-type="float">
            <text:p>2.11198291983999</text:p>
          </table:table-cell>
          <table:table-cell office:value-type="float" office:value="10.3460469529185" calcext:value-type="float">
            <text:p>10.3460469529185</text:p>
          </table:table-cell>
          <table:table-cell office:value-type="float" office:value="6.12208111323852" calcext:value-type="float">
            <text:p>6.12208111323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91489600367539" calcext:value-type="float">
            <text:p>0.91489600367539</text:p>
          </table:table-cell>
          <table:table-cell office:value-type="float" office:value="3.40146082979737" calcext:value-type="float">
            <text:p>3.40146082979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7742310589686" calcext:value-type="float">
            <text:p>0.127742310589686</text:p>
          </table:table-cell>
          <table:table-cell office:value-type="float" office:value="4.54972983801919" calcext:value-type="float">
            <text:p>4.54972983801919</text:p>
          </table:table-cell>
          <table:table-cell office:value-type="float" office:value="5.69941063332637" calcext:value-type="float">
            <text:p>5.69941063332637</text:p>
          </table:table-cell>
          <table:table-cell office:value-type="float" office:value="-3.40004904271202" calcext:value-type="float">
            <text:p>-3.400049042712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27742310589686" calcext:value-type="float">
            <text:p>0.127742310589686</text:p>
          </table:table-cell>
          <table:table-cell office:value-type="float" office:value="43.4447272199824" calcext:value-type="float">
            <text:p>43.4447272199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8443190190291" calcext:value-type="float">
            <text:p>0.908443190190291</text:p>
          </table:table-cell>
          <table:table-cell office:value-type="float" office:value="0.999079356063962" calcext:value-type="float">
            <text:p>0.999079356063962</text:p>
          </table:table-cell>
          <table:table-cell office:value-type="float" office:value="9.17506806777658" calcext:value-type="float">
            <text:p>9.17506806777658</text:p>
          </table:table-cell>
          <table:table-cell office:value-type="float" office:value="7.17690935564866" calcext:value-type="float">
            <text:p>7.176909355648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908443190190291" calcext:value-type="float">
            <text:p>0.908443190190291</text:p>
          </table:table-cell>
          <table:table-cell office:value-type="float" office:value="2.2005551669612" calcext:value-type="float">
            <text:p>2.2005551669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7554796307765" calcext:value-type="float">
            <text:p>0.377554796307765</text:p>
          </table:table-cell>
          <table:table-cell office:value-type="float" office:value="1.70442264239729" calcext:value-type="float">
            <text:p>1.70442264239729</text:p>
          </table:table-cell>
          <table:table-cell office:value-type="float" office:value="5.10241580916718" calcext:value-type="float">
            <text:p>5.10241580916718</text:p>
          </table:table-cell>
          <table:table-cell office:value-type="float" office:value="1.6935705243726" calcext:value-type="float">
            <text:p>1.69357052437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77554796307765" calcext:value-type="float">
            <text:p>0.377554796307765</text:p>
          </table:table-cell>
          <table:table-cell office:value-type="float" office:value="7.16299373983524" calcext:value-type="float">
            <text:p>7.16299373983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2151870572484" calcext:value-type="float">
            <text:p>0.282151870572484</text:p>
          </table:table-cell>
          <table:table-cell office:value-type="float" office:value="3.78159429067603" calcext:value-type="float">
            <text:p>3.78159429067603</text:p>
          </table:table-cell>
          <table:table-cell office:value-type="float" office:value="6.32096112582839" calcext:value-type="float">
            <text:p>6.32096112582839</text:p>
          </table:table-cell>
          <table:table-cell office:value-type="float" office:value="-1.24222745552368" calcext:value-type="float">
            <text:p>-1.242227455523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282151870572484" calcext:value-type="float">
            <text:p>0.282151870572484</text:p>
          </table:table-cell>
          <table:table-cell office:value-type="float" office:value="16.9468814116816" calcext:value-type="float">
            <text:p>16.9468814116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7207849012806" calcext:value-type="float">
            <text:p>0.807207849012806</text:p>
          </table:table-cell>
          <table:table-cell office:value-type="float" office:value="4.50720502938112" calcext:value-type="float">
            <text:p>4.50720502938112</text:p>
          </table:table-cell>
          <table:table-cell office:value-type="float" office:value="11.7720756704964" calcext:value-type="float">
            <text:p>11.7720756704964</text:p>
          </table:table-cell>
          <table:table-cell office:value-type="float" office:value="2.75766561173414" calcext:value-type="float">
            <text:p>2.757665611734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807207849012806" calcext:value-type="float">
            <text:p>0.807207849012806</text:p>
          </table:table-cell>
          <table:table-cell office:value-type="float" office:value="6.82253652032285" calcext:value-type="float">
            <text:p>6.82253652032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2669353512116" calcext:value-type="float">
            <text:p>0.282669353512116</text:p>
          </table:table-cell>
          <table:table-cell office:value-type="float" office:value="2.23149665900488" calcext:value-type="float">
            <text:p>2.23149665900488</text:p>
          </table:table-cell>
          <table:table-cell office:value-type="float" office:value="4.77552084061393" calcext:value-type="float">
            <text:p>4.77552084061393</text:p>
          </table:table-cell>
          <table:table-cell office:value-type="float" office:value="0.312527522604164" calcext:value-type="float">
            <text:p>0.312527522604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82669353512116" calcext:value-type="float">
            <text:p>0.282669353512116</text:p>
          </table:table-cell>
          <table:table-cell office:value-type="float" office:value="11.4320729108201" calcext:value-type="float">
            <text:p>11.4320729108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5588340886711" calcext:value-type="float">
            <text:p>0.575588340886711</text:p>
          </table:table-cell>
          <table:table-cell office:value-type="float" office:value="0.278118139088373" calcext:value-type="float">
            <text:p>0.278118139088373</text:p>
          </table:table-cell>
          <table:table-cell office:value-type="float" office:value="5.45841320706878" calcext:value-type="float">
            <text:p>5.45841320706878</text:p>
          </table:table-cell>
          <table:table-cell office:value-type="float" office:value="4.90217692889203" calcext:value-type="float">
            <text:p>4.902176928892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575588340886711" calcext:value-type="float">
            <text:p>0.575588340886711</text:p>
          </table:table-cell>
          <table:table-cell office:value-type="float" office:value="2.22054209284259" calcext:value-type="float">
            <text:p>2.22054209284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065872149663" calcext:value-type="float">
            <text:p>0.944065872149663</text:p>
          </table:table-cell>
          <table:table-cell office:value-type="float" office:value="2.3382988189588" calcext:value-type="float">
            <text:p>2.3382988189588</text:p>
          </table:table-cell>
          <table:table-cell office:value-type="float" office:value="10.8348916683058" calcext:value-type="float">
            <text:p>10.8348916683058</text:p>
          </table:table-cell>
          <table:table-cell office:value-type="float" office:value="6.15829403038817" calcext:value-type="float">
            <text:p>6.158294030388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44065872149663" calcext:value-type="float">
            <text:p>0.944065872149663</text:p>
          </table:table-cell>
          <table:table-cell office:value-type="float" office:value="3.53608674716459" calcext:value-type="float">
            <text:p>3.53608674716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7079330617534" calcext:value-type="float">
            <text:p>0.157079330617534</text:p>
          </table:table-cell>
          <table:table-cell office:value-type="float" office:value="0.874923499715816" calcext:value-type="float">
            <text:p>0.874923499715816</text:p>
          </table:table-cell>
          <table:table-cell office:value-type="float" office:value="2.28863747527362" calcext:value-type="float">
            <text:p>2.28863747527362</text:p>
          </table:table-cell>
          <table:table-cell office:value-type="float" office:value="0.538790475841987" calcext:value-type="float">
            <text:p>0.5387904758419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57079330617534" calcext:value-type="float">
            <text:p>0.157079330617534</text:p>
          </table:table-cell>
          <table:table-cell office:value-type="float" office:value="11.9361566690209" calcext:value-type="float">
            <text:p>11.9361566690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3657514260209" calcext:value-type="float">
            <text:p>0.663657514260209</text:p>
          </table:table-cell>
          <table:table-cell office:value-type="float" office:value="1.28612473802729" calcext:value-type="float">
            <text:p>1.28612473802729</text:p>
          </table:table-cell>
          <table:table-cell office:value-type="float" office:value="7.25904236636917" calcext:value-type="float">
            <text:p>7.25904236636917</text:p>
          </table:table-cell>
          <table:table-cell office:value-type="float" office:value="4.6867928903146" calcext:value-type="float">
            <text:p>4.6867928903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663657514260209" calcext:value-type="float">
            <text:p>0.663657514260209</text:p>
          </table:table-cell>
          <table:table-cell office:value-type="float" office:value="3.44473570916419" calcext:value-type="float">
            <text:p>3.44473570916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0146363816772" calcext:value-type="float">
            <text:p>0.620146363816772</text:p>
          </table:table-cell>
          <table:table-cell office:value-type="float" office:value="2.84802433163452" calcext:value-type="float">
            <text:p>2.84802433163452</text:p>
          </table:table-cell>
          <table:table-cell office:value-type="float" office:value="8.42934160598546" calcext:value-type="float">
            <text:p>8.42934160598546</text:p>
          </table:table-cell>
          <table:table-cell office:value-type="float" office:value="2.73329294271643" calcext:value-type="float">
            <text:p>2.733292942716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620146363816772" calcext:value-type="float">
            <text:p>0.620146363816772</text:p>
          </table:table-cell>
          <table:table-cell office:value-type="float" office:value="6.20502603280837" calcext:value-type="float">
            <text:p>6.20502603280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1651826014701" calcext:value-type="float">
            <text:p>0.511651826014701</text:p>
          </table:table-cell>
          <table:table-cell office:value-type="float" office:value="3.32700717716068" calcext:value-type="float">
            <text:p>3.32700717716068</text:p>
          </table:table-cell>
          <table:table-cell office:value-type="float" office:value="7.93187361129299" calcext:value-type="float">
            <text:p>7.93187361129299</text:p>
          </table:table-cell>
          <table:table-cell office:value-type="float" office:value="1.27785925697163" calcext:value-type="float">
            <text:p>1.277859256971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511651826014701" calcext:value-type="float">
            <text:p>0.511651826014701</text:p>
          </table:table-cell>
          <table:table-cell office:value-type="float" office:value="8.45693684094533" calcext:value-type="float">
            <text:p>8.456936840945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7933571746193" calcext:value-type="float">
            <text:p>0.407933571746193</text:p>
          </table:table-cell>
          <table:table-cell office:value-type="float" office:value="2.62361796570176" calcext:value-type="float">
            <text:p>2.62361796570176</text:p>
          </table:table-cell>
          <table:table-cell office:value-type="float" office:value="6.29502011141749" calcext:value-type="float">
            <text:p>6.29502011141749</text:p>
          </table:table-cell>
          <table:table-cell office:value-type="float" office:value="1.04778418001398" calcext:value-type="float">
            <text:p>1.047784180013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407933571746193" calcext:value-type="float">
            <text:p>0.407933571746193</text:p>
          </table:table-cell>
          <table:table-cell office:value-type="float" office:value="8.88286284012019" calcext:value-type="float">
            <text:p>8.88286284012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1080485198431" calcext:value-type="float">
            <text:p>0.651080485198431</text:p>
          </table:table-cell>
          <table:table-cell office:value-type="float" office:value="1.58314296168153" calcext:value-type="float">
            <text:p>1.58314296168153</text:p>
          </table:table-cell>
          <table:table-cell office:value-type="float" office:value="7.44286732846741" calcext:value-type="float">
            <text:p>7.44286732846741</text:p>
          </table:table-cell>
          <table:table-cell office:value-type="float" office:value="4.27658140510434" calcext:value-type="float">
            <text:p>4.276581405104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51080485198431" calcext:value-type="float">
            <text:p>0.651080485198431</text:p>
          </table:table-cell>
          <table:table-cell office:value-type="float" office:value="3.96747102763227" calcext:value-type="float">
            <text:p>3.96747102763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9721280954194" calcext:value-type="float">
            <text:p>0.559721280954194</text:p>
          </table:table-cell>
          <table:table-cell office:value-type="float" office:value="4.54199341551679" calcext:value-type="float">
            <text:p>4.54199341551679</text:p>
          </table:table-cell>
          <table:table-cell office:value-type="float" office:value="9.57948494410453" calcext:value-type="float">
            <text:p>9.57948494410453</text:p>
          </table:table-cell>
          <table:table-cell office:value-type="float" office:value="0.495498113070964" calcext:value-type="float">
            <text:p>0.4954981130709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59721280954194" calcext:value-type="float">
            <text:p>0.559721280954194</text:p>
          </table:table-cell>
          <table:table-cell office:value-type="float" office:value="9.90134483732507" calcext:value-type="float">
            <text:p>9.90134483732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45857128631" calcext:value-type="float">
            <text:p>0.81345857128631</text:p>
          </table:table-cell>
          <table:table-cell office:value-type="float" office:value="0.162451502078251" calcext:value-type="float">
            <text:p>0.162451502078251</text:p>
          </table:table-cell>
          <table:table-cell office:value-type="float" office:value="7.48357864365505" calcext:value-type="float">
            <text:p>7.48357864365505</text:p>
          </table:table-cell>
          <table:table-cell office:value-type="float" office:value="7.15867563949854" calcext:value-type="float">
            <text:p>7.158675639498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1345857128631" calcext:value-type="float">
            <text:p>0.81345857128631</text:p>
          </table:table-cell>
          <table:table-cell office:value-type="float" office:value="1.42902360748389" calcext:value-type="float">
            <text:p>1.42902360748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51238126899" calcext:value-type="float">
            <text:p>0.3751238126899</text:p>
          </table:table-cell>
          <table:table-cell office:value-type="float" office:value="1.54726654529209" calcext:value-type="float">
            <text:p>1.54726654529209</text:p>
          </table:table-cell>
          <table:table-cell office:value-type="float" office:value="4.92338085950119" calcext:value-type="float">
            <text:p>4.92338085950119</text:p>
          </table:table-cell>
          <table:table-cell office:value-type="float" office:value="1.82884776891702" calcext:value-type="float">
            <text:p>1.828847768917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751238126899" calcext:value-type="float">
            <text:p>0.3751238126899</text:p>
          </table:table-cell>
          <table:table-cell office:value-type="float" office:value="6.79046879755887" calcext:value-type="float">
            <text:p>6.79046879755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9740664645112" calcext:value-type="float">
            <text:p>0.879740664645112</text:p>
          </table:table-cell>
          <table:table-cell office:value-type="float" office:value="4.45612062620652" calcext:value-type="float">
            <text:p>4.45612062620652</text:p>
          </table:table-cell>
          <table:table-cell office:value-type="float" office:value="12.3737866080125" calcext:value-type="float">
            <text:p>12.3737866080125</text:p>
          </table:table-cell>
          <table:table-cell office:value-type="float" office:value="3.46154535559948" calcext:value-type="float">
            <text:p>3.461545355599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879740664645112" calcext:value-type="float">
            <text:p>0.879740664645112</text:p>
          </table:table-cell>
          <table:table-cell office:value-type="float" office:value="6.20196478971167" calcext:value-type="float">
            <text:p>6.20196478971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3196108215969" calcext:value-type="float">
            <text:p>0.963196108215969</text:p>
          </table:table-cell>
          <table:table-cell office:value-type="float" office:value="3.18726558356548" calcext:value-type="float">
            <text:p>3.18726558356548</text:p>
          </table:table-cell>
          <table:table-cell office:value-type="float" office:value="11.8560305575092" calcext:value-type="float">
            <text:p>11.8560305575092</text:p>
          </table:table-cell>
          <table:table-cell office:value-type="float" office:value="5.48149939037824" calcext:value-type="float">
            <text:p>5.481499390378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963196108215969" calcext:value-type="float">
            <text:p>0.963196108215969</text:p>
          </table:table-cell>
          <table:table-cell office:value-type="float" office:value="4.34726173397973" calcext:value-type="float">
            <text:p>4.3472617339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9876497721862" calcext:value-type="float">
            <text:p>0.299876497721862</text:p>
          </table:table-cell>
          <table:table-cell office:value-type="float" office:value="0.201590723803429" calcext:value-type="float">
            <text:p>0.201590723803429</text:p>
          </table:table-cell>
          <table:table-cell office:value-type="float" office:value="2.90047920330018" calcext:value-type="float">
            <text:p>2.90047920330018</text:p>
          </table:table-cell>
          <table:table-cell office:value-type="float" office:value="2.49729775569333" calcext:value-type="float">
            <text:p>2.49729775569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99876497721862" calcext:value-type="float">
            <text:p>0.299876497721862</text:p>
          </table:table-cell>
          <table:table-cell office:value-type="float" office:value="4.00695197166774" calcext:value-type="float">
            <text:p>4.00695197166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8166212428711" calcext:value-type="float">
            <text:p>0.568166212428711</text:p>
          </table:table-cell>
          <table:table-cell office:value-type="float" office:value="4.19689072418207" calcext:value-type="float">
            <text:p>4.19689072418207</text:p>
          </table:table-cell>
          <table:table-cell office:value-type="float" office:value="9.31038663604047" calcext:value-type="float">
            <text:p>9.31038663604047</text:p>
          </table:table-cell>
          <table:table-cell office:value-type="float" office:value="0.916605187676328" calcext:value-type="float">
            <text:p>0.916605187676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68166212428711" calcext:value-type="float">
            <text:p>0.568166212428711</text:p>
          </table:table-cell>
          <table:table-cell office:value-type="float" office:value="9.14677890113738" calcext:value-type="float">
            <text:p>9.14677890113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4964203177761" calcext:value-type="float">
            <text:p>0.834964203177761</text:p>
          </table:table-cell>
          <table:table-cell office:value-type="float" office:value="1.74360967209576" calcext:value-type="float">
            <text:p>1.74360967209576</text:p>
          </table:table-cell>
          <table:table-cell office:value-type="float" office:value="9.25828750069561" calcext:value-type="float">
            <text:p>9.25828750069561</text:p>
          </table:table-cell>
          <table:table-cell office:value-type="float" office:value="5.77106815650409" calcext:value-type="float">
            <text:p>5.77106815650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834964203177761" calcext:value-type="float">
            <text:p>0.834964203177761</text:p>
          </table:table-cell>
          <table:table-cell office:value-type="float" office:value="3.28590095438098" calcext:value-type="float">
            <text:p>3.28590095438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9651412489705" calcext:value-type="float">
            <text:p>0.339651412489705</text:p>
          </table:table-cell>
          <table:table-cell office:value-type="float" office:value="1.07573513493442" calcext:value-type="float">
            <text:p>1.07573513493442</text:p>
          </table:table-cell>
          <table:table-cell office:value-type="float" office:value="4.13259784734177" calcext:value-type="float">
            <text:p>4.13259784734177</text:p>
          </table:table-cell>
          <table:table-cell office:value-type="float" office:value="1.98112757747292" calcext:value-type="float">
            <text:p>1.981127577472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39651412489705" calcext:value-type="float">
            <text:p>0.339651412489705</text:p>
          </table:table-cell>
          <table:table-cell office:value-type="float" office:value="6.11136906429718" calcext:value-type="float">
            <text:p>6.11136906429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2853935167724" calcext:value-type="float">
            <text:p>0.742853935167724</text:p>
          </table:table-cell>
          <table:table-cell office:value-type="float" office:value="0.282628593969568" calcext:value-type="float">
            <text:p>0.282628593969568</text:p>
          </table:table-cell>
          <table:table-cell office:value-type="float" office:value="6.96831401047908" calcext:value-type="float">
            <text:p>6.96831401047908</text:p>
          </table:table-cell>
          <table:table-cell office:value-type="float" office:value="6.40305682253995" calcext:value-type="float">
            <text:p>6.403056822539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42853935167724" calcext:value-type="float">
            <text:p>0.742853935167724</text:p>
          </table:table-cell>
          <table:table-cell office:value-type="float" office:value="1.72662287059161" calcext:value-type="float">
            <text:p>1.72662287059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3887443908812" calcext:value-type="float">
            <text:p>0.723887443908812</text:p>
          </table:table-cell>
          <table:table-cell office:value-type="float" office:value="1.17347935795192" calcext:value-type="float">
            <text:p>1.17347935795192</text:p>
          </table:table-cell>
          <table:table-cell office:value-type="float" office:value="7.68846635313122" calcext:value-type="float">
            <text:p>7.68846635313122</text:p>
          </table:table-cell>
          <table:table-cell office:value-type="float" office:value="5.34150763722739" calcext:value-type="float">
            <text:p>5.34150763722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723887443908812" calcext:value-type="float">
            <text:p>0.723887443908812</text:p>
          </table:table-cell>
          <table:table-cell office:value-type="float" office:value="3.00251009496127" calcext:value-type="float">
            <text:p>3.00251009496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5362711172669" calcext:value-type="float">
            <text:p>0.795362711172669</text:p>
          </table:table-cell>
          <table:table-cell office:value-type="float" office:value="0.909553302871126" calcext:value-type="float">
            <text:p>0.909553302871126</text:p>
          </table:table-cell>
          <table:table-cell office:value-type="float" office:value="8.06781770342515" calcext:value-type="float">
            <text:p>8.06781770342515</text:p>
          </table:table-cell>
          <table:table-cell office:value-type="float" office:value="6.2487110976829" calcext:value-type="float">
            <text:p>6.2487110976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795362711172669" calcext:value-type="float">
            <text:p>0.795362711172669</text:p>
          </table:table-cell>
          <table:table-cell office:value-type="float" office:value="2.40085847129508" calcext:value-type="float">
            <text:p>2.40085847129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1456183046907" calcext:value-type="float">
            <text:p>0.491456183046907</text:p>
          </table:table-cell>
          <table:table-cell office:value-type="float" office:value="1.78511030706823" calcext:value-type="float">
            <text:p>1.78511030706823</text:p>
          </table:table-cell>
          <table:table-cell office:value-type="float" office:value="6.2082159544904" calcext:value-type="float">
            <text:p>6.2082159544904</text:p>
          </table:table-cell>
          <table:table-cell office:value-type="float" office:value="2.63799534035393" calcext:value-type="float">
            <text:p>2.637995340353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491456183046907" calcext:value-type="float">
            <text:p>0.491456183046907</text:p>
          </table:table-cell>
          <table:table-cell office:value-type="float" office:value="5.66705721311967" calcext:value-type="float">
            <text:p>5.667057213119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8600709350557" calcext:value-type="float">
            <text:p>0.618600709350557</text:p>
          </table:table-cell>
          <table:table-cell office:value-type="float" office:value="0.797763531031017" calcext:value-type="float">
            <text:p>0.797763531031017</text:p>
          </table:table-cell>
          <table:table-cell office:value-type="float" office:value="6.36516991518603" calcext:value-type="float">
            <text:p>6.36516991518603</text:p>
          </table:table-cell>
          <table:table-cell office:value-type="float" office:value="4.769642853124" calcext:value-type="float">
            <text:p>4.7696428531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618600709350557" calcext:value-type="float">
            <text:p>0.618600709350557</text:p>
          </table:table-cell>
          <table:table-cell office:value-type="float" office:value="2.90617760997787" calcext:value-type="float">
            <text:p>2.90617760997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0975982844733" calcext:value-type="float">
            <text:p>0.430975982844733</text:p>
          </table:table-cell>
          <table:table-cell office:value-type="float" office:value="3.63229928281428" calcext:value-type="float">
            <text:p>3.63229928281428</text:p>
          </table:table-cell>
          <table:table-cell office:value-type="float" office:value="7.51108312841688" calcext:value-type="float">
            <text:p>7.51108312841688</text:p>
          </table:table-cell>
          <table:table-cell office:value-type="float" office:value="0.246484562788321" calcext:value-type="float">
            <text:p>0.2464845627883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30975982844733" calcext:value-type="float">
            <text:p>0.430975982844733</text:p>
          </table:table-cell>
          <table:table-cell office:value-type="float" office:value="10.7483931058941" calcext:value-type="float">
            <text:p>10.7483931058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9044321558311" calcext:value-type="float">
            <text:p>0.649044321558311</text:p>
          </table:table-cell>
          <table:table-cell office:value-type="float" office:value="3.30993943559064" calcext:value-type="float">
            <text:p>3.30993943559064</text:p>
          </table:table-cell>
          <table:table-cell office:value-type="float" office:value="9.15133832961543" calcext:value-type="float">
            <text:p>9.15133832961543</text:p>
          </table:table-cell>
          <table:table-cell office:value-type="float" office:value="2.53145945843416" calcext:value-type="float">
            <text:p>2.531459458434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649044321558311" calcext:value-type="float">
            <text:p>0.649044321558311</text:p>
          </table:table-cell>
          <table:table-cell office:value-type="float" office:value="6.64043932353151" calcext:value-type="float">
            <text:p>6.64043932353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3634039705231" calcext:value-type="float">
            <text:p>0.833634039705231</text:p>
          </table:table-cell>
          <table:table-cell office:value-type="float" office:value="1.83716172236418" calcext:value-type="float">
            <text:p>1.83716172236418</text:p>
          </table:table-cell>
          <table:table-cell office:value-type="float" office:value="9.33986807971126" calcext:value-type="float">
            <text:p>9.33986807971126</text:p>
          </table:table-cell>
          <table:table-cell office:value-type="float" office:value="5.6655446349829" calcext:value-type="float">
            <text:p>5.6655446349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833634039705231" calcext:value-type="float">
            <text:p>0.833634039705231</text:p>
          </table:table-cell>
          <table:table-cell office:value-type="float" office:value="3.40336597023724" calcext:value-type="float">
            <text:p>3.40336597023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3045757915821" calcext:value-type="float">
            <text:p>0.413045757915821</text:p>
          </table:table-cell>
          <table:table-cell office:value-type="float" office:value="1.76841845225312" calcext:value-type="float">
            <text:p>1.76841845225312</text:p>
          </table:table-cell>
          <table:table-cell office:value-type="float" office:value="5.48583027349551" calcext:value-type="float">
            <text:p>5.48583027349551</text:p>
          </table:table-cell>
          <table:table-cell office:value-type="float" office:value="1.94899336898926" calcext:value-type="float">
            <text:p>1.948993368989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413045757915821" calcext:value-type="float">
            <text:p>0.413045757915821</text:p>
          </table:table-cell>
          <table:table-cell office:value-type="float" office:value="6.70244978721542" calcext:value-type="float">
            <text:p>6.70244978721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3782130882108" calcext:value-type="float">
            <text:p>0.553782130882108</text:p>
          </table:table-cell>
          <table:table-cell office:value-type="float" office:value="3.60881003233161" calcext:value-type="float">
            <text:p>3.60881003233161</text:p>
          </table:table-cell>
          <table:table-cell office:value-type="float" office:value="8.59284921027058" calcext:value-type="float">
            <text:p>8.59284921027058</text:p>
          </table:table-cell>
          <table:table-cell office:value-type="float" office:value="1.37522914560736" calcext:value-type="float">
            <text:p>1.375229145607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553782130882108" calcext:value-type="float">
            <text:p>0.553782130882108</text:p>
          </table:table-cell>
          <table:table-cell office:value-type="float" office:value="8.32242460584694" calcext:value-type="float">
            <text:p>8.32242460584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3530112771517" calcext:value-type="float">
            <text:p>0.633530112771517</text:p>
          </table:table-cell>
          <table:table-cell office:value-type="float" office:value="0.2597688284181" calcext:value-type="float">
            <text:p>0.2597688284181</text:p>
          </table:table-cell>
          <table:table-cell office:value-type="float" office:value="5.96153984336176" calcext:value-type="float">
            <text:p>5.96153984336176</text:p>
          </table:table-cell>
          <table:table-cell office:value-type="float" office:value="5.44200218652555" calcext:value-type="float">
            <text:p>5.442002186525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33530112771517" calcext:value-type="float">
            <text:p>0.633530112771517</text:p>
          </table:table-cell>
          <table:table-cell office:value-type="float" office:value="1.98849084364272" calcext:value-type="float">
            <text:p>1.98849084364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6713790752847" calcext:value-type="float">
            <text:p>0.666713790752847</text:p>
          </table:table-cell>
          <table:table-cell office:value-type="float" office:value="3.31688709945208" calcext:value-type="float">
            <text:p>3.31688709945208</text:p>
          </table:table-cell>
          <table:table-cell office:value-type="float" office:value="9.3173112162277" calcext:value-type="float">
            <text:p>9.3173112162277</text:p>
          </table:table-cell>
          <table:table-cell office:value-type="float" office:value="2.68353701732355" calcext:value-type="float">
            <text:p>2.683537017323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66713790752847" calcext:value-type="float">
            <text:p>0.666713790752847</text:p>
          </table:table-cell>
          <table:table-cell office:value-type="float" office:value="6.47487296547067" calcext:value-type="float">
            <text:p>6.47487296547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9312527973721" calcext:value-type="float">
            <text:p>0.239312527973721</text:p>
          </table:table-cell>
          <table:table-cell office:value-type="float" office:value="1.06964468438928" calcext:value-type="float">
            <text:p>1.06964468438928</text:p>
          </table:table-cell>
          <table:table-cell office:value-type="float" office:value="3.22345743615277" calcext:value-type="float">
            <text:p>3.22345743615277</text:p>
          </table:table-cell>
          <table:table-cell office:value-type="float" office:value="1.08416806737421" calcext:value-type="float">
            <text:p>1.084168067374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239312527973721" calcext:value-type="float">
            <text:p>0.239312527973721</text:p>
          </table:table-cell>
          <table:table-cell office:value-type="float" office:value="8.64829226414988" calcext:value-type="float">
            <text:p>8.64829226414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6052559080316" calcext:value-type="float">
            <text:p>0.156052559080316</text:p>
          </table:table-cell>
          <table:table-cell office:value-type="float" office:value="4.86565989811473" calcext:value-type="float">
            <text:p>4.86565989811473</text:p>
          </table:table-cell>
          <table:table-cell office:value-type="float" office:value="6.27013292983757" calcext:value-type="float">
            <text:p>6.27013292983757</text:p>
          </table:table-cell>
          <table:table-cell office:value-type="float" office:value="-3.46118686639189" calcext:value-type="float">
            <text:p>-3.461186866391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156052559080316" calcext:value-type="float">
            <text:p>0.156052559080316</text:p>
          </table:table-cell>
          <table:table-cell office:value-type="float" office:value="37.5877200135875" calcext:value-type="float">
            <text:p>37.5877200135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0346185924158" calcext:value-type="float">
            <text:p>0.910346185924158</text:p>
          </table:table-cell>
          <table:table-cell office:value-type="float" office:value="4.79243186405" calcext:value-type="float">
            <text:p>4.79243186405</text:p>
          </table:table-cell>
          <table:table-cell office:value-type="float" office:value="12.9855475373674" calcext:value-type="float">
            <text:p>12.9855475373674</text:p>
          </table:table-cell>
          <table:table-cell office:value-type="float" office:value="3.40068380926743" calcext:value-type="float">
            <text:p>3.400683809267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910346185924158" calcext:value-type="float">
            <text:p>0.910346185924158</text:p>
          </table:table-cell>
          <table:table-cell office:value-type="float" office:value="6.36288914438597" calcext:value-type="float">
            <text:p>6.36288914438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6150661753415" calcext:value-type="float">
            <text:p>0.576150661753415</text:p>
          </table:table-cell>
          <table:table-cell office:value-type="float" office:value="3.91529370849924" calcext:value-type="float">
            <text:p>3.91529370849924</text:p>
          </table:table-cell>
          <table:table-cell office:value-type="float" office:value="9.10064966427997" calcext:value-type="float">
            <text:p>9.10064966427997</text:p>
          </table:table-cell>
          <table:table-cell office:value-type="float" office:value="1.2700622472815" calcext:value-type="float">
            <text:p>1.27006224728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76150661753415" calcext:value-type="float">
            <text:p>0.576150661753415</text:p>
          </table:table-cell>
          <table:table-cell office:value-type="float" office:value="8.53126453684942" calcext:value-type="float">
            <text:p>8.53126453684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0620664575178" calcext:value-type="float">
            <text:p>0.190620664575178</text:p>
          </table:table-cell>
          <table:table-cell office:value-type="float" office:value="0.985699645625885" calcext:value-type="float">
            <text:p>0.985699645625885</text:p>
          </table:table-cell>
          <table:table-cell office:value-type="float" office:value="2.70128562680249" calcext:value-type="float">
            <text:p>2.70128562680249</text:p>
          </table:table-cell>
          <table:table-cell office:value-type="float" office:value="0.729886335550716" calcext:value-type="float">
            <text:p>0.7298863355507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90620664575178" calcext:value-type="float">
            <text:p>0.190620664575178</text:p>
          </table:table-cell>
          <table:table-cell office:value-type="float" office:value="10.4170219427745" calcext:value-type="float">
            <text:p>10.4170219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3960590513554" calcext:value-type="float">
            <text:p>0.763960590513554</text:p>
          </table:table-cell>
          <table:table-cell office:value-type="float" office:value="4.81199188665804" calcext:value-type="float">
            <text:p>4.81199188665804</text:p>
          </table:table-cell>
          <table:table-cell office:value-type="float" office:value="11.68763720128" calcext:value-type="float">
            <text:p>11.68763720128</text:p>
          </table:table-cell>
          <table:table-cell office:value-type="float" office:value="2.06365342796395" calcext:value-type="float">
            <text:p>2.063653427963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763960590513554" calcext:value-type="float">
            <text:p>0.763960590513554</text:p>
          </table:table-cell>
          <table:table-cell office:value-type="float" office:value="7.60771165270589" calcext:value-type="float">
            <text:p>7.60771165270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1834509087391" calcext:value-type="float">
            <text:p>0.441834509087391</text:p>
          </table:table-cell>
          <table:table-cell office:value-type="float" office:value="2.9846396571884" calcext:value-type="float">
            <text:p>2.9846396571884</text:p>
          </table:table-cell>
          <table:table-cell office:value-type="float" office:value="6.96115023897492" calcext:value-type="float">
            <text:p>6.96115023897492</text:p>
          </table:table-cell>
          <table:table-cell office:value-type="float" office:value="0.991870924598121" calcext:value-type="float">
            <text:p>0.991870924598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441834509087391" calcext:value-type="float">
            <text:p>0.441834509087391</text:p>
          </table:table-cell>
          <table:table-cell office:value-type="float" office:value="9.01839846194601" calcext:value-type="float">
            <text:p>9.018398461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9368321265949" calcext:value-type="float">
            <text:p>0.319368321265949</text:p>
          </table:table-cell>
          <table:table-cell office:value-type="float" office:value="3.02038837791645" calcext:value-type="float">
            <text:p>3.02038837791645</text:p>
          </table:table-cell>
          <table:table-cell office:value-type="float" office:value="5.89470326930999" calcext:value-type="float">
            <text:p>5.89470326930999</text:p>
          </table:table-cell>
          <table:table-cell office:value-type="float" office:value="-0.146073486522912" calcext:value-type="float">
            <text:p>-0.1460734865229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319368321265949" calcext:value-type="float">
            <text:p>0.319368321265949</text:p>
          </table:table-cell>
          <table:table-cell office:value-type="float" office:value="12.5885634554485" calcext:value-type="float">
            <text:p>12.5885634554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0548870923374" calcext:value-type="float">
            <text:p>0.930548870923374</text:p>
          </table:table-cell>
          <table:table-cell office:value-type="float" office:value="0.652339821237443" calcext:value-type="float">
            <text:p>0.652339821237443</text:p>
          </table:table-cell>
          <table:table-cell office:value-type="float" office:value="9.02727965954781" calcext:value-type="float">
            <text:p>9.02727965954781</text:p>
          </table:table-cell>
          <table:table-cell office:value-type="float" office:value="7.72260001707292" calcext:value-type="float">
            <text:p>7.722600017072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930548870923374" calcext:value-type="float">
            <text:p>0.930548870923374</text:p>
          </table:table-cell>
          <table:table-cell office:value-type="float" office:value="1.7756615185593" calcext:value-type="float">
            <text:p>1.7756615185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7657114336858" calcext:value-type="float">
            <text:p>0.847657114336858</text:p>
          </table:table-cell>
          <table:table-cell office:value-type="float" office:value="2.73395411199651" calcext:value-type="float">
            <text:p>2.73395411199651</text:p>
          </table:table-cell>
          <table:table-cell office:value-type="float" office:value="10.3628681410282" calcext:value-type="float">
            <text:p>10.3628681410282</text:p>
          </table:table-cell>
          <table:table-cell office:value-type="float" office:value="4.89495991703521" calcext:value-type="float">
            <text:p>4.894959917035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847657114336858" calcext:value-type="float">
            <text:p>0.847657114336858</text:p>
          </table:table-cell>
          <table:table-cell office:value-type="float" office:value="4.40502893073419" calcext:value-type="float">
            <text:p>4.40502893073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3209052697192" calcext:value-type="float">
            <text:p>0.283209052697192</text:p>
          </table:table-cell>
          <table:table-cell office:value-type="float" office:value="1.63124608543644" calcext:value-type="float">
            <text:p>1.63124608543644</text:p>
          </table:table-cell>
          <table:table-cell office:value-type="float" office:value="4.18012755971117" calcext:value-type="float">
            <text:p>4.18012755971117</text:p>
          </table:table-cell>
          <table:table-cell office:value-type="float" office:value="0.917635388838282" calcext:value-type="float">
            <text:p>0.9176353888382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283209052697192" calcext:value-type="float">
            <text:p>0.283209052697192</text:p>
          </table:table-cell>
          <table:table-cell office:value-type="float" office:value="9.2908261949161" calcext:value-type="float">
            <text:p>9.2908261949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865705588201" calcext:value-type="float">
            <text:p>0.931865705588201</text:p>
          </table:table-cell>
          <table:table-cell office:value-type="float" office:value="2.64789285901984" calcext:value-type="float">
            <text:p>2.64789285901984</text:p>
          </table:table-cell>
          <table:table-cell office:value-type="float" office:value="11.0346842093136" calcext:value-type="float">
            <text:p>11.0346842093136</text:p>
          </table:table-cell>
          <table:table-cell office:value-type="float" office:value="5.73889849127397" calcext:value-type="float">
            <text:p>5.738898491273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31865705588201" calcext:value-type="float">
            <text:p>0.931865705588201</text:p>
          </table:table-cell>
          <table:table-cell office:value-type="float" office:value="3.91461219910144" calcext:value-type="float">
            <text:p>3.9146121991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7242358648465" calcext:value-type="float">
            <text:p>0.877242358648465</text:p>
          </table:table-cell>
          <table:table-cell office:value-type="float" office:value="3.69634867621621" calcext:value-type="float">
            <text:p>3.69634867621621</text:p>
          </table:table-cell>
          <table:table-cell office:value-type="float" office:value="11.5915299040524" calcext:value-type="float">
            <text:p>11.5915299040524</text:p>
          </table:table-cell>
          <table:table-cell office:value-type="float" office:value="4.19883255161997" calcext:value-type="float">
            <text:p>4.198832551619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877242358648465" calcext:value-type="float">
            <text:p>0.877242358648465</text:p>
          </table:table-cell>
          <table:table-cell office:value-type="float" office:value="5.35353614644385" calcext:value-type="float">
            <text:p>5.35353614644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8875983426083" calcext:value-type="float">
            <text:p>0.558875983426083</text:p>
          </table:table-cell>
          <table:table-cell office:value-type="float" office:value="1.39320890531381" calcext:value-type="float">
            <text:p>1.39320890531381</text:p>
          </table:table-cell>
          <table:table-cell office:value-type="float" office:value="6.42309275614856" calcext:value-type="float">
            <text:p>6.42309275614856</text:p>
          </table:table-cell>
          <table:table-cell office:value-type="float" office:value="3.63667494552094" calcext:value-type="float">
            <text:p>3.636674945520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558875983426083" calcext:value-type="float">
            <text:p>0.558875983426083</text:p>
          </table:table-cell>
          <table:table-cell office:value-type="float" office:value="4.28218240949038" calcext:value-type="float">
            <text:p>4.28218240949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4737333751591" calcext:value-type="float">
            <text:p>0.344737333751591</text:p>
          </table:table-cell>
          <table:table-cell office:value-type="float" office:value="1.1043589780981" calcext:value-type="float">
            <text:p>1.1043589780981</text:p>
          </table:table-cell>
          <table:table-cell office:value-type="float" office:value="4.20699498186242" calcext:value-type="float">
            <text:p>4.20699498186242</text:p>
          </table:table-cell>
          <table:table-cell office:value-type="float" office:value="1.99827702566622" calcext:value-type="float">
            <text:p>1.998277025666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344737333751591" calcext:value-type="float">
            <text:p>0.344737333751591</text:p>
          </table:table-cell>
          <table:table-cell office:value-type="float" office:value="6.10423871182587" calcext:value-type="float">
            <text:p>6.10423871182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831923497098" calcext:value-type="float">
            <text:p>0.609831923497098</text:p>
          </table:table-cell>
          <table:table-cell office:value-type="float" office:value="3.26107154527351" calcext:value-type="float">
            <text:p>3.26107154527351</text:p>
          </table:table-cell>
          <table:table-cell office:value-type="float" office:value="8.74955885674739" calcext:value-type="float">
            <text:p>8.74955885674739</text:p>
          </table:table-cell>
          <table:table-cell office:value-type="float" office:value="2.22741576620037" calcext:value-type="float">
            <text:p>2.227415766200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609831923497098" calcext:value-type="float">
            <text:p>0.609831923497098</text:p>
          </table:table-cell>
          <table:table-cell office:value-type="float" office:value="6.98728843324285" calcext:value-type="float">
            <text:p>6.98728843324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0526890099033" calcext:value-type="float">
            <text:p>0.540526890099033</text:p>
          </table:table-cell>
          <table:table-cell office:value-type="float" office:value="3.82578953469361" calcext:value-type="float">
            <text:p>3.82578953469361</text:p>
          </table:table-cell>
          <table:table-cell office:value-type="float" office:value="8.6905315455849" calcext:value-type="float">
            <text:p>8.6905315455849</text:p>
          </table:table-cell>
          <table:table-cell office:value-type="float" office:value="1.03895247619769" calcext:value-type="float">
            <text:p>1.038952476197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540526890099033" calcext:value-type="float">
            <text:p>0.540526890099033</text:p>
          </table:table-cell>
          <table:table-cell office:value-type="float" office:value="8.92793609918176" calcext:value-type="float">
            <text:p>8.92793609918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7388400197152" calcext:value-type="float">
            <text:p>0.657388400197152</text:p>
          </table:table-cell>
          <table:table-cell office:value-type="float" office:value="4.23154348106769" calcext:value-type="float">
            <text:p>4.23154348106769</text:p>
          </table:table-cell>
          <table:table-cell office:value-type="float" office:value="10.1480390828421" calcext:value-type="float">
            <text:p>10.1480390828421</text:p>
          </table:table-cell>
          <table:table-cell office:value-type="float" office:value="1.68495212070667" calcext:value-type="float">
            <text:p>1.68495212070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657388400197152" calcext:value-type="float">
            <text:p>0.657388400197152</text:p>
          </table:table-cell>
          <table:table-cell office:value-type="float" office:value="7.95807087484164" calcext:value-type="float">
            <text:p>7.95807087484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5661382059346" calcext:value-type="float">
            <text:p>0.135661382059346</text:p>
          </table:table-cell>
          <table:table-cell office:value-type="float" office:value="3.94728308863644" calcext:value-type="float">
            <text:p>3.94728308863644</text:p>
          </table:table-cell>
          <table:table-cell office:value-type="float" office:value="5.16823552717056" calcext:value-type="float">
            <text:p>5.16823552717056</text:p>
          </table:table-cell>
          <table:table-cell office:value-type="float" office:value="-2.72633065010233" calcext:value-type="float">
            <text:p>-2.726330650102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35661382059346" calcext:value-type="float">
            <text:p>0.135661382059346</text:p>
          </table:table-cell>
          <table:table-cell office:value-type="float" office:value="36.46788064176" calcext:value-type="float">
            <text:p>36.46788064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5667618607824" calcext:value-type="float">
            <text:p>0.945667618607824</text:p>
          </table:table-cell>
          <table:table-cell office:value-type="float" office:value="1.92428549550835" calcext:value-type="float">
            <text:p>1.92428549550835</text:p>
          </table:table-cell>
          <table:table-cell office:value-type="float" office:value="10.4352940629788" calcext:value-type="float">
            <text:p>10.4352940629788</text:p>
          </table:table-cell>
          <table:table-cell office:value-type="float" office:value="6.58672307196207" calcext:value-type="float">
            <text:p>6.586723071962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45667618607824" calcext:value-type="float">
            <text:p>0.945667618607824</text:p>
          </table:table-cell>
          <table:table-cell office:value-type="float" office:value="3.09229737591456" calcext:value-type="float">
            <text:p>3.09229737591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2212876958075" calcext:value-type="float">
            <text:p>0.772212876958075</text:p>
          </table:table-cell>
          <table:table-cell office:value-type="float" office:value="0.424150148194344" calcext:value-type="float">
            <text:p>0.424150148194344</text:p>
          </table:table-cell>
          <table:table-cell office:value-type="float" office:value="7.37406604081702" calcext:value-type="float">
            <text:p>7.37406604081702</text:p>
          </table:table-cell>
          <table:table-cell office:value-type="float" office:value="6.52576574442833" calcext:value-type="float">
            <text:p>6.525765744428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72212876958075" calcext:value-type="float">
            <text:p>0.772212876958075</text:p>
          </table:table-cell>
          <table:table-cell office:value-type="float" office:value="1.84424553214445" calcext:value-type="float">
            <text:p>1.84424553214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0083796197516" calcext:value-type="float">
            <text:p>0.670083796197516</text:p>
          </table:table-cell>
          <table:table-cell office:value-type="float" office:value="3.7878825074999" calcext:value-type="float">
            <text:p>3.7878825074999</text:p>
          </table:table-cell>
          <table:table-cell office:value-type="float" office:value="9.81863667327755" calcext:value-type="float">
            <text:p>9.81863667327755</text:p>
          </table:table-cell>
          <table:table-cell office:value-type="float" office:value="2.24287165827774" calcext:value-type="float">
            <text:p>2.242871658277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70083796197516" calcext:value-type="float">
            <text:p>0.670083796197516</text:p>
          </table:table-cell>
          <table:table-cell office:value-type="float" office:value="7.1451996521471" calcext:value-type="float">
            <text:p>7.145199652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8691756250372" calcext:value-type="float">
            <text:p>0.388691756250372</text:p>
          </table:table-cell>
          <table:table-cell office:value-type="float" office:value="3.90214265457955" calcext:value-type="float">
            <text:p>3.90214265457955</text:p>
          </table:table-cell>
          <table:table-cell office:value-type="float" office:value="7.4003684608329" calcext:value-type="float">
            <text:p>7.4003684608329</text:p>
          </table:table-cell>
          <table:table-cell office:value-type="float" office:value="-0.403916848326203" calcext:value-type="float">
            <text:p>-0.4039168483262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88691756250372" calcext:value-type="float">
            <text:p>0.388691756250372</text:p>
          </table:table-cell>
          <table:table-cell office:value-type="float" office:value="12.6119028143779" calcext:value-type="float">
            <text:p>12.6119028143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91621030808" calcext:value-type="float">
            <text:p>0.1791621030808</text:p>
          </table:table-cell>
          <table:table-cell office:value-type="float" office:value="3.00603844288321" calcext:value-type="float">
            <text:p>3.00603844288321</text:p>
          </table:table-cell>
          <table:table-cell office:value-type="float" office:value="4.61849737061041" calcext:value-type="float">
            <text:p>4.61849737061041</text:p>
          </table:table-cell>
          <table:table-cell office:value-type="float" office:value="-1.39357951515601" calcext:value-type="float">
            <text:p>-1.393579515156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791621030808" calcext:value-type="float">
            <text:p>0.1791621030808</text:p>
          </table:table-cell>
          <table:table-cell office:value-type="float" office:value="22.3598538641653" calcext:value-type="float">
            <text:p>22.3598538641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749060699262" calcext:value-type="float">
            <text:p>0.931749060699262</text:p>
          </table:table-cell>
          <table:table-cell office:value-type="float" office:value="0.534958244250249" calcext:value-type="float">
            <text:p>0.534958244250249</text:p>
          </table:table-cell>
          <table:table-cell office:value-type="float" office:value="8.92069979054361" calcext:value-type="float">
            <text:p>8.92069979054361</text:p>
          </table:table-cell>
          <table:table-cell office:value-type="float" office:value="7.85078330204311" calcext:value-type="float">
            <text:p>7.850783302043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931749060699262" calcext:value-type="float">
            <text:p>0.931749060699262</text:p>
          </table:table-cell>
          <table:table-cell office:value-type="float" office:value="1.64739446380369" calcext:value-type="float">
            <text:p>1.64739446380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1571089542446" calcext:value-type="float">
            <text:p>0.681571089542446</text:p>
          </table:table-cell>
          <table:table-cell office:value-type="float" office:value="0.444028794573518" calcext:value-type="float">
            <text:p>0.444028794573518</text:p>
          </table:table-cell>
          <table:table-cell office:value-type="float" office:value="6.57816860045554" calcext:value-type="float">
            <text:p>6.57816860045554</text:p>
          </table:table-cell>
          <table:table-cell office:value-type="float" office:value="5.6901110113085" calcext:value-type="float">
            <text:p>5.69011101130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81571089542446" calcext:value-type="float">
            <text:p>0.681571089542446</text:p>
          </table:table-cell>
          <table:table-cell office:value-type="float" office:value="2.11867671139474" calcext:value-type="float">
            <text:p>2.11867671139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3919909480889" calcext:value-type="float">
            <text:p>0.293919909480889</text:p>
          </table:table-cell>
          <table:table-cell office:value-type="float" office:value="0.27954896331625" calcext:value-type="float">
            <text:p>0.27954896331625</text:p>
          </table:table-cell>
          <table:table-cell office:value-type="float" office:value="2.92482814864425" calcext:value-type="float">
            <text:p>2.92482814864425</text:p>
          </table:table-cell>
          <table:table-cell office:value-type="float" office:value="2.36573022201176" calcext:value-type="float">
            <text:p>2.365730222011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93919909480889" calcext:value-type="float">
            <text:p>0.293919909480889</text:p>
          </table:table-cell>
          <table:table-cell office:value-type="float" office:value="4.35339329539174" calcext:value-type="float">
            <text:p>4.35339329539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261630891698" calcext:value-type="float">
            <text:p>0.322261630891698</text:p>
          </table:table-cell>
          <table:table-cell office:value-type="float" office:value="3.67986127120869" calcext:value-type="float">
            <text:p>3.67986127120869</text:p>
          </table:table-cell>
          <table:table-cell office:value-type="float" office:value="6.58021594923396" calcext:value-type="float">
            <text:p>6.58021594923396</text:p>
          </table:table-cell>
          <table:table-cell office:value-type="float" office:value="-0.779506593183407" calcext:value-type="float">
            <text:p>-0.779506593183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22261630891698" calcext:value-type="float">
            <text:p>0.322261630891698</text:p>
          </table:table-cell>
          <table:table-cell office:value-type="float" office:value="14.5219313210186" calcext:value-type="float">
            <text:p>14.5219313210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3776339010832" calcext:value-type="float">
            <text:p>0.853776339010832</text:p>
          </table:table-cell>
          <table:table-cell office:value-type="float" office:value="3.83987158384295" calcext:value-type="float">
            <text:p>3.83987158384295</text:p>
          </table:table-cell>
          <table:table-cell office:value-type="float" office:value="11.5238586349404" calcext:value-type="float">
            <text:p>11.5238586349404</text:p>
          </table:table-cell>
          <table:table-cell office:value-type="float" office:value="3.84411546725454" calcext:value-type="float">
            <text:p>3.844115467254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853776339010832" calcext:value-type="float">
            <text:p>0.853776339010832</text:p>
          </table:table-cell>
          <table:table-cell office:value-type="float" office:value="5.66878157978742" calcext:value-type="float">
            <text:p>5.66878157978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4126425419051" calcext:value-type="float">
            <text:p>0.524126425419051</text:p>
          </table:table-cell>
          <table:table-cell office:value-type="float" office:value="3.79324626871555" calcext:value-type="float">
            <text:p>3.79324626871555</text:p>
          </table:table-cell>
          <table:table-cell office:value-type="float" office:value="8.51038409748701" calcext:value-type="float">
            <text:p>8.51038409748701</text:p>
          </table:table-cell>
          <table:table-cell office:value-type="float" office:value="0.923891560055905" calcext:value-type="float">
            <text:p>0.9238915600559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524126425419051" calcext:value-type="float">
            <text:p>0.524126425419051</text:p>
          </table:table-cell>
          <table:table-cell office:value-type="float" office:value="9.14521007957812" calcext:value-type="float">
            <text:p>9.145210079578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488655281886" calcext:value-type="float">
            <text:p>0.91488655281886</text:p>
          </table:table-cell>
          <table:table-cell office:value-type="float" office:value="1.82259409784448" calcext:value-type="float">
            <text:p>1.82259409784448</text:p>
          </table:table-cell>
          <table:table-cell office:value-type="float" office:value="10.0565730732142" calcext:value-type="float">
            <text:p>10.0565730732142</text:p>
          </table:table-cell>
          <table:table-cell office:value-type="float" office:value="6.41138487752526" calcext:value-type="float">
            <text:p>6.411384877525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1488655281886" calcext:value-type="float">
            <text:p>0.91488655281886</text:p>
          </table:table-cell>
          <table:table-cell office:value-type="float" office:value="3.08518481242049" calcext:value-type="float">
            <text:p>3.08518481242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6469350363295" calcext:value-type="float">
            <text:p>0.606469350363295</text:p>
          </table:table-cell>
          <table:table-cell office:value-type="float" office:value="0.47913664626583" calcext:value-type="float">
            <text:p>0.47913664626583</text:p>
          </table:table-cell>
          <table:table-cell office:value-type="float" office:value="5.93736079953548" calcext:value-type="float">
            <text:p>5.93736079953548</text:p>
          </table:table-cell>
          <table:table-cell office:value-type="float" office:value="4.97908750700382" calcext:value-type="float">
            <text:p>4.979087507003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606469350363295" calcext:value-type="float">
            <text:p>0.606469350363295</text:p>
          </table:table-cell>
          <table:table-cell office:value-type="float" office:value="2.43893058302086" calcext:value-type="float">
            <text:p>2.43893058302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194637113094" calcext:value-type="float">
            <text:p>0.54194637113094</text:p>
          </table:table-cell>
          <table:table-cell office:value-type="float" office:value="4.45236837544233" calcext:value-type="float">
            <text:p>4.45236837544233</text:p>
          </table:table-cell>
          <table:table-cell office:value-type="float" office:value="9.32988571562079" calcext:value-type="float">
            <text:p>9.32988571562079</text:p>
          </table:table-cell>
          <table:table-cell office:value-type="float" office:value="0.425148964736125" calcext:value-type="float">
            <text:p>0.4251489647361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4194637113094" calcext:value-type="float">
            <text:p>0.54194637113094</text:p>
          </table:table-cell>
          <table:table-cell office:value-type="float" office:value="10.0607157200154" calcext:value-type="float">
            <text:p>10.0607157200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4152874563046" calcext:value-type="float">
            <text:p>0.644152874563046</text:p>
          </table:table-cell>
          <table:table-cell office:value-type="float" office:value="3.7175531643032" calcext:value-type="float">
            <text:p>3.7175531643032</text:p>
          </table:table-cell>
          <table:table-cell office:value-type="float" office:value="9.51492903537062" calcext:value-type="float">
            <text:p>9.51492903537062</text:p>
          </table:table-cell>
          <table:table-cell office:value-type="float" office:value="2.07982270676421" calcext:value-type="float">
            <text:p>2.079822706764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44152874563046" calcext:value-type="float">
            <text:p>0.644152874563046</text:p>
          </table:table-cell>
          <table:table-cell office:value-type="float" office:value="7.32365460218322" calcext:value-type="float">
            <text:p>7.32365460218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6509701459758" calcext:value-type="float">
            <text:p>0.926509701459758</text:p>
          </table:table-cell>
          <table:table-cell office:value-type="float" office:value="4.6140386751114" calcext:value-type="float">
            <text:p>4.6140386751114</text:p>
          </table:table-cell>
          <table:table-cell office:value-type="float" office:value="12.9526259882492" calcext:value-type="float">
            <text:p>12.9526259882492</text:p>
          </table:table-cell>
          <table:table-cell office:value-type="float" office:value="3.72454863802642" calcext:value-type="float">
            <text:p>3.724548638026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926509701459758" calcext:value-type="float">
            <text:p>0.926509701459758</text:p>
          </table:table-cell>
          <table:table-cell office:value-type="float" office:value="6.05934149018216" calcext:value-type="float">
            <text:p>6.05934149018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9556062667876" calcext:value-type="float">
            <text:p>0.659556062667876</text:p>
          </table:table-cell>
          <table:table-cell office:value-type="float" office:value="1.91457599599428" calcext:value-type="float">
            <text:p>1.91457599599428</text:p>
          </table:table-cell>
          <table:table-cell office:value-type="float" office:value="7.85058056000516" calcext:value-type="float">
            <text:p>7.85058056000516</text:p>
          </table:table-cell>
          <table:table-cell office:value-type="float" office:value="4.02142856801661" calcext:value-type="float">
            <text:p>4.021428568016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659556062667876" calcext:value-type="float">
            <text:p>0.659556062667876</text:p>
          </table:table-cell>
          <table:table-cell office:value-type="float" office:value="4.41899659629379" calcext:value-type="float">
            <text:p>4.41899659629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8700599513094" calcext:value-type="float">
            <text:p>0.238700599513094</text:p>
          </table:table-cell>
          <table:table-cell office:value-type="float" office:value="0.288130476979365" calcext:value-type="float">
            <text:p>0.288130476979365</text:p>
          </table:table-cell>
          <table:table-cell office:value-type="float" office:value="2.43643587259721" calcext:value-type="float">
            <text:p>2.43643587259721</text:p>
          </table:table-cell>
          <table:table-cell office:value-type="float" office:value="1.86017491863849" calcext:value-type="float">
            <text:p>1.860174918638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238700599513094" calcext:value-type="float">
            <text:p>0.238700599513094</text:p>
          </table:table-cell>
          <table:table-cell office:value-type="float" office:value="5.39642748952837" calcext:value-type="float">
            <text:p>5.39642748952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2728665381358" calcext:value-type="float">
            <text:p>0.152728665381358</text:p>
          </table:table-cell>
          <table:table-cell office:value-type="float" office:value="0.507923009439253" calcext:value-type="float">
            <text:p>0.507923009439253</text:p>
          </table:table-cell>
          <table:table-cell office:value-type="float" office:value="1.88248099787148" calcext:value-type="float">
            <text:p>1.88248099787148</text:p>
          </table:table-cell>
          <table:table-cell office:value-type="float" office:value="0.866634978992971" calcext:value-type="float">
            <text:p>0.8666349789929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52728665381358" calcext:value-type="float">
            <text:p>0.152728665381358</text:p>
          </table:table-cell>
          <table:table-cell office:value-type="float" office:value="9.87321538935746" calcext:value-type="float">
            <text:p>9.87321538935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2209338727046" calcext:value-type="float">
            <text:p>0.672209338727046</text:p>
          </table:table-cell>
          <table:table-cell office:value-type="float" office:value="2.02560635916051" calcext:value-type="float">
            <text:p>2.02560635916051</text:p>
          </table:table-cell>
          <table:table-cell office:value-type="float" office:value="8.07549040770392" calcext:value-type="float">
            <text:p>8.07549040770392</text:p>
          </table:table-cell>
          <table:table-cell office:value-type="float" office:value="4.02427768938291" calcext:value-type="float">
            <text:p>4.024277689382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72209338727046" calcext:value-type="float">
            <text:p>0.672209338727046</text:p>
          </table:table-cell>
          <table:table-cell office:value-type="float" office:value="4.50098828571774" calcext:value-type="float">
            <text:p>4.50098828571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2442201943996" calcext:value-type="float">
            <text:p>0.132442201943996</text:p>
          </table:table-cell>
          <table:table-cell office:value-type="float" office:value="3.97217445453292" calcext:value-type="float">
            <text:p>3.97217445453292</text:p>
          </table:table-cell>
          <table:table-cell office:value-type="float" office:value="5.16415427202888" calcext:value-type="float">
            <text:p>5.16415427202888</text:p>
          </table:table-cell>
          <table:table-cell office:value-type="float" office:value="-2.78019463703695" calcext:value-type="float">
            <text:p>-2.780194637036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132442201943996" calcext:value-type="float">
            <text:p>0.132442201943996</text:p>
          </table:table-cell>
          <table:table-cell office:value-type="float" office:value="37.5422212976754" calcext:value-type="float">
            <text:p>37.5422212976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7854894452884" calcext:value-type="float">
            <text:p>0.197854894452884</text:p>
          </table:table-cell>
          <table:table-cell office:value-type="float" office:value="0.41642403882952" calcext:value-type="float">
            <text:p>0.41642403882952</text:p>
          </table:table-cell>
          <table:table-cell office:value-type="float" office:value="2.19711808890548" calcext:value-type="float">
            <text:p>2.19711808890548</text:p>
          </table:table-cell>
          <table:table-cell office:value-type="float" office:value="1.36427001124644" calcext:value-type="float">
            <text:p>1.364270011246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197854894452884" calcext:value-type="float">
            <text:p>0.197854894452884</text:p>
          </table:table-cell>
          <table:table-cell office:value-type="float" office:value="7.15890320907283" calcext:value-type="float">
            <text:p>7.15890320907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7246998341751" calcext:value-type="float">
            <text:p>0.637246998341751</text:p>
          </table:table-cell>
          <table:table-cell office:value-type="float" office:value="2.10059002798415" calcext:value-type="float">
            <text:p>2.10059002798415</text:p>
          </table:table-cell>
          <table:table-cell office:value-type="float" office:value="7.83581301305992" calcext:value-type="float">
            <text:p>7.83581301305992</text:p>
          </table:table-cell>
          <table:table-cell office:value-type="float" office:value="3.63463295709161" calcext:value-type="float">
            <text:p>3.6346329570916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37246998341751" calcext:value-type="float">
            <text:p>0.637246998341751</text:p>
          </table:table-cell>
          <table:table-cell office:value-type="float" office:value="4.86560162080407" calcext:value-type="float">
            <text:p>4.86560162080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6501887096448" calcext:value-type="float">
            <text:p>0.636501887096448</text:p>
          </table:table-cell>
          <table:table-cell office:value-type="float" office:value="1.0811624670149" calcext:value-type="float">
            <text:p>1.0811624670149</text:p>
          </table:table-cell>
          <table:table-cell office:value-type="float" office:value="6.80967945088293" calcext:value-type="float">
            <text:p>6.80967945088293</text:p>
          </table:table-cell>
          <table:table-cell office:value-type="float" office:value="4.64735451685314" calcext:value-type="float">
            <text:p>4.647354516853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36501887096448" calcext:value-type="float">
            <text:p>0.636501887096448</text:p>
          </table:table-cell>
          <table:table-cell office:value-type="float" office:value="3.26968781900805" calcext:value-type="float">
            <text:p>3.26968781900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493001795162" calcext:value-type="float">
            <text:p>0.12493001795162</text:p>
          </table:table-cell>
          <table:table-cell office:value-type="float" office:value="1.97728719358717" calcext:value-type="float">
            <text:p>1.97728719358717</text:p>
          </table:table-cell>
          <table:table-cell office:value-type="float" office:value="3.10165735515175" calcext:value-type="float">
            <text:p>3.10165735515175</text:p>
          </table:table-cell>
          <table:table-cell office:value-type="float" office:value="-0.852917032022591" calcext:value-type="float">
            <text:p>-0.8529170320225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12493001795162" calcext:value-type="float">
            <text:p>0.12493001795162</text:p>
          </table:table-cell>
          <table:table-cell office:value-type="float" office:value="23.8316398444779" calcext:value-type="float">
            <text:p>23.8316398444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8102057899932" calcext:value-type="float">
            <text:p>0.268102057899932</text:p>
          </table:table-cell>
          <table:table-cell office:value-type="float" office:value="3.71765804693938" calcext:value-type="float">
            <text:p>3.71765804693938</text:p>
          </table:table-cell>
          <table:table-cell office:value-type="float" office:value="6.13057656803877" calcext:value-type="float">
            <text:p>6.13057656803877</text:p>
          </table:table-cell>
          <table:table-cell office:value-type="float" office:value="-1.30473952583999" calcext:value-type="float">
            <text:p>-1.304739525839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268102057899932" calcext:value-type="float">
            <text:p>0.268102057899932</text:p>
          </table:table-cell>
          <table:table-cell office:value-type="float" office:value="17.5965006904207" calcext:value-type="float">
            <text:p>17.5965006904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586775232323" calcext:value-type="float">
            <text:p>0.26586775232323</text:p>
          </table:table-cell>
          <table:table-cell office:value-type="float" office:value="1.10591244750339" calcext:value-type="float">
            <text:p>1.10591244750339</text:p>
          </table:table-cell>
          <table:table-cell office:value-type="float" office:value="3.49872221841245" calcext:value-type="float">
            <text:p>3.49872221841245</text:p>
          </table:table-cell>
          <table:table-cell office:value-type="float" office:value="1.28689732340568" calcext:value-type="float">
            <text:p>1.2868973234056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26586775232323" calcext:value-type="float">
            <text:p>0.26586775232323</text:p>
          </table:table-cell>
          <table:table-cell office:value-type="float" office:value="7.9209021368756" calcext:value-type="float">
            <text:p>7.9209021368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5465106181236" calcext:value-type="float">
            <text:p>0.485465106181236</text:p>
          </table:table-cell>
          <table:table-cell office:value-type="float" office:value="1.04302425832969" calcext:value-type="float">
            <text:p>1.04302425832969</text:p>
          </table:table-cell>
          <table:table-cell office:value-type="float" office:value="5.41221021396081" calcext:value-type="float">
            <text:p>5.41221021396081</text:p>
          </table:table-cell>
          <table:table-cell office:value-type="float" office:value="3.32616169730143" calcext:value-type="float">
            <text:p>3.326161697301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485465106181236" calcext:value-type="float">
            <text:p>0.485465106181236</text:p>
          </table:table-cell>
          <table:table-cell office:value-type="float" office:value="4.20838538613109" calcext:value-type="float">
            <text:p>4.20838538613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1051359863383" calcext:value-type="float">
            <text:p>0.781051359863383</text:p>
          </table:table-cell>
          <table:table-cell office:value-type="float" office:value="3.71736756959653" calcext:value-type="float">
            <text:p>3.71736756959653</text:p>
          </table:table-cell>
          <table:table-cell office:value-type="float" office:value="10.746829808367" calcext:value-type="float">
            <text:p>10.746829808367</text:p>
          </table:table-cell>
          <table:table-cell office:value-type="float" office:value="3.31209466917392" calcext:value-type="float">
            <text:p>3.312094669173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781051359863383" calcext:value-type="float">
            <text:p>0.781051359863383</text:p>
          </table:table-cell>
          <table:table-cell office:value-type="float" office:value="6.03976615625081" calcext:value-type="float">
            <text:p>6.03976615625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4307901982715" calcext:value-type="float">
            <text:p>0.554307901982715</text:p>
          </table:table-cell>
          <table:table-cell office:value-type="float" office:value="2.10218761361529" calcext:value-type="float">
            <text:p>2.10218761361529</text:p>
          </table:table-cell>
          <table:table-cell office:value-type="float" office:value="7.09095873145973" calcext:value-type="float">
            <text:p>7.09095873145973</text:p>
          </table:table-cell>
          <table:table-cell office:value-type="float" office:value="2.88658350422915" calcext:value-type="float">
            <text:p>2.88658350422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554307901982715" calcext:value-type="float">
            <text:p>0.554307901982715</text:p>
          </table:table-cell>
          <table:table-cell office:value-type="float" office:value="5.59650620624208" calcext:value-type="float">
            <text:p>5.59650620624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00794708282" calcext:value-type="float">
            <text:p>0.17600794708282</text:p>
          </table:table-cell>
          <table:table-cell office:value-type="float" office:value="4.62616035327212" calcext:value-type="float">
            <text:p>4.62616035327212</text:p>
          </table:table-cell>
          <table:table-cell office:value-type="float" office:value="6.2102318770175" calcext:value-type="float">
            <text:p>6.2102318770175</text:p>
          </table:table-cell>
          <table:table-cell office:value-type="float" office:value="-3.04208882952674" calcext:value-type="float">
            <text:p>-3.042088829526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17600794708282" calcext:value-type="float">
            <text:p>0.17600794708282</text:p>
          </table:table-cell>
          <table:table-cell office:value-type="float" office:value="31.9653768282677" calcext:value-type="float">
            <text:p>31.9653768282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3360964038078" calcext:value-type="float">
            <text:p>0.573360964038078</text:p>
          </table:table-cell>
          <table:table-cell office:value-type="float" office:value="1.4884417145829" calcext:value-type="float">
            <text:p>1.4884417145829</text:p>
          </table:table-cell>
          <table:table-cell office:value-type="float" office:value="6.6486903909256" calcext:value-type="float">
            <text:p>6.6486903909256</text:p>
          </table:table-cell>
          <table:table-cell office:value-type="float" office:value="3.67180696175981" calcext:value-type="float">
            <text:p>3.671806961759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573360964038078" calcext:value-type="float">
            <text:p>0.573360964038078</text:p>
          </table:table-cell>
          <table:table-cell office:value-type="float" office:value="4.34009615348985" calcext:value-type="float">
            <text:p>4.34009615348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159259799765" calcext:value-type="float">
            <text:p>0.70159259799765</text:p>
          </table:table-cell>
          <table:table-cell office:value-type="float" office:value="1.53811321025004" calcext:value-type="float">
            <text:p>1.53811321025004</text:p>
          </table:table-cell>
          <table:table-cell office:value-type="float" office:value="7.8524465922289" calcext:value-type="float">
            <text:p>7.8524465922289</text:p>
          </table:table-cell>
          <table:table-cell office:value-type="float" office:value="4.77622017172881" calcext:value-type="float">
            <text:p>4.776220171728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.70159259799765" calcext:value-type="float">
            <text:p>0.70159259799765</text:p>
          </table:table-cell>
          <table:table-cell office:value-type="float" office:value="3.61764536497938" calcext:value-type="float">
            <text:p>3.61764536497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8043322509189" calcext:value-type="float">
            <text:p>0.238043322509189</text:p>
          </table:table-cell>
          <table:table-cell office:value-type="float" office:value="1.79333417545875" calcext:value-type="float">
            <text:p>1.79333417545875</text:p>
          </table:table-cell>
          <table:table-cell office:value-type="float" office:value="3.93572407804145" calcext:value-type="float">
            <text:p>3.93572407804145</text:p>
          </table:table-cell>
          <table:table-cell office:value-type="float" office:value="0.349055727123953" calcext:value-type="float">
            <text:p>0.3490557271239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238043322509189" calcext:value-type="float">
            <text:p>0.238043322509189</text:p>
          </table:table-cell>
          <table:table-cell office:value-type="float" office:value="11.7345622049571" calcext:value-type="float">
            <text:p>11.7345622049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7371898193197" calcext:value-type="float">
            <text:p>0.377371898193197</text:p>
          </table:table-cell>
          <table:table-cell office:value-type="float" office:value="3.74790911564415" calcext:value-type="float">
            <text:p>3.74790911564415</text:p>
          </table:table-cell>
          <table:table-cell office:value-type="float" office:value="7.14425619938292" calcext:value-type="float">
            <text:p>7.14425619938292</text:p>
          </table:table-cell>
          <table:table-cell office:value-type="float" office:value="-0.351562031905376" calcext:value-type="float">
            <text:p>-0.3515620319053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377371898193197" calcext:value-type="float">
            <text:p>0.377371898193197</text:p>
          </table:table-cell>
          <table:table-cell office:value-type="float" office:value="12.581512132664" calcext:value-type="float">
            <text:p>12.581512132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0167917908217" calcext:value-type="float">
            <text:p>0.970167917908217</text:p>
          </table:table-cell>
          <table:table-cell office:value-type="float" office:value="2.49642113100171" calcext:value-type="float">
            <text:p>2.49642113100171</text:p>
          </table:table-cell>
          <table:table-cell office:value-type="float" office:value="11.2279323921757" calcext:value-type="float">
            <text:p>11.2279323921757</text:p>
          </table:table-cell>
          <table:table-cell office:value-type="float" office:value="6.23509013017225" calcext:value-type="float">
            <text:p>6.235090130172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70167917908217" calcext:value-type="float">
            <text:p>0.970167917908217</text:p>
          </table:table-cell>
          <table:table-cell office:value-type="float" office:value="3.60393398551084" calcext:value-type="float">
            <text:p>3.60393398551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2870921104716" calcext:value-type="float">
            <text:p>0.542870921104716</text:p>
          </table:table-cell>
          <table:table-cell office:value-type="float" office:value="2.771633808442" calcext:value-type="float">
            <text:p>2.771633808442</text:p>
          </table:table-cell>
          <table:table-cell office:value-type="float" office:value="7.65747209838444" calcext:value-type="float">
            <text:p>7.65747209838444</text:p>
          </table:table-cell>
          <table:table-cell office:value-type="float" office:value="2.11420448150045" calcext:value-type="float">
            <text:p>2.114204481500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542870921104716" calcext:value-type="float">
            <text:p>0.542870921104716</text:p>
          </table:table-cell>
          <table:table-cell office:value-type="float" office:value="6.94757015307968" calcext:value-type="float">
            <text:p>6.94757015307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1440057833537" calcext:value-type="float">
            <text:p>0.761440057833537</text:p>
          </table:table-cell>
          <table:table-cell office:value-type="float" office:value="0.060553950196468" calcext:value-type="float">
            <text:p>0.060553950196468</text:p>
          </table:table-cell>
          <table:table-cell office:value-type="float" office:value="6.9135144706983" calcext:value-type="float">
            <text:p>6.9135144706983</text:p>
          </table:table-cell>
          <table:table-cell office:value-type="float" office:value="6.79240657030537" calcext:value-type="float">
            <text:p>6.792406570305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761440057833537" calcext:value-type="float">
            <text:p>0.761440057833537</text:p>
          </table:table-cell>
          <table:table-cell office:value-type="float" office:value="1.3928265781209" calcext:value-type="float">
            <text:p>1.3928265781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6700306212275" calcext:value-type="float">
            <text:p>0.136700306212275</text:p>
          </table:table-cell>
          <table:table-cell office:value-type="float" office:value="3.23690201762054" calcext:value-type="float">
            <text:p>3.23690201762054</text:p>
          </table:table-cell>
          <table:table-cell office:value-type="float" office:value="4.46720477353102" calcext:value-type="float">
            <text:p>4.46720477353102</text:p>
          </table:table-cell>
          <table:table-cell office:value-type="float" office:value="-2.00659926171006" calcext:value-type="float">
            <text:p>-2.006599261710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136700306212275" calcext:value-type="float">
            <text:p>0.136700306212275</text:p>
          </table:table-cell>
          <table:table-cell office:value-type="float" office:value="30.9940931005762" calcext:value-type="float">
            <text:p>30.9940931005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934282529459" calcext:value-type="float">
            <text:p>0.95934282529459</text:p>
          </table:table-cell>
          <table:table-cell office:value-type="float" office:value="1.49331056104708" calcext:value-type="float">
            <text:p>1.49331056104708</text:p>
          </table:table-cell>
          <table:table-cell office:value-type="float" office:value="10.1273959886984" calcext:value-type="float">
            <text:p>10.1273959886984</text:p>
          </table:table-cell>
          <table:table-cell office:value-type="float" office:value="7.14077486660423" calcext:value-type="float">
            <text:p>7.140774866604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934282529459" calcext:value-type="float">
            <text:p>0.95934282529459</text:p>
          </table:table-cell>
          <table:table-cell office:value-type="float" office:value="2.59897764939395" calcext:value-type="float">
            <text:p>2.59897764939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626320953622" calcext:value-type="float">
            <text:p>0.184626320953622</text:p>
          </table:table-cell>
          <table:table-cell office:value-type="float" office:value="2.21378089628168" calcext:value-type="float">
            <text:p>2.21378089628168</text:p>
          </table:table-cell>
          <table:table-cell office:value-type="float" office:value="3.87541778486428" calcext:value-type="float">
            <text:p>3.87541778486428</text:p>
          </table:table-cell>
          <table:table-cell office:value-type="float" office:value="-0.552144007699082" calcext:value-type="float">
            <text:p>-0.5521440076990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184626320953622" calcext:value-type="float">
            <text:p>0.184626320953622</text:p>
          </table:table-cell>
          <table:table-cell office:value-type="float" office:value="17.4069486933501" calcext:value-type="float">
            <text:p>17.4069486933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07409387688" calcext:value-type="float">
            <text:p>0.77307409387688</text:p>
          </table:table-cell>
          <table:table-cell office:value-type="float" office:value="0.829406423831132" calcext:value-type="float">
            <text:p>0.829406423831132</text:p>
          </table:table-cell>
          <table:table-cell office:value-type="float" office:value="7.78707326872305" calcext:value-type="float">
            <text:p>7.78707326872305</text:p>
          </table:table-cell>
          <table:table-cell office:value-type="float" office:value="6.12826042106079" calcext:value-type="float">
            <text:p>6.128260421060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77307409387688" calcext:value-type="float">
            <text:p>0.77307409387688</text:p>
          </table:table-cell>
          <table:table-cell office:value-type="float" office:value="2.36640502937676" calcext:value-type="float">
            <text:p>2.36640502937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1644482329796" calcext:value-type="float">
            <text:p>0.781644482329796</text:p>
          </table:table-cell>
          <table:table-cell office:value-type="float" office:value="0.842308686973539" calcext:value-type="float">
            <text:p>0.842308686973539</text:p>
          </table:table-cell>
          <table:table-cell office:value-type="float" office:value="7.8771090279417" calcext:value-type="float">
            <text:p>7.8771090279417</text:p>
          </table:table-cell>
          <table:table-cell office:value-type="float" office:value="6.19249165399462" calcext:value-type="float">
            <text:p>6.192491653994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781644482329796" calcext:value-type="float">
            <text:p>0.781644482329796</text:p>
          </table:table-cell>
          <table:table-cell office:value-type="float" office:value="2.35696499958944" calcext:value-type="float">
            <text:p>2.35696499958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2776319488919" calcext:value-type="float">
            <text:p>0.722776319488919</text:p>
          </table:table-cell>
          <table:table-cell office:value-type="float" office:value="3.10333449935041" calcext:value-type="float">
            <text:p>3.10333449935041</text:p>
          </table:table-cell>
          <table:table-cell office:value-type="float" office:value="9.60832137475068" calcext:value-type="float">
            <text:p>9.60832137475068</text:p>
          </table:table-cell>
          <table:table-cell office:value-type="float" office:value="3.40165237604986" calcext:value-type="float">
            <text:p>3.4016523760498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722776319488919" calcext:value-type="float">
            <text:p>0.722776319488919</text:p>
          </table:table-cell>
          <table:table-cell office:value-type="float" office:value="5.67718447423943" calcext:value-type="float">
            <text:p>5.67718447423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3040282496503" calcext:value-type="float">
            <text:p>0.203040282496503</text:p>
          </table:table-cell>
          <table:table-cell office:value-type="float" office:value="0.00403236618268021" calcext:value-type="float">
            <text:p>0.00403236618268</text:p>
          </table:table-cell>
          <table:table-cell office:value-type="float" office:value="1.83139490865121" calcext:value-type="float">
            <text:p>1.83139490865121</text:p>
          </table:table-cell>
          <table:table-cell office:value-type="float" office:value="1.82333017628584" calcext:value-type="float">
            <text:p>1.823330176285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203040282496503" calcext:value-type="float">
            <text:p>0.203040282496503</text:p>
          </table:table-cell>
          <table:table-cell office:value-type="float" office:value="4.94499098325464" calcext:value-type="float">
            <text:p>4.94499098325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4164588712441" calcext:value-type="float">
            <text:p>0.164164588712441</text:p>
          </table:table-cell>
          <table:table-cell office:value-type="float" office:value="1.78097835311791" calcext:value-type="float">
            <text:p>1.78097835311791</text:p>
          </table:table-cell>
          <table:table-cell office:value-type="float" office:value="3.25845965152988" calcext:value-type="float">
            <text:p>3.25845965152988</text:p>
          </table:table-cell>
          <table:table-cell office:value-type="float" office:value="-0.303497054705949" calcext:value-type="float">
            <text:p>-0.3034970547059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164164588712441" calcext:value-type="float">
            <text:p>0.164164588712441</text:p>
          </table:table-cell>
          <table:table-cell office:value-type="float" office:value="16.9401840855535" calcext:value-type="float">
            <text:p>16.9401840855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1220449475767" calcext:value-type="float">
            <text:p>0.131220449475767</text:p>
          </table:table-cell>
          <table:table-cell office:value-type="float" office:value="1.42676365717869" calcext:value-type="float">
            <text:p>1.42676365717869</text:p>
          </table:table-cell>
          <table:table-cell office:value-type="float" office:value="2.60774770246059" calcext:value-type="float">
            <text:p>2.60774770246059</text:p>
          </table:table-cell>
          <table:table-cell office:value-type="float" office:value="-0.245779611896787" calcext:value-type="float">
            <text:p>-0.2457796118967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131220449475767" calcext:value-type="float">
            <text:p>0.131220449475767</text:p>
          </table:table-cell>
          <table:table-cell office:value-type="float" office:value="18.4937916831846" calcext:value-type="float">
            <text:p>18.4937916831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5536838600039" calcext:value-type="float">
            <text:p>0.935536838600039</text:p>
          </table:table-cell>
          <table:table-cell office:value-type="float" office:value="0.221526101643131" calcext:value-type="float">
            <text:p>0.221526101643131</text:p>
          </table:table-cell>
          <table:table-cell office:value-type="float" office:value="8.64135764904348" calcext:value-type="float">
            <text:p>8.64135764904348</text:p>
          </table:table-cell>
          <table:table-cell office:value-type="float" office:value="8.19830544575722" calcext:value-type="float">
            <text:p>8.198305445757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935536838600039" calcext:value-type="float">
            <text:p>0.935536838600039</text:p>
          </table:table-cell>
          <table:table-cell office:value-type="float" office:value="1.30569535184852" calcext:value-type="float">
            <text:p>1.30569535184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298824088233" calcext:value-type="float">
            <text:p>0.931298824088233</text:p>
          </table:table-cell>
          <table:table-cell office:value-type="float" office:value="0.14305681707714" calcext:value-type="float">
            <text:p>0.14305681707714</text:p>
          </table:table-cell>
          <table:table-cell office:value-type="float" office:value="8.52474623387124" calcext:value-type="float">
            <text:p>8.52474623387124</text:p>
          </table:table-cell>
          <table:table-cell office:value-type="float" office:value="8.23863259971696" calcext:value-type="float">
            <text:p>8.238632599716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931298824088233" calcext:value-type="float">
            <text:p>0.931298824088233</text:p>
          </table:table-cell>
          <table:table-cell office:value-type="float" office:value="1.22737921224825" calcext:value-type="float">
            <text:p>1.22737921224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611519776179" calcext:value-type="float">
            <text:p>0.67611519776179</text:p>
          </table:table-cell>
          <table:table-cell office:value-type="float" office:value="1.31554210640425" calcext:value-type="float">
            <text:p>1.31554210640425</text:p>
          </table:table-cell>
          <table:table-cell office:value-type="float" office:value="7.40057888626036" calcext:value-type="float">
            <text:p>7.40057888626036</text:p>
          </table:table-cell>
          <table:table-cell office:value-type="float" office:value="4.76949467345185" calcext:value-type="float">
            <text:p>4.769494673451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67611519776179" calcext:value-type="float">
            <text:p>0.67611519776179</text:p>
          </table:table-cell>
          <table:table-cell office:value-type="float" office:value="3.42477452669252" calcext:value-type="float">
            <text:p>3.42477452669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1257300800825" calcext:value-type="float">
            <text:p>0.771257300800825</text:p>
          </table:table-cell>
          <table:table-cell office:value-type="float" office:value="4.1561699711274" calcext:value-type="float">
            <text:p>4.1561699711274</text:p>
          </table:table-cell>
          <table:table-cell office:value-type="float" office:value="11.0974856783348" calcext:value-type="float">
            <text:p>11.0974856783348</text:p>
          </table:table-cell>
          <table:table-cell office:value-type="float" office:value="2.78514573608002" calcext:value-type="float">
            <text:p>2.78514573608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771257300800825" calcext:value-type="float">
            <text:p>0.771257300800825</text:p>
          </table:table-cell>
          <table:table-cell office:value-type="float" office:value="6.68540831415607" calcext:value-type="float">
            <text:p>6.68540831415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0784464917713" calcext:value-type="float">
            <text:p>0.330784464917713</text:p>
          </table:table-cell>
          <table:table-cell office:value-type="float" office:value="2.4715749806763" calcext:value-type="float">
            <text:p>2.4715749806763</text:p>
          </table:table-cell>
          <table:table-cell office:value-type="float" office:value="5.44863516493572" calcext:value-type="float">
            <text:p>5.44863516493572</text:p>
          </table:table-cell>
          <table:table-cell office:value-type="float" office:value="0.50548520358312" calcext:value-type="float">
            <text:p>0.505485203583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330784464917713" calcext:value-type="float">
            <text:p>0.330784464917713</text:p>
          </table:table-cell>
          <table:table-cell office:value-type="float" office:value="10.4949758796559" calcext:value-type="float">
            <text:p>10.4949758796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3276584892746" calcext:value-type="float">
            <text:p>0.973276584892746</text:p>
          </table:table-cell>
          <table:table-cell office:value-type="float" office:value="0.611612210534683" calcext:value-type="float">
            <text:p>0.611612210534683</text:p>
          </table:table-cell>
          <table:table-cell office:value-type="float" office:value="9.3711014745694" calcext:value-type="float">
            <text:p>9.3711014745694</text:p>
          </table:table-cell>
          <table:table-cell office:value-type="float" office:value="8.14787705350003" calcext:value-type="float">
            <text:p>8.147877053500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973276584892746" calcext:value-type="float">
            <text:p>0.973276584892746</text:p>
          </table:table-cell>
          <table:table-cell office:value-type="float" office:value="1.655862511798" calcext:value-type="float">
            <text:p>1.655862511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6070196944722" calcext:value-type="float">
            <text:p>0.816070196944722</text:p>
          </table:table-cell>
          <table:table-cell office:value-type="float" office:value="4.95341307819425" calcext:value-type="float">
            <text:p>4.95341307819425</text:p>
          </table:table-cell>
          <table:table-cell office:value-type="float" office:value="12.2980448506967" calcext:value-type="float">
            <text:p>12.2980448506967</text:p>
          </table:table-cell>
          <table:table-cell office:value-type="float" office:value="2.39121869430825" calcext:value-type="float">
            <text:p>2.391218694308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816070196944722" calcext:value-type="float">
            <text:p>0.816070196944722</text:p>
          </table:table-cell>
          <table:table-cell office:value-type="float" office:value="7.29522178420825" calcext:value-type="float">
            <text:p>7.295221784208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5266228601169" calcext:value-type="float">
            <text:p>0.275266228601169</text:p>
          </table:table-cell>
          <table:table-cell office:value-type="float" office:value="3.06058552343912" calcext:value-type="float">
            <text:p>3.06058552343912</text:p>
          </table:table-cell>
          <table:table-cell office:value-type="float" office:value="5.53798158084964" calcext:value-type="float">
            <text:p>5.53798158084964</text:p>
          </table:table-cell>
          <table:table-cell office:value-type="float" office:value="-0.583189466028608" calcext:value-type="float">
            <text:p>-0.5831894660286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275266228601169" calcext:value-type="float">
            <text:p>0.275266228601169</text:p>
          </table:table-cell>
          <table:table-cell office:value-type="float" office:value="14.7514845684992" calcext:value-type="float">
            <text:p>14.7514845684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808556372296" calcext:value-type="float">
            <text:p>0.56808556372296</text:p>
          </table:table-cell>
          <table:table-cell office:value-type="float" office:value="0.882278921819753" calcext:value-type="float">
            <text:p>0.882278921819753</text:p>
          </table:table-cell>
          <table:table-cell office:value-type="float" office:value="5.9950489953264" calcext:value-type="float">
            <text:p>5.9950489953264</text:p>
          </table:table-cell>
          <table:table-cell office:value-type="float" office:value="4.23049115168689" calcext:value-type="float">
            <text:p>4.230491151686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56808556372296" calcext:value-type="float">
            <text:p>0.56808556372296</text:p>
          </table:table-cell>
          <table:table-cell office:value-type="float" office:value="3.31337221365774" calcext:value-type="float">
            <text:p>3.31337221365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7255809411026" calcext:value-type="float">
            <text:p>0.347255809411026</text:p>
          </table:table-cell>
          <table:table-cell office:value-type="float" office:value="2.85918597865985" calcext:value-type="float">
            <text:p>2.85918597865985</text:p>
          </table:table-cell>
          <table:table-cell office:value-type="float" office:value="5.98448826335908" calcext:value-type="float">
            <text:p>5.98448826335908</text:p>
          </table:table-cell>
          <table:table-cell office:value-type="float" office:value="0.266116306039382" calcext:value-type="float">
            <text:p>0.2661163060393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347255809411026" calcext:value-type="float">
            <text:p>0.347255809411026</text:p>
          </table:table-cell>
          <table:table-cell office:value-type="float" office:value="11.1133806089676" calcext:value-type="float">
            <text:p>11.1133806089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6670858090439" calcext:value-type="float">
            <text:p>0.516670858090439</text:p>
          </table:table-cell>
          <table:table-cell office:value-type="float" office:value="3.02442989191811" calcext:value-type="float">
            <text:p>3.02442989191811</text:p>
          </table:table-cell>
          <table:table-cell office:value-type="float" office:value="7.67446761473206" calcext:value-type="float">
            <text:p>7.67446761473206</text:p>
          </table:table-cell>
          <table:table-cell office:value-type="float" office:value="1.62560783089585" calcext:value-type="float">
            <text:p>1.625607830895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516670858090439" calcext:value-type="float">
            <text:p>0.516670858090439</text:p>
          </table:table-cell>
          <table:table-cell office:value-type="float" office:value="7.78915595664128" calcext:value-type="float">
            <text:p>7.78915595664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8855867048498" calcext:value-type="float">
            <text:p>0.708855867048498</text:p>
          </table:table-cell>
          <table:table-cell office:value-type="float" office:value="2.58235894459824" calcext:value-type="float">
            <text:p>2.58235894459824</text:p>
          </table:table-cell>
          <table:table-cell office:value-type="float" office:value="8.96206174803472" calcext:value-type="float">
            <text:p>8.96206174803472</text:p>
          </table:table-cell>
          <table:table-cell office:value-type="float" office:value="3.79734385883824" calcext:value-type="float">
            <text:p>3.797343858838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708855867048498" calcext:value-type="float">
            <text:p>0.708855867048498</text:p>
          </table:table-cell>
          <table:table-cell office:value-type="float" office:value="5.0537198196783" calcext:value-type="float">
            <text:p>5.0537198196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5089967108444" calcext:value-type="float">
            <text:p>0.325089967108444</text:p>
          </table:table-cell>
          <table:table-cell office:value-type="float" office:value="3.5484633472589" calcext:value-type="float">
            <text:p>3.5484633472589</text:p>
          </table:table-cell>
          <table:table-cell office:value-type="float" office:value="6.47427305123489" calcext:value-type="float">
            <text:p>6.47427305123489</text:p>
          </table:table-cell>
          <table:table-cell office:value-type="float" office:value="-0.622653643282907" calcext:value-type="float">
            <text:p>-0.6226536432829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25089967108444" calcext:value-type="float">
            <text:p>0.325089967108444</text:p>
          </table:table-cell>
          <table:table-cell office:value-type="float" office:value="13.9913987125343" calcext:value-type="float">
            <text:p>13.9913987125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6945869659582" calcext:value-type="float">
            <text:p>0.476945869659582</text:p>
          </table:table-cell>
          <table:table-cell office:value-type="float" office:value="3.47455822871568" calcext:value-type="float">
            <text:p>3.47455822871568</text:p>
          </table:table-cell>
          <table:table-cell office:value-type="float" office:value="7.76707105565191" calcext:value-type="float">
            <text:p>7.76707105565191</text:p>
          </table:table-cell>
          <table:table-cell office:value-type="float" office:value="0.817954598220557" calcext:value-type="float">
            <text:p>0.8179545982205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76945869659582" calcext:value-type="float">
            <text:p>0.476945869659582</text:p>
          </table:table-cell>
          <table:table-cell office:value-type="float" office:value="9.38168985908061" calcext:value-type="float">
            <text:p>9.38168985908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7435756433285" calcext:value-type="float">
            <text:p>0.807435756433285</text:p>
          </table:table-cell>
          <table:table-cell office:value-type="float" office:value="4.94331350349758" calcext:value-type="float">
            <text:p>4.94331350349758</text:p>
          </table:table-cell>
          <table:table-cell office:value-type="float" office:value="12.2102353113971" calcext:value-type="float">
            <text:p>12.2102353113971</text:p>
          </table:table-cell>
          <table:table-cell office:value-type="float" office:value="2.32360830440198" calcext:value-type="float">
            <text:p>2.323608304401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807435756433285" calcext:value-type="float">
            <text:p>0.807435756433285</text:p>
          </table:table-cell>
          <table:table-cell office:value-type="float" office:value="7.36072617065065" calcext:value-type="float">
            <text:p>7.36072617065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2460878049656" calcext:value-type="float">
            <text:p>0.502460878049656</text:p>
          </table:table-cell>
          <table:table-cell office:value-type="float" office:value="3.4363686992933" calcext:value-type="float">
            <text:p>3.4363686992933</text:p>
          </table:table-cell>
          <table:table-cell office:value-type="float" office:value="7.9585166017402" calcext:value-type="float">
            <text:p>7.9585166017402</text:p>
          </table:table-cell>
          <table:table-cell office:value-type="float" office:value="1.0857792031536" calcext:value-type="float">
            <text:p>1.08577920315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02460878049656" calcext:value-type="float">
            <text:p>0.502460878049656</text:p>
          </table:table-cell>
          <table:table-cell office:value-type="float" office:value="8.8292818269025" calcext:value-type="float">
            <text:p>8.8292818269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6455333546726" calcext:value-type="float">
            <text:p>0.946455333546726</text:p>
          </table:table-cell>
          <table:table-cell office:value-type="float" office:value="0.741681036871867" calcext:value-type="float">
            <text:p>0.741681036871867</text:p>
          </table:table-cell>
          <table:table-cell office:value-type="float" office:value="9.2597790387924" calcext:value-type="float">
            <text:p>9.2597790387924</text:p>
          </table:table-cell>
          <table:table-cell office:value-type="float" office:value="7.77641696504867" calcext:value-type="float">
            <text:p>7.776416965048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46455333546726" calcext:value-type="float">
            <text:p>0.946455333546726</text:p>
          </table:table-cell>
          <table:table-cell office:value-type="float" office:value="1.84021472027119" calcext:value-type="float">
            <text:p>1.84021472027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0996574977698" calcext:value-type="float">
            <text:p>0.680996574977698</text:p>
          </table:table-cell>
          <table:table-cell office:value-type="float" office:value="4.95554627855496" calcext:value-type="float">
            <text:p>4.95554627855496</text:p>
          </table:table-cell>
          <table:table-cell office:value-type="float" office:value="11.0845154533542" calcext:value-type="float">
            <text:p>11.0845154533542</text:p>
          </table:table-cell>
          <table:table-cell office:value-type="float" office:value="1.17342289624432" calcext:value-type="float">
            <text:p>1.173422896244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680996574977698" calcext:value-type="float">
            <text:p>0.680996574977698</text:p>
          </table:table-cell>
          <table:table-cell office:value-type="float" office:value="8.74533954704544" calcext:value-type="float">
            <text:p>8.74533954704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8073377897301" calcext:value-type="float">
            <text:p>0.828073377897301</text:p>
          </table:table-cell>
          <table:table-cell office:value-type="float" office:value="3.66683739534972" calcext:value-type="float">
            <text:p>3.66683739534972</text:p>
          </table:table-cell>
          <table:table-cell office:value-type="float" office:value="11.1194977964254" calcext:value-type="float">
            <text:p>11.1194977964254</text:p>
          </table:table-cell>
          <table:table-cell office:value-type="float" office:value="3.78582300572599" calcext:value-type="float">
            <text:p>3.785823005725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828073377897301" calcext:value-type="float">
            <text:p>0.828073377897301</text:p>
          </table:table-cell>
          <table:table-cell office:value-type="float" office:value="5.63577760125565" calcext:value-type="float">
            <text:p>5.63577760125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6642443740671" calcext:value-type="float">
            <text:p>0.856642443740671</text:p>
          </table:table-cell>
          <table:table-cell office:value-type="float" office:value="1.78394564537344" calcext:value-type="float">
            <text:p>1.78394564537344</text:p>
          </table:table-cell>
          <table:table-cell office:value-type="float" office:value="9.49372763903948" calcext:value-type="float">
            <text:p>9.49372763903948</text:p>
          </table:table-cell>
          <table:table-cell office:value-type="float" office:value="5.9258363482926" calcext:value-type="float">
            <text:p>5.92583634829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856642443740671" calcext:value-type="float">
            <text:p>0.856642443740671</text:p>
          </table:table-cell>
          <table:table-cell office:value-type="float" office:value="3.24983389010808" calcext:value-type="float">
            <text:p>3.24983389010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0782670312723" calcext:value-type="float">
            <text:p>0.340782670312723</text:p>
          </table:table-cell>
          <table:table-cell office:value-type="float" office:value="1.49363485736935" calcext:value-type="float">
            <text:p>1.49363485736935</text:p>
          </table:table-cell>
          <table:table-cell office:value-type="float" office:value="4.56067889018386" calcext:value-type="float">
            <text:p>4.56067889018386</text:p>
          </table:table-cell>
          <table:table-cell office:value-type="float" office:value="1.57340917544515" calcext:value-type="float">
            <text:p>1.573409175445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340782670312723" calcext:value-type="float">
            <text:p>0.340782670312723</text:p>
          </table:table-cell>
          <table:table-cell office:value-type="float" office:value="7.31737577817863" calcext:value-type="float">
            <text:p>7.31737577817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2472176977928" calcext:value-type="float">
            <text:p>0.792472176977928</text:p>
          </table:table-cell>
          <table:table-cell office:value-type="float" office:value="0.873721358283176" calcext:value-type="float">
            <text:p>0.873721358283176</text:p>
          </table:table-cell>
          <table:table-cell office:value-type="float" office:value="8.00597095108452" calcext:value-type="float">
            <text:p>8.00597095108452</text:p>
          </table:table-cell>
          <table:table-cell office:value-type="float" office:value="6.25852823451817" calcext:value-type="float">
            <text:p>6.258528234518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792472176977928" calcext:value-type="float">
            <text:p>0.792472176977928</text:p>
          </table:table-cell>
          <table:table-cell office:value-type="float" office:value="2.36440018049411" calcext:value-type="float">
            <text:p>2.364400180494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5230424933507" calcext:value-type="float">
            <text:p>0.955230424933507</text:p>
          </table:table-cell>
          <table:table-cell office:value-type="float" office:value="1.62743801459565" calcext:value-type="float">
            <text:p>1.62743801459565</text:p>
          </table:table-cell>
          <table:table-cell office:value-type="float" office:value="10.2245118389972" calcext:value-type="float">
            <text:p>10.2245118389972</text:p>
          </table:table-cell>
          <table:table-cell office:value-type="float" office:value="6.96963580980592" calcext:value-type="float">
            <text:p>6.969635809805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955230424933507" calcext:value-type="float">
            <text:p>0.955230424933507</text:p>
          </table:table-cell>
          <table:table-cell office:value-type="float" office:value="2.75058032702271" calcext:value-type="float">
            <text:p>2.75058032702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5458995694974" calcext:value-type="float">
            <text:p>0.195458995694974</text:p>
          </table:table-cell>
          <table:table-cell office:value-type="float" office:value="0.770453513212437" calcext:value-type="float">
            <text:p>0.770453513212437</text:p>
          </table:table-cell>
          <table:table-cell office:value-type="float" office:value="2.5295844744672" calcext:value-type="float">
            <text:p>2.5295844744672</text:p>
          </table:table-cell>
          <table:table-cell office:value-type="float" office:value="0.98867744804233" calcext:value-type="float">
            <text:p>0.988677448042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195458995694974" calcext:value-type="float">
            <text:p>0.195458995694974</text:p>
          </table:table-cell>
          <table:table-cell office:value-type="float" office:value="9.05792801665337" calcext:value-type="float">
            <text:p>9.05792801665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9913067455682" calcext:value-type="float">
            <text:p>0.759913067455682</text:p>
          </table:table-cell>
          <table:table-cell office:value-type="float" office:value="2.05167503720124" calcext:value-type="float">
            <text:p>2.05167503720124</text:p>
          </table:table-cell>
          <table:table-cell office:value-type="float" office:value="8.89089264430238" calcext:value-type="float">
            <text:p>8.89089264430238</text:p>
          </table:table-cell>
          <table:table-cell office:value-type="float" office:value="4.7875425698999" calcext:value-type="float">
            <text:p>4.7875425698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759913067455682" calcext:value-type="float">
            <text:p>0.759913067455682</text:p>
          </table:table-cell>
          <table:table-cell office:value-type="float" office:value="4.01582124047263" calcext:value-type="float">
            <text:p>4.01582124047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6732451264097" calcext:value-type="float">
            <text:p>0.486732451264097</text:p>
          </table:table-cell>
          <table:table-cell office:value-type="float" office:value="0.766540857012008" calcext:value-type="float">
            <text:p>0.766540857012008</text:p>
          </table:table-cell>
          <table:table-cell office:value-type="float" office:value="5.14713291838888" calcext:value-type="float">
            <text:p>5.14713291838888</text:p>
          </table:table-cell>
          <table:table-cell office:value-type="float" office:value="3.61405120436486" calcext:value-type="float">
            <text:p>3.614051204364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486732451264097" calcext:value-type="float">
            <text:p>0.486732451264097</text:p>
          </table:table-cell>
          <table:table-cell office:value-type="float" office:value="3.6293878750515" calcext:value-type="float">
            <text:p>3.6293878750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7084914717055" calcext:value-type="float">
            <text:p>0.147084914717055</text:p>
          </table:table-cell>
          <table:table-cell office:value-type="float" office:value="4.52845429685676" calcext:value-type="float">
            <text:p>4.52845429685676</text:p>
          </table:table-cell>
          <table:table-cell office:value-type="float" office:value="5.85221852931026" calcext:value-type="float">
            <text:p>5.85221852931026</text:p>
          </table:table-cell>
          <table:table-cell office:value-type="float" office:value="-3.20469006440327" calcext:value-type="float">
            <text:p>-3.204690064403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147084914717055" calcext:value-type="float">
            <text:p>0.147084914717055</text:p>
          </table:table-cell>
          <table:table-cell office:value-type="float" office:value="37.5868205620662" calcext:value-type="float">
            <text:p>37.5868205620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59551955843" calcext:value-type="float">
            <text:p>0.8959551955843</text:p>
          </table:table-cell>
          <table:table-cell office:value-type="float" office:value="3.2623883743541" calcext:value-type="float">
            <text:p>3.2623883743541</text:p>
          </table:table-cell>
          <table:table-cell office:value-type="float" office:value="11.3259851346128" calcext:value-type="float">
            <text:p>11.3259851346128</text:p>
          </table:table-cell>
          <table:table-cell office:value-type="float" office:value="4.8012083859046" calcext:value-type="float">
            <text:p>4.80120838590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8959551955843" calcext:value-type="float">
            <text:p>0.8959551955843</text:p>
          </table:table-cell>
          <table:table-cell office:value-type="float" office:value="4.75736777392576" calcext:value-type="float">
            <text:p>4.75736777392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3090360008764" calcext:value-type="float">
            <text:p>0.593090360008764</text:p>
          </table:table-cell>
          <table:table-cell office:value-type="float" office:value="4.33515363227332" calcext:value-type="float">
            <text:p>4.33515363227332</text:p>
          </table:table-cell>
          <table:table-cell office:value-type="float" office:value="9.6729668723522" calcext:value-type="float">
            <text:p>9.6729668723522</text:p>
          </table:table-cell>
          <table:table-cell office:value-type="float" office:value="1.00265960780555" calcext:value-type="float">
            <text:p>1.002659607805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593090360008764" calcext:value-type="float">
            <text:p>0.593090360008764</text:p>
          </table:table-cell>
          <table:table-cell office:value-type="float" office:value="8.99551567857971" calcext:value-type="float">
            <text:p>8.99551567857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8557760336901" calcext:value-type="float">
            <text:p>0.148557760336901</text:p>
          </table:table-cell>
          <table:table-cell office:value-type="float" office:value="1.69488938865275" calcext:value-type="float">
            <text:p>1.69488938865275</text:p>
          </table:table-cell>
          <table:table-cell office:value-type="float" office:value="3.03190923168486" calcext:value-type="float">
            <text:p>3.03190923168486</text:p>
          </table:table-cell>
          <table:table-cell office:value-type="float" office:value="-0.357869545620641" calcext:value-type="float">
            <text:p>-0.3578695456206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148557760336901" calcext:value-type="float">
            <text:p>0.148557760336901</text:p>
          </table:table-cell>
          <table:table-cell office:value-type="float" office:value="18.1403474483006" calcext:value-type="float">
            <text:p>18.1403474483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7132997100295" calcext:value-type="float">
            <text:p>0.397132997100295</text:p>
          </table:table-cell>
          <table:table-cell office:value-type="float" office:value="0.798945697185768" calcext:value-type="float">
            <text:p>0.798945697185768</text:p>
          </table:table-cell>
          <table:table-cell office:value-type="float" office:value="4.37314267108842" calcext:value-type="float">
            <text:p>4.37314267108842</text:p>
          </table:table-cell>
          <table:table-cell office:value-type="float" office:value="2.77525127671689" calcext:value-type="float">
            <text:p>2.775251276716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397132997100295" calcext:value-type="float">
            <text:p>0.397132997100295</text:p>
          </table:table-cell>
          <table:table-cell office:value-type="float" office:value="4.52983184555538" calcext:value-type="float">
            <text:p>4.52983184555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6067857957126" calcext:value-type="float">
            <text:p>0.726067857957126</text:p>
          </table:table-cell>
          <table:table-cell office:value-type="float" office:value="2.30712482376406" calcext:value-type="float">
            <text:p>2.30712482376406</text:p>
          </table:table-cell>
          <table:table-cell office:value-type="float" office:value="8.8417355453782" calcext:value-type="float">
            <text:p>8.8417355453782</text:p>
          </table:table-cell>
          <table:table-cell office:value-type="float" office:value="4.22748589785008" calcext:value-type="float">
            <text:p>4.2274858978500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726067857957126" calcext:value-type="float">
            <text:p>0.726067857957126</text:p>
          </table:table-cell>
          <table:table-cell office:value-type="float" office:value="4.55484261907562" calcext:value-type="float">
            <text:p>4.55484261907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7067524678801" calcext:value-type="float">
            <text:p>0.877067524678801</text:p>
          </table:table-cell>
          <table:table-cell office:value-type="float" office:value="4.10064157142878" calcext:value-type="float">
            <text:p>4.10064157142878</text:p>
          </table:table-cell>
          <table:table-cell office:value-type="float" office:value="11.994249293538" calcext:value-type="float">
            <text:p>11.994249293538</text:p>
          </table:table-cell>
          <table:table-cell office:value-type="float" office:value="3.79296615068044" calcext:value-type="float">
            <text:p>3.792966150680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877067524678801" calcext:value-type="float">
            <text:p>0.877067524678801</text:p>
          </table:table-cell>
          <table:table-cell office:value-type="float" office:value="5.81556314412248" calcext:value-type="float">
            <text:p>5.81556314412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8815920929501" calcext:value-type="float">
            <text:p>0.448815920929501</text:p>
          </table:table-cell>
          <table:table-cell office:value-type="float" office:value="4.90835797003681" calcext:value-type="float">
            <text:p>4.90835797003681</text:p>
          </table:table-cell>
          <table:table-cell office:value-type="float" office:value="8.94770125840232" calcext:value-type="float">
            <text:p>8.94770125840232</text:p>
          </table:table-cell>
          <table:table-cell office:value-type="float" office:value="-0.869014681671303" calcext:value-type="float">
            <text:p>-0.8690146816713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8815920929501" calcext:value-type="float">
            <text:p>0.448815920929501</text:p>
          </table:table-cell>
          <table:table-cell office:value-type="float" office:value="13.1643234887937" calcext:value-type="float">
            <text:p>13.1643234887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9567690021686" calcext:value-type="float">
            <text:p>0.519567690021686</text:p>
          </table:table-cell>
          <table:table-cell office:value-type="float" office:value="2.97780919777143" calcext:value-type="float">
            <text:p>2.97780919777143</text:p>
          </table:table-cell>
          <table:table-cell office:value-type="float" office:value="7.65391840796661" calcext:value-type="float">
            <text:p>7.65391840796661</text:p>
          </table:table-cell>
          <table:table-cell office:value-type="float" office:value="1.69830001242374" calcext:value-type="float">
            <text:p>1.698300012423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519567690021686" calcext:value-type="float">
            <text:p>0.519567690021686</text:p>
          </table:table-cell>
          <table:table-cell office:value-type="float" office:value="7.65599800404333" calcext:value-type="float">
            <text:p>7.65599800404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920550031575" calcext:value-type="float">
            <text:p>0.183920550031575</text:p>
          </table:table-cell>
          <table:table-cell office:value-type="float" office:value="1.62705791807903" calcext:value-type="float">
            <text:p>1.62705791807903</text:p>
          </table:table-cell>
          <table:table-cell office:value-type="float" office:value="3.28234286836321" calcext:value-type="float">
            <text:p>3.28234286836321</text:p>
          </table:table-cell>
          <table:table-cell office:value-type="float" office:value="0.0282270322051432" calcext:value-type="float">
            <text:p>0.028227032205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183920550031575" calcext:value-type="float">
            <text:p>0.183920550031575</text:p>
          </table:table-cell>
          <table:table-cell office:value-type="float" office:value="14.2836562723851" calcext:value-type="float">
            <text:p>14.283656272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1770337181026" calcext:value-type="float">
            <text:p>0.391770337181026</text:p>
          </table:table-cell>
          <table:table-cell office:value-type="float" office:value="2.13143570019677" calcext:value-type="float">
            <text:p>2.13143570019677</text:p>
          </table:table-cell>
          <table:table-cell office:value-type="float" office:value="5.657368734826" calcext:value-type="float">
            <text:p>5.657368734826</text:p>
          </table:table-cell>
          <table:table-cell office:value-type="float" office:value="1.39449733443247" calcext:value-type="float">
            <text:p>1.394497334432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391770337181026" calcext:value-type="float">
            <text:p>0.391770337181026</text:p>
          </table:table-cell>
          <table:table-cell office:value-type="float" office:value="7.99303929625947" calcext:value-type="float">
            <text:p>7.99303929625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0373127498583" calcext:value-type="float">
            <text:p>0.940373127498583</text:p>
          </table:table-cell>
          <table:table-cell office:value-type="float" office:value="2.7181096118425" calcext:value-type="float">
            <text:p>2.7181096118425</text:p>
          </table:table-cell>
          <table:table-cell office:value-type="float" office:value="11.1814677593297" calcext:value-type="float">
            <text:p>11.1814677593297</text:p>
          </table:table-cell>
          <table:table-cell office:value-type="float" office:value="5.74524853564475" calcext:value-type="float">
            <text:p>5.745248535644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40373127498583" calcext:value-type="float">
            <text:p>0.940373127498583</text:p>
          </table:table-cell>
          <table:table-cell office:value-type="float" office:value="3.95386629319446" calcext:value-type="float">
            <text:p>3.95386629319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0590886221256" calcext:value-type="float">
            <text:p>0.940590886221256</text:p>
          </table:table-cell>
          <table:table-cell office:value-type="float" office:value="3.46550740121134" calcext:value-type="float">
            <text:p>3.46550740121134</text:p>
          </table:table-cell>
          <table:table-cell office:value-type="float" office:value="11.9308253772026" calcext:value-type="float">
            <text:p>11.9308253772026</text:p>
          </table:table-cell>
          <table:table-cell office:value-type="float" office:value="4.99981057477997" calcext:value-type="float">
            <text:p>4.999810574779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940590886221256" calcext:value-type="float">
            <text:p>0.940590886221256</text:p>
          </table:table-cell>
          <table:table-cell office:value-type="float" office:value="4.74755546393941" calcext:value-type="float">
            <text:p>4.74755546393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520952304345" calcext:value-type="float">
            <text:p>0.85520952304345</text:p>
          </table:table-cell>
          <table:table-cell office:value-type="float" office:value="1.43941626267932" calcext:value-type="float">
            <text:p>1.43941626267932</text:p>
          </table:table-cell>
          <table:table-cell office:value-type="float" office:value="9.13630197007037" calcext:value-type="float">
            <text:p>9.13630197007037</text:p>
          </table:table-cell>
          <table:table-cell office:value-type="float" office:value="6.25746944471174" calcext:value-type="float">
            <text:p>6.25746944471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85520952304345" calcext:value-type="float">
            <text:p>0.85520952304345</text:p>
          </table:table-cell>
          <table:table-cell office:value-type="float" office:value="2.85241943284041" calcext:value-type="float">
            <text:p>2.85241943284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7076454150565" calcext:value-type="float">
            <text:p>0.887076454150565</text:p>
          </table:table-cell>
          <table:table-cell office:value-type="float" office:value="1.4440819276068" calcext:value-type="float">
            <text:p>1.4440819276068</text:p>
          </table:table-cell>
          <table:table-cell office:value-type="float" office:value="9.42777001496188" calcext:value-type="float">
            <text:p>9.42777001496188</text:p>
          </table:table-cell>
          <table:table-cell office:value-type="float" office:value="6.53960615974829" calcext:value-type="float">
            <text:p>6.539606159748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887076454150565" calcext:value-type="float">
            <text:p>0.887076454150565</text:p>
          </table:table-cell>
          <table:table-cell office:value-type="float" office:value="2.75521001168627" calcext:value-type="float">
            <text:p>2.75521001168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0645672324482" calcext:value-type="float">
            <text:p>0.890645672324482</text:p>
          </table:table-cell>
          <table:table-cell office:value-type="float" office:value="0.721867965753252" calcext:value-type="float">
            <text:p>0.721867965753252</text:p>
          </table:table-cell>
          <table:table-cell office:value-type="float" office:value="8.73767901667359" calcext:value-type="float">
            <text:p>8.73767901667359</text:p>
          </table:table-cell>
          <table:table-cell office:value-type="float" office:value="7.29394308516709" calcext:value-type="float">
            <text:p>7.293943085167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890645672324482" calcext:value-type="float">
            <text:p>0.890645672324482</text:p>
          </table:table-cell>
          <table:table-cell office:value-type="float" office:value="1.93328056179667" calcext:value-type="float">
            <text:p>1.93328056179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299819333626" calcext:value-type="float">
            <text:p>0.89299819333626</text:p>
          </table:table-cell>
          <table:table-cell office:value-type="float" office:value="3.49981501565721" calcext:value-type="float">
            <text:p>3.49981501565721</text:p>
          </table:table-cell>
          <table:table-cell office:value-type="float" office:value="11.5367987556835" calcext:value-type="float">
            <text:p>11.5367987556835</text:p>
          </table:table-cell>
          <table:table-cell office:value-type="float" office:value="4.53716872436913" calcext:value-type="float">
            <text:p>4.537168724369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89299819333626" calcext:value-type="float">
            <text:p>0.89299819333626</text:p>
          </table:table-cell>
          <table:table-cell office:value-type="float" office:value="5.03899677427768" calcext:value-type="float">
            <text:p>5.03899677427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3733052657167" calcext:value-type="float">
            <text:p>0.623733052657167</text:p>
          </table:table-cell>
          <table:table-cell office:value-type="float" office:value="0.164816400305035" calcext:value-type="float">
            <text:p>0.164816400305035</text:p>
          </table:table-cell>
          <table:table-cell office:value-type="float" office:value="5.77841387421954" calcext:value-type="float">
            <text:p>5.77841387421954</text:p>
          </table:table-cell>
          <table:table-cell office:value-type="float" office:value="5.44878107360947" calcext:value-type="float">
            <text:p>5.448781073609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623733052657167" calcext:value-type="float">
            <text:p>0.623733052657167</text:p>
          </table:table-cell>
          <table:table-cell office:value-type="float" office:value="1.8674918626531" calcext:value-type="float">
            <text:p>1.8674918626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9489020006349" calcext:value-type="float">
            <text:p>0.839489020006349</text:p>
          </table:table-cell>
          <table:table-cell office:value-type="float" office:value="0.792885960650325" calcext:value-type="float">
            <text:p>0.792885960650325</text:p>
          </table:table-cell>
          <table:table-cell office:value-type="float" office:value="8.34828714070746" calcext:value-type="float">
            <text:p>8.34828714070746</text:p>
          </table:table-cell>
          <table:table-cell office:value-type="float" office:value="6.76251521940682" calcext:value-type="float">
            <text:p>6.762515219406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839489020006349" calcext:value-type="float">
            <text:p>0.839489020006349</text:p>
          </table:table-cell>
          <table:table-cell office:value-type="float" office:value="2.13568720724515" calcext:value-type="float">
            <text:p>2.13568720724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5648832668898" calcext:value-type="float">
            <text:p>0.805648832668898</text:p>
          </table:table-cell>
          <table:table-cell office:value-type="float" office:value="2.43829303669669" calcext:value-type="float">
            <text:p>2.43829303669669</text:p>
          </table:table-cell>
          <table:table-cell office:value-type="float" office:value="9.68913253071678" calcext:value-type="float">
            <text:p>9.68913253071678</text:p>
          </table:table-cell>
          <table:table-cell office:value-type="float" office:value="4.81254645732339" calcext:value-type="float">
            <text:p>4.81254645732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805648832668898" calcext:value-type="float">
            <text:p>0.805648832668898</text:p>
          </table:table-cell>
          <table:table-cell office:value-type="float" office:value="4.2677316682835" calcext:value-type="float">
            <text:p>4.2677316682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6161201562934" calcext:value-type="float">
            <text:p>0.796161201562934</text:p>
          </table:table-cell>
          <table:table-cell office:value-type="float" office:value="1.58956811916648" calcext:value-type="float">
            <text:p>1.58956811916648</text:p>
          </table:table-cell>
          <table:table-cell office:value-type="float" office:value="8.75501893323289" calcext:value-type="float">
            <text:p>8.75501893323289</text:p>
          </table:table-cell>
          <table:table-cell office:value-type="float" office:value="5.57588269489993" calcext:value-type="float">
            <text:p>5.575882694899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796161201562934" calcext:value-type="float">
            <text:p>0.796161201562934</text:p>
          </table:table-cell>
          <table:table-cell office:value-type="float" office:value="3.25256758817552" calcext:value-type="float">
            <text:p>3.25256758817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6887224893111" calcext:value-type="float">
            <text:p>0.406887224893111</text:p>
          </table:table-cell>
          <table:table-cell office:value-type="float" office:value="0.920111559437423" calcext:value-type="float">
            <text:p>0.920111559437423</text:p>
          </table:table-cell>
          <table:table-cell office:value-type="float" office:value="4.58209658347542" calcext:value-type="float">
            <text:p>4.58209658347542</text:p>
          </table:table-cell>
          <table:table-cell office:value-type="float" office:value="2.74187346460057" calcext:value-type="float">
            <text:p>2.741873464600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406887224893111" calcext:value-type="float">
            <text:p>0.406887224893111</text:p>
          </table:table-cell>
          <table:table-cell office:value-type="float" office:value="4.71902640821873" calcext:value-type="float">
            <text:p>4.71902640821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250266889393" calcext:value-type="float">
            <text:p>0.50250266889393</text:p>
          </table:table-cell>
          <table:table-cell office:value-type="float" office:value="0.0877665765537045" calcext:value-type="float">
            <text:p>0.087766576553705</text:p>
          </table:table-cell>
          <table:table-cell office:value-type="float" office:value="4.61029059659908" calcext:value-type="float">
            <text:p>4.61029059659908</text:p>
          </table:table-cell>
          <table:table-cell office:value-type="float" office:value="4.43475744349167" calcext:value-type="float">
            <text:p>4.434757443491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50250266889393" calcext:value-type="float">
            <text:p>0.50250266889393</text:p>
          </table:table-cell>
          <table:table-cell office:value-type="float" office:value="2.16469810786878" calcext:value-type="float">
            <text:p>2.16469810786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3910754674546" calcext:value-type="float">
            <text:p>0.203910754674546</text:p>
          </table:table-cell>
          <table:table-cell office:value-type="float" office:value="1.29433579579859" calcext:value-type="float">
            <text:p>1.29433579579859</text:p>
          </table:table-cell>
          <table:table-cell office:value-type="float" office:value="3.1295325878695" calcext:value-type="float">
            <text:p>3.1295325878695</text:p>
          </table:table-cell>
          <table:table-cell office:value-type="float" office:value="0.540860996272328" calcext:value-type="float">
            <text:p>0.5408609962723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203910754674546" calcext:value-type="float">
            <text:p>0.203910754674546</text:p>
          </table:table-cell>
          <table:table-cell office:value-type="float" office:value="11.2516664432952" calcext:value-type="float">
            <text:p>11.251666443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7502185731618" calcext:value-type="float">
            <text:p>0.597502185731618</text:p>
          </table:table-cell>
          <table:table-cell office:value-type="float" office:value="4.28746071390518" calcext:value-type="float">
            <text:p>4.28746071390518</text:p>
          </table:table-cell>
          <table:table-cell office:value-type="float" office:value="9.66498038548975" calcext:value-type="float">
            <text:p>9.66498038548975</text:p>
          </table:table-cell>
          <table:table-cell office:value-type="float" office:value="1.09005895767938" calcext:value-type="float">
            <text:p>1.090058957679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597502185731618" calcext:value-type="float">
            <text:p>0.597502185731618</text:p>
          </table:table-cell>
          <table:table-cell office:value-type="float" office:value="8.84927426237093" calcext:value-type="float">
            <text:p>8.84927426237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5017519822925" calcext:value-type="float">
            <text:p>0.575017519822925</text:p>
          </table:table-cell>
          <table:table-cell office:value-type="float" office:value="0.0524642326346636" calcext:value-type="float">
            <text:p>0.052464232634664</text:p>
          </table:table-cell>
          <table:table-cell office:value-type="float" office:value="5.22762191104099" calcext:value-type="float">
            <text:p>5.22762191104099</text:p>
          </table:table-cell>
          <table:table-cell office:value-type="float" office:value="5.12269344577166" calcext:value-type="float">
            <text:p>5.12269344577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575017519822925" calcext:value-type="float">
            <text:p>0.575017519822925</text:p>
          </table:table-cell>
          <table:table-cell office:value-type="float" office:value="1.83031681010131" calcext:value-type="float">
            <text:p>1.83031681010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7768143647554" calcext:value-type="float">
            <text:p>0.137768143647554</text:p>
          </table:table-cell>
          <table:table-cell office:value-type="float" office:value="3.41222838665556" calcext:value-type="float">
            <text:p>3.41222838665556</text:p>
          </table:table-cell>
          <table:table-cell office:value-type="float" office:value="4.65214167948354" calcext:value-type="float">
            <text:p>4.65214167948354</text:p>
          </table:table-cell>
          <table:table-cell office:value-type="float" office:value="-2.17231509382758" calcext:value-type="float">
            <text:p>-2.172315093827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37768143647554" calcext:value-type="float">
            <text:p>0.137768143647554</text:p>
          </table:table-cell>
          <table:table-cell office:value-type="float" office:value="32.0264777461412" calcext:value-type="float">
            <text:p>32.0264777461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9021247862873" calcext:value-type="float">
            <text:p>0.909021247862873</text:p>
          </table:table-cell>
          <table:table-cell office:value-type="float" office:value="4.99285841269785" calcext:value-type="float">
            <text:p>4.99285841269785</text:p>
          </table:table-cell>
          <table:table-cell office:value-type="float" office:value="13.1740496434637" calcext:value-type="float">
            <text:p>13.1740496434637</text:p>
          </table:table-cell>
          <table:table-cell office:value-type="float" office:value="3.188332818068" calcext:value-type="float">
            <text:p>3.1883328180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09021247862873" calcext:value-type="float">
            <text:p>0.909021247862873</text:p>
          </table:table-cell>
          <table:table-cell office:value-type="float" office:value="6.59264943122857" calcext:value-type="float">
            <text:p>6.5926494312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171066910044" calcext:value-type="float">
            <text:p>0.256171066910044</text:p>
          </table:table-cell>
          <table:table-cell office:value-type="float" office:value="0.465927247322394" calcext:value-type="float">
            <text:p>0.465927247322394</text:p>
          </table:table-cell>
          <table:table-cell office:value-type="float" office:value="2.77146684951279" calcext:value-type="float">
            <text:p>2.77146684951279</text:p>
          </table:table-cell>
          <table:table-cell office:value-type="float" office:value="1.839612354868" calcext:value-type="float">
            <text:p>1.8396123548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56171066910044" calcext:value-type="float">
            <text:p>0.256171066910044</text:p>
          </table:table-cell>
          <table:table-cell office:value-type="float" office:value="5.72245439348216" calcext:value-type="float">
            <text:p>5.72245439348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0152772830023" calcext:value-type="float">
            <text:p>0.620152772830023</text:p>
          </table:table-cell>
          <table:table-cell office:value-type="float" office:value="0.336216078473504" calcext:value-type="float">
            <text:p>0.336216078473504</text:p>
          </table:table-cell>
          <table:table-cell office:value-type="float" office:value="5.91759103394371" calcext:value-type="float">
            <text:p>5.91759103394371</text:p>
          </table:table-cell>
          <table:table-cell office:value-type="float" office:value="5.2451588769967" calcext:value-type="float">
            <text:p>5.24515887699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620152772830023" calcext:value-type="float">
            <text:p>0.620152772830023</text:p>
          </table:table-cell>
          <table:table-cell office:value-type="float" office:value="2.15465629924668" calcext:value-type="float">
            <text:p>2.15465629924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049984376346" calcext:value-type="float">
            <text:p>0.31049984376346</text:p>
          </table:table-cell>
          <table:table-cell office:value-type="float" office:value="3.34418143171276" calcext:value-type="float">
            <text:p>3.34418143171276</text:p>
          </table:table-cell>
          <table:table-cell office:value-type="float" office:value="6.1386800255839" calcext:value-type="float">
            <text:p>6.1386800255839</text:p>
          </table:table-cell>
          <table:table-cell office:value-type="float" office:value="-0.549682837841615" calcext:value-type="float">
            <text:p>-0.5496828378416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31049984376346" calcext:value-type="float">
            <text:p>0.31049984376346</text:p>
          </table:table-cell>
          <table:table-cell office:value-type="float" office:value="13.9909295253049" calcext:value-type="float">
            <text:p>13.9909295253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828852600565" calcext:value-type="float">
            <text:p>0.773828852600565</text:p>
          </table:table-cell>
          <table:table-cell office:value-type="float" office:value="3.57019684210212" calcext:value-type="float">
            <text:p>3.57019684210212</text:p>
          </table:table-cell>
          <table:table-cell office:value-type="float" office:value="10.5346565155072" calcext:value-type="float">
            <text:p>10.5346565155072</text:p>
          </table:table-cell>
          <table:table-cell office:value-type="float" office:value="3.39426283130296" calcext:value-type="float">
            <text:p>3.394262831302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773828852600565" calcext:value-type="float">
            <text:p>0.773828852600565</text:p>
          </table:table-cell>
          <table:table-cell office:value-type="float" office:value="5.90595301111261" calcext:value-type="float">
            <text:p>5.90595301111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3776864922153" calcext:value-type="float">
            <text:p>0.873776864922153</text:p>
          </table:table-cell>
          <table:table-cell office:value-type="float" office:value="1.45387884534069" calcext:value-type="float">
            <text:p>1.45387884534069</text:p>
          </table:table-cell>
          <table:table-cell office:value-type="float" office:value="9.31787062964007" calcext:value-type="float">
            <text:p>9.31787062964007</text:p>
          </table:table-cell>
          <table:table-cell office:value-type="float" office:value="6.41011293895869" calcext:value-type="float">
            <text:p>6.410112938958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873776864922153" calcext:value-type="float">
            <text:p>0.873776864922153</text:p>
          </table:table-cell>
          <table:table-cell office:value-type="float" office:value="2.80835868269334" calcext:value-type="float">
            <text:p>2.80835868269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9513891923666" calcext:value-type="float">
            <text:p>0.459513891923666</text:p>
          </table:table-cell>
          <table:table-cell office:value-type="float" office:value="4.62157083139962" calcext:value-type="float">
            <text:p>4.62157083139962</text:p>
          </table:table-cell>
          <table:table-cell office:value-type="float" office:value="8.75719585871262" calcext:value-type="float">
            <text:p>8.75719585871262</text:p>
          </table:table-cell>
          <table:table-cell office:value-type="float" office:value="-0.485945804086624" calcext:value-type="float">
            <text:p>-0.4859458040866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59513891923666" calcext:value-type="float">
            <text:p>0.459513891923666</text:p>
          </table:table-cell>
          <table:table-cell office:value-type="float" office:value="12.2337342356855" calcext:value-type="float">
            <text:p>12.2337342356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6928615608957" calcext:value-type="float">
            <text:p>0.766928615608957</text:p>
          </table:table-cell>
          <table:table-cell office:value-type="float" office:value="1.835063543585" calcext:value-type="float">
            <text:p>1.835063543585</text:p>
          </table:table-cell>
          <table:table-cell office:value-type="float" office:value="8.73742108406561" calcext:value-type="float">
            <text:p>8.73742108406561</text:p>
          </table:table-cell>
          <table:table-cell office:value-type="float" office:value="5.06729399689561" calcext:value-type="float">
            <text:p>5.067293996895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766928615608957" calcext:value-type="float">
            <text:p>0.766928615608957</text:p>
          </table:table-cell>
          <table:table-cell office:value-type="float" office:value="3.69664592751426" calcext:value-type="float">
            <text:p>3.69664592751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6471427370816" calcext:value-type="float">
            <text:p>0.176471427370816</text:p>
          </table:table-cell>
          <table:table-cell office:value-type="float" office:value="2.34368536598897" calcext:value-type="float">
            <text:p>2.34368536598897</text:p>
          </table:table-cell>
          <table:table-cell office:value-type="float" office:value="3.93192821232631" calcext:value-type="float">
            <text:p>3.93192821232631</text:p>
          </table:table-cell>
          <table:table-cell office:value-type="float" office:value="-0.755442519651624" calcext:value-type="float">
            <text:p>-0.7554425196516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76471427370816" calcext:value-type="float">
            <text:p>0.176471427370816</text:p>
          </table:table-cell>
          <table:table-cell office:value-type="float" office:value="18.9474603101778" calcext:value-type="float">
            <text:p>18.9474603101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833146890071" calcext:value-type="float">
            <text:p>0.30833146890071</text:p>
          </table:table-cell>
          <table:table-cell office:value-type="float" office:value="3.96619280265785" calcext:value-type="float">
            <text:p>3.96619280265785</text:p>
          </table:table-cell>
          <table:table-cell office:value-type="float" office:value="6.74117602276424" calcext:value-type="float">
            <text:p>6.74117602276424</text:p>
          </table:table-cell>
          <table:table-cell office:value-type="float" office:value="-1.19120958255147" calcext:value-type="float">
            <text:p>-1.191209582551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0833146890071" calcext:value-type="float">
            <text:p>0.30833146890071</text:p>
          </table:table-cell>
          <table:table-cell office:value-type="float" office:value="16.1066686458043" calcext:value-type="float">
            <text:p>16.1066686458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826497719645" calcext:value-type="float">
            <text:p>0.95826497719645</text:p>
          </table:table-cell>
          <table:table-cell office:value-type="float" office:value="1.00724428322172" calcext:value-type="float">
            <text:p>1.00724428322172</text:p>
          </table:table-cell>
          <table:table-cell office:value-type="float" office:value="9.63162907798977" calcext:value-type="float">
            <text:p>9.63162907798977</text:p>
          </table:table-cell>
          <table:table-cell office:value-type="float" office:value="7.61714051154633" calcext:value-type="float">
            <text:p>7.617140511546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5826497719645" calcext:value-type="float">
            <text:p>0.95826497719645</text:p>
          </table:table-cell>
          <table:table-cell office:value-type="float" office:value="2.0946651823739" calcext:value-type="float">
            <text:p>2.0946651823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3513261318207" calcext:value-type="float">
            <text:p>0.703513261318207</text:p>
          </table:table-cell>
          <table:table-cell office:value-type="float" office:value="3.80344887474622" calcext:value-type="float">
            <text:p>3.80344887474622</text:p>
          </table:table-cell>
          <table:table-cell office:value-type="float" office:value="10.1350682266101" calcext:value-type="float">
            <text:p>10.1350682266101</text:p>
          </table:table-cell>
          <table:table-cell office:value-type="float" office:value="2.52817047711764" calcext:value-type="float">
            <text:p>2.528170477117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703513261318207" calcext:value-type="float">
            <text:p>0.703513261318207</text:p>
          </table:table-cell>
          <table:table-cell office:value-type="float" office:value="6.8278014628264" calcext:value-type="float">
            <text:p>6.8278014628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4179353847235" calcext:value-type="float">
            <text:p>0.624179353847235</text:p>
          </table:table-cell>
          <table:table-cell office:value-type="float" office:value="1.96979663042323" calcext:value-type="float">
            <text:p>1.96979663042323</text:p>
          </table:table-cell>
          <table:table-cell office:value-type="float" office:value="7.58741081504835" calcext:value-type="float">
            <text:p>7.58741081504835</text:p>
          </table:table-cell>
          <table:table-cell office:value-type="float" office:value="3.64781755420189" calcext:value-type="float">
            <text:p>3.647817554201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24179353847235" calcext:value-type="float">
            <text:p>0.624179353847235</text:p>
          </table:table-cell>
          <table:table-cell office:value-type="float" office:value="4.75792192118881" calcext:value-type="float">
            <text:p>4.75792192118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8848326361646" calcext:value-type="float">
            <text:p>0.388848326361646</text:p>
          </table:table-cell>
          <table:table-cell office:value-type="float" office:value="4.89821574189955" calcext:value-type="float">
            <text:p>4.89821574189955</text:p>
          </table:table-cell>
          <table:table-cell office:value-type="float" office:value="8.39785067915437" calcext:value-type="float">
            <text:p>8.39785067915437</text:p>
          </table:table-cell>
          <table:table-cell office:value-type="float" office:value="-1.39858080464474" calcext:value-type="float">
            <text:p>-1.39858080464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88848326361646" calcext:value-type="float">
            <text:p>0.388848326361646</text:p>
          </table:table-cell>
          <table:table-cell office:value-type="float" office:value="15.1684226008831" calcext:value-type="float">
            <text:p>15.1684226008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0771180784571" calcext:value-type="float">
            <text:p>0.230771180784571</text:p>
          </table:table-cell>
          <table:table-cell office:value-type="float" office:value="2.43458547249247" calcext:value-type="float">
            <text:p>2.43458547249247</text:p>
          </table:table-cell>
          <table:table-cell office:value-type="float" office:value="4.51152609955361" calcext:value-type="float">
            <text:p>4.51152609955361</text:p>
          </table:table-cell>
          <table:table-cell office:value-type="float" office:value="-0.357644845431334" calcext:value-type="float">
            <text:p>-0.3576448454313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230771180784571" calcext:value-type="float">
            <text:p>0.230771180784571</text:p>
          </table:table-cell>
          <table:table-cell office:value-type="float" office:value="14.883077951136" calcext:value-type="float">
            <text:p>14.883077951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7397113716881" calcext:value-type="float">
            <text:p>0.587397113716881</text:p>
          </table:table-cell>
          <table:table-cell office:value-type="float" office:value="4.33837065207803" calcext:value-type="float">
            <text:p>4.33837065207803</text:p>
          </table:table-cell>
          <table:table-cell office:value-type="float" office:value="9.62494467552996" calcext:value-type="float">
            <text:p>9.62494467552996</text:p>
          </table:table-cell>
          <table:table-cell office:value-type="float" office:value="0.9482033713739" calcext:value-type="float">
            <text:p>0.94820337137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587397113716881" calcext:value-type="float">
            <text:p>0.587397113716881</text:p>
          </table:table-cell>
          <table:table-cell office:value-type="float" office:value="9.088179916817" calcext:value-type="float">
            <text:p>9.088179916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0056709679317" calcext:value-type="float">
            <text:p>0.250056709679317</text:p>
          </table:table-cell>
          <table:table-cell office:value-type="float" office:value="3.23606021044029" calcext:value-type="float">
            <text:p>3.23606021044029</text:p>
          </table:table-cell>
          <table:table-cell office:value-type="float" office:value="5.48657059755415" calcext:value-type="float">
            <text:p>5.48657059755415</text:p>
          </table:table-cell>
          <table:table-cell office:value-type="float" office:value="-0.985549823326434" calcext:value-type="float">
            <text:p>-0.9855498233264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250056709679317" calcext:value-type="float">
            <text:p>0.250056709679317</text:p>
          </table:table-cell>
          <table:table-cell office:value-type="float" office:value="16.9403981035853" calcext:value-type="float">
            <text:p>16.9403981035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496360153909" calcext:value-type="float">
            <text:p>0.912496360153909</text:p>
          </table:table-cell>
          <table:table-cell office:value-type="float" office:value="0.0218559392972117" calcext:value-type="float">
            <text:p>0.021855939297212</text:p>
          </table:table-cell>
          <table:table-cell office:value-type="float" office:value="8.23432318068239" calcext:value-type="float">
            <text:p>8.23432318068239</text:p>
          </table:table-cell>
          <table:table-cell office:value-type="float" office:value="8.19061130208797" calcext:value-type="float">
            <text:p>8.190611302087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912496360153909" calcext:value-type="float">
            <text:p>0.912496360153909</text:p>
          </table:table-cell>
          <table:table-cell office:value-type="float" office:value="1.11984659218241" calcext:value-type="float">
            <text:p>1.11984659218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5400934652441" calcext:value-type="float">
            <text:p>0.675400934652441</text:p>
          </table:table-cell>
          <table:table-cell office:value-type="float" office:value="4.84864771316034" calcext:value-type="float">
            <text:p>4.84864771316034</text:p>
          </table:table-cell>
          <table:table-cell office:value-type="float" office:value="10.9272561250323" calcext:value-type="float">
            <text:p>10.9272561250323</text:p>
          </table:table-cell>
          <table:table-cell office:value-type="float" office:value="1.22996069871163" calcext:value-type="float">
            <text:p>1.229960698711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75400934652441" calcext:value-type="float">
            <text:p>0.675400934652441</text:p>
          </table:table-cell>
          <table:table-cell office:value-type="float" office:value="8.65951972093439" calcext:value-type="float">
            <text:p>8.65951972093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1404325148296" calcext:value-type="float">
            <text:p>0.261404325148296</text:p>
          </table:table-cell>
          <table:table-cell office:value-type="float" office:value="1.3042052233783" calcext:value-type="float">
            <text:p>1.3042052233783</text:p>
          </table:table-cell>
          <table:table-cell office:value-type="float" office:value="3.65684414971297" calcext:value-type="float">
            <text:p>3.65684414971297</text:p>
          </table:table-cell>
          <table:table-cell office:value-type="float" office:value="1.04843370295636" calcext:value-type="float">
            <text:p>1.048433702956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61404325148296" calcext:value-type="float">
            <text:p>0.261404325148296</text:p>
          </table:table-cell>
          <table:table-cell office:value-type="float" office:value="8.81471728545852" calcext:value-type="float">
            <text:p>8.81471728545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6857592515534" calcext:value-type="float">
            <text:p>0.746857592515534</text:p>
          </table:table-cell>
          <table:table-cell office:value-type="float" office:value="3.06560918360459" calcext:value-type="float">
            <text:p>3.06560918360459</text:p>
          </table:table-cell>
          <table:table-cell office:value-type="float" office:value="9.78732751624439" calcext:value-type="float">
            <text:p>9.78732751624439</text:p>
          </table:table-cell>
          <table:table-cell office:value-type="float" office:value="3.65610914903521" calcext:value-type="float">
            <text:p>3.656109149035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746857592515534" calcext:value-type="float">
            <text:p>0.746857592515534</text:p>
          </table:table-cell>
          <table:table-cell office:value-type="float" office:value="5.44362034254881" calcext:value-type="float">
            <text:p>5.44362034254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453050318949" calcext:value-type="float">
            <text:p>0.50453050318949</text:p>
          </table:table-cell>
          <table:table-cell office:value-type="float" office:value="1.40255036430095" calcext:value-type="float">
            <text:p>1.40255036430095</text:p>
          </table:table-cell>
          <table:table-cell office:value-type="float" office:value="5.94332489300635" calcext:value-type="float">
            <text:p>5.94332489300635</text:p>
          </table:table-cell>
          <table:table-cell office:value-type="float" office:value="3.13822416440446" calcext:value-type="float">
            <text:p>3.138224164404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50453050318949" calcext:value-type="float">
            <text:p>0.50453050318949</text:p>
          </table:table-cell>
          <table:table-cell office:value-type="float" office:value="4.76195264530638" calcext:value-type="float">
            <text:p>4.76195264530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9693817050839" calcext:value-type="float">
            <text:p>0.659693817050839</text:p>
          </table:table-cell>
          <table:table-cell office:value-type="float" office:value="1.46858135602512" calcext:value-type="float">
            <text:p>1.46858135602512</text:p>
          </table:table-cell>
          <table:table-cell office:value-type="float" office:value="7.40582570948267" calcext:value-type="float">
            <text:p>7.40582570948267</text:p>
          </table:table-cell>
          <table:table-cell office:value-type="float" office:value="4.46866299743243" calcext:value-type="float">
            <text:p>4.468662997432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659693817050839" calcext:value-type="float">
            <text:p>0.659693817050839</text:p>
          </table:table-cell>
          <table:table-cell office:value-type="float" office:value="3.74201075138299" calcext:value-type="float">
            <text:p>3.74201075138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3408661133013" calcext:value-type="float">
            <text:p>0.943408661133013</text:p>
          </table:table-cell>
          <table:table-cell office:value-type="float" office:value="1.15660642828261" calcext:value-type="float">
            <text:p>1.15660642828261</text:p>
          </table:table-cell>
          <table:table-cell office:value-type="float" office:value="9.64728437847973" calcext:value-type="float">
            <text:p>9.64728437847973</text:p>
          </table:table-cell>
          <table:table-cell office:value-type="float" office:value="7.33407152191451" calcext:value-type="float">
            <text:p>7.334071521914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943408661133013" calcext:value-type="float">
            <text:p>0.943408661133013</text:p>
          </table:table-cell>
          <table:table-cell office:value-type="float" office:value="2.28597268302855" calcext:value-type="float">
            <text:p>2.28597268302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1290981592325" calcext:value-type="float">
            <text:p>0.881290981592325</text:p>
          </table:table-cell>
          <table:table-cell office:value-type="float" office:value="0.195230878832808" calcext:value-type="float">
            <text:p>0.195230878832808</text:p>
          </table:table-cell>
          <table:table-cell office:value-type="float" office:value="8.12684971316373" calcext:value-type="float">
            <text:p>8.12684971316373</text:p>
          </table:table-cell>
          <table:table-cell office:value-type="float" office:value="7.73638795549812" calcext:value-type="float">
            <text:p>7.736387955498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881290981592325" calcext:value-type="float">
            <text:p>0.881290981592325</text:p>
          </table:table-cell>
          <table:table-cell office:value-type="float" office:value="1.35622728905413" calcext:value-type="float">
            <text:p>1.35622728905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317870414644" calcext:value-type="float">
            <text:p>0.912317870414644</text:p>
          </table:table-cell>
          <table:table-cell office:value-type="float" office:value="0.426218364963817" calcext:value-type="float">
            <text:p>0.426218364963817</text:p>
          </table:table-cell>
          <table:table-cell office:value-type="float" office:value="8.63707919869561" calcext:value-type="float">
            <text:p>8.63707919869561</text:p>
          </table:table-cell>
          <table:table-cell office:value-type="float" office:value="7.78464246876798" calcext:value-type="float">
            <text:p>7.784642468767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912317870414644" calcext:value-type="float">
            <text:p>0.912317870414644</text:p>
          </table:table-cell>
          <table:table-cell office:value-type="float" office:value="1.56329105371531" calcext:value-type="float">
            <text:p>1.56329105371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3772049487336" calcext:value-type="float">
            <text:p>0.463772049487336</text:p>
          </table:table-cell>
          <table:table-cell office:value-type="float" office:value="1.18749705796797" calcext:value-type="float">
            <text:p>1.18749705796797</text:p>
          </table:table-cell>
          <table:table-cell office:value-type="float" office:value="5.36144550335399" calcext:value-type="float">
            <text:p>5.36144550335399</text:p>
          </table:table-cell>
          <table:table-cell office:value-type="float" office:value="2.98645138741805" calcext:value-type="float">
            <text:p>2.986451387418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63772049487336" calcext:value-type="float">
            <text:p>0.463772049487336</text:p>
          </table:table-cell>
          <table:table-cell office:value-type="float" office:value="4.71675052514717" calcext:value-type="float">
            <text:p>4.71675052514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3060988234406" calcext:value-type="float">
            <text:p>0.843060988234406</text:p>
          </table:table-cell>
          <table:table-cell office:value-type="float" office:value="2.16583161695922" calcext:value-type="float">
            <text:p>2.16583161695922</text:p>
          </table:table-cell>
          <table:table-cell office:value-type="float" office:value="9.75338051106888" calcext:value-type="float">
            <text:p>9.75338051106888</text:p>
          </table:table-cell>
          <table:table-cell office:value-type="float" office:value="5.42171727715043" calcext:value-type="float">
            <text:p>5.421717277150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843060988234406" calcext:value-type="float">
            <text:p>0.843060988234406</text:p>
          </table:table-cell>
          <table:table-cell office:value-type="float" office:value="3.75516322204556" calcext:value-type="float">
            <text:p>3.75516322204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1939768307487" calcext:value-type="float">
            <text:p>0.821939768307487</text:p>
          </table:table-cell>
          <table:table-cell office:value-type="float" office:value="1.9423892483304" calcext:value-type="float">
            <text:p>1.9423892483304</text:p>
          </table:table-cell>
          <table:table-cell office:value-type="float" office:value="9.33984716309778" calcext:value-type="float">
            <text:p>9.33984716309778</text:p>
          </table:table-cell>
          <table:table-cell office:value-type="float" office:value="5.45506866643699" calcext:value-type="float">
            <text:p>5.455068666436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821939768307487" calcext:value-type="float">
            <text:p>0.821939768307487</text:p>
          </table:table-cell>
          <table:table-cell office:value-type="float" office:value="3.57981127301977" calcext:value-type="float">
            <text:p>3.57981127301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914793198456" calcext:value-type="float">
            <text:p>0.41914793198456</text:p>
          </table:table-cell>
          <table:table-cell office:value-type="float" office:value="2.50687744520474" calcext:value-type="float">
            <text:p>2.50687744520474</text:p>
          </table:table-cell>
          <table:table-cell office:value-type="float" office:value="6.27920883306578" calcext:value-type="float">
            <text:p>6.27920883306578</text:p>
          </table:table-cell>
          <table:table-cell office:value-type="float" office:value="1.26545394265631" calcext:value-type="float">
            <text:p>1.265453942656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41914793198456" calcext:value-type="float">
            <text:p>0.41914793198456</text:p>
          </table:table-cell>
          <table:table-cell office:value-type="float" office:value="8.36668196977748" calcext:value-type="float">
            <text:p>8.36668196977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5690530147548" calcext:value-type="float">
            <text:p>0.935690530147548</text:p>
          </table:table-cell>
          <table:table-cell office:value-type="float" office:value="1.20779583973195" calcext:value-type="float">
            <text:p>1.20779583973195</text:p>
          </table:table-cell>
          <table:table-cell office:value-type="float" office:value="9.62901061105989" calcext:value-type="float">
            <text:p>9.62901061105989</text:p>
          </table:table-cell>
          <table:table-cell office:value-type="float" office:value="7.21341893159599" calcext:value-type="float">
            <text:p>7.213418931595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935690530147548" calcext:value-type="float">
            <text:p>0.935690530147548</text:p>
          </table:table-cell>
          <table:table-cell office:value-type="float" office:value="2.35953637297559" calcext:value-type="float">
            <text:p>2.35953637297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3088198134793" calcext:value-type="float">
            <text:p>0.403088198134793</text:p>
          </table:table-cell>
          <table:table-cell office:value-type="float" office:value="1.64122663969683" calcext:value-type="float">
            <text:p>1.64122663969683</text:p>
          </table:table-cell>
          <table:table-cell office:value-type="float" office:value="5.26902042290996" calcext:value-type="float">
            <text:p>5.26902042290996</text:p>
          </table:table-cell>
          <table:table-cell office:value-type="float" office:value="1.9865671435163" calcext:value-type="float">
            <text:p>1.98656714351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403088198134793" calcext:value-type="float">
            <text:p>0.403088198134793</text:p>
          </table:table-cell>
          <table:table-cell office:value-type="float" office:value="6.55247822168588" calcext:value-type="float">
            <text:p>6.5524782216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8412438588484" calcext:value-type="float">
            <text:p>0.468412438588484</text:p>
          </table:table-cell>
          <table:table-cell office:value-type="float" office:value="1.05398109195747" calcext:value-type="float">
            <text:p>1.05398109195747</text:p>
          </table:table-cell>
          <table:table-cell office:value-type="float" office:value="5.26969303925382" calcext:value-type="float">
            <text:p>5.26969303925382</text:p>
          </table:table-cell>
          <table:table-cell office:value-type="float" office:value="3.16173085533889" calcext:value-type="float">
            <text:p>3.161730855338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468412438588484" calcext:value-type="float">
            <text:p>0.468412438588484</text:p>
          </table:table-cell>
          <table:table-cell office:value-type="float" office:value="4.38498409253806" calcext:value-type="float">
            <text:p>4.38498409253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218055586023" calcext:value-type="float">
            <text:p>0.814218055586023</text:p>
          </table:table-cell>
          <table:table-cell office:value-type="float" office:value="0.631734922683863" calcext:value-type="float">
            <text:p>0.631734922683863</text:p>
          </table:table-cell>
          <table:table-cell office:value-type="float" office:value="7.95969742295807" calcext:value-type="float">
            <text:p>7.95969742295807</text:p>
          </table:table-cell>
          <table:table-cell office:value-type="float" office:value="6.69622757759034" calcext:value-type="float">
            <text:p>6.696227577590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814218055586023" calcext:value-type="float">
            <text:p>0.814218055586023</text:p>
          </table:table-cell>
          <table:table-cell office:value-type="float" office:value="2.00405150867042" calcext:value-type="float">
            <text:p>2.00405150867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4382693535998" calcext:value-type="float">
            <text:p>0.184382693535998</text:p>
          </table:table-cell>
          <table:table-cell office:value-type="float" office:value="2.53279602243235" calcext:value-type="float">
            <text:p>2.53279602243235</text:p>
          </table:table-cell>
          <table:table-cell office:value-type="float" office:value="4.19224026425633" calcext:value-type="float">
            <text:p>4.19224026425633</text:p>
          </table:table-cell>
          <table:table-cell office:value-type="float" office:value="-0.873351780608372" calcext:value-type="float">
            <text:p>-0.873351780608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4382693535998" calcext:value-type="float">
            <text:p>0.184382693535998</text:p>
          </table:table-cell>
          <table:table-cell office:value-type="float" office:value="19.160128072121" calcext:value-type="float">
            <text:p>19.160128072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0017857648468" calcext:value-type="float">
            <text:p>0.190017857648468</text:p>
          </table:table-cell>
          <table:table-cell office:value-type="float" office:value="1.95229450289111" calcext:value-type="float">
            <text:p>1.95229450289111</text:p>
          </table:table-cell>
          <table:table-cell office:value-type="float" office:value="3.66245522172732" calcext:value-type="float">
            <text:p>3.66245522172732</text:p>
          </table:table-cell>
          <table:table-cell office:value-type="float" office:value="-0.242133784054905" calcext:value-type="float">
            <text:p>-0.2421337840549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190017857648468" calcext:value-type="float">
            <text:p>0.190017857648468</text:p>
          </table:table-cell>
          <table:table-cell office:value-type="float" office:value="15.5369318411791" calcext:value-type="float">
            <text:p>15.5369318411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5404755247249" calcext:value-type="float">
            <text:p>0.395404755247249</text:p>
          </table:table-cell>
          <table:table-cell office:value-type="float" office:value="1.71871372042926" calcext:value-type="float">
            <text:p>1.71871372042926</text:p>
          </table:table-cell>
          <table:table-cell office:value-type="float" office:value="5.27735651765451" calcext:value-type="float">
            <text:p>5.27735651765451</text:p>
          </table:table-cell>
          <table:table-cell office:value-type="float" office:value="1.83992907679598" calcext:value-type="float">
            <text:p>1.839929076795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395404755247249" calcext:value-type="float">
            <text:p>0.395404755247249</text:p>
          </table:table-cell>
          <table:table-cell office:value-type="float" office:value="6.87577396161872" calcext:value-type="float">
            <text:p>6.87577396161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2039771050747" calcext:value-type="float">
            <text:p>0.162039771050747</text:p>
          </table:table-cell>
          <table:table-cell office:value-type="float" office:value="3.64809675937296" calcext:value-type="float">
            <text:p>3.64809675937296</text:p>
          </table:table-cell>
          <table:table-cell office:value-type="float" office:value="5.10645469882968" calcext:value-type="float">
            <text:p>5.10645469882968</text:p>
          </table:table-cell>
          <table:table-cell office:value-type="float" office:value="-2.18973881991623" calcext:value-type="float">
            <text:p>-2.189738819916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162039771050747" calcext:value-type="float">
            <text:p>0.162039771050747</text:p>
          </table:table-cell>
          <table:table-cell office:value-type="float" office:value="28.6849131496075" calcext:value-type="float">
            <text:p>28.6849131496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8396305291902" calcext:value-type="float">
            <text:p>0.888396305291902</text:p>
          </table:table-cell>
          <table:table-cell office:value-type="float" office:value="3.16283331039188" calcext:value-type="float">
            <text:p>3.16283331039188</text:p>
          </table:table-cell>
          <table:table-cell office:value-type="float" office:value="11.158400058019" calcext:value-type="float">
            <text:p>11.158400058019</text:p>
          </table:table-cell>
          <table:table-cell office:value-type="float" office:value="4.83273343723524" calcext:value-type="float">
            <text:p>4.832733437235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88396305291902" calcext:value-type="float">
            <text:p>0.888396305291902</text:p>
          </table:table-cell>
          <table:table-cell office:value-type="float" office:value="4.6857841321437" calcext:value-type="float">
            <text:p>4.6857841321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5346475630456" calcext:value-type="float">
            <text:p>0.595346475630456</text:p>
          </table:table-cell>
          <table:table-cell office:value-type="float" office:value="2.61406408830238" calcext:value-type="float">
            <text:p>2.61406408830238</text:p>
          </table:table-cell>
          <table:table-cell office:value-type="float" office:value="7.97218236897649" calcext:value-type="float">
            <text:p>7.97218236897649</text:p>
          </table:table-cell>
          <table:table-cell office:value-type="float" office:value="2.74405419237173" calcext:value-type="float">
            <text:p>2.7440541923717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95346475630456" calcext:value-type="float">
            <text:p>0.595346475630456</text:p>
          </table:table-cell>
          <table:table-cell office:value-type="float" office:value="6.07052235334925" calcext:value-type="float">
            <text:p>6.07052235334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5576593444166" calcext:value-type="float">
            <text:p>0.415576593444166</text:p>
          </table:table-cell>
          <table:table-cell office:value-type="float" office:value="4.19410008572974" calcext:value-type="float">
            <text:p>4.19410008572974</text:p>
          </table:table-cell>
          <table:table-cell office:value-type="float" office:value="7.93428942672724" calcext:value-type="float">
            <text:p>7.93428942672724</text:p>
          </table:table-cell>
          <table:table-cell office:value-type="float" office:value="-0.453910744732243" calcext:value-type="float">
            <text:p>-0.4539107447322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415576593444166" calcext:value-type="float">
            <text:p>0.415576593444166</text:p>
          </table:table-cell>
          <table:table-cell office:value-type="float" office:value="12.4985385790925" calcext:value-type="float">
            <text:p>12.4985385790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08260940658" calcext:value-type="float">
            <text:p>0.53308260940658</text:p>
          </table:table-cell>
          <table:table-cell office:value-type="float" office:value="3.628360779579" calcext:value-type="float">
            <text:p>3.628360779579</text:p>
          </table:table-cell>
          <table:table-cell office:value-type="float" office:value="8.42610426423822" calcext:value-type="float">
            <text:p>8.42610426423822</text:p>
          </table:table-cell>
          <table:table-cell office:value-type="float" office:value="1.16938270508022" calcext:value-type="float">
            <text:p>1.169382705080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53308260940658" calcext:value-type="float">
            <text:p>0.53308260940658</text:p>
          </table:table-cell>
          <table:table-cell office:value-type="float" office:value="8.68225805514688" calcext:value-type="float">
            <text:p>8.68225805514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756118521352" calcext:value-type="float">
            <text:p>0.256756118521352</text:p>
          </table:table-cell>
          <table:table-cell office:value-type="float" office:value="1.10217547112487" calcext:value-type="float">
            <text:p>1.10217547112487</text:p>
          </table:table-cell>
          <table:table-cell office:value-type="float" office:value="3.41298053781704" calcext:value-type="float">
            <text:p>3.41298053781704</text:p>
          </table:table-cell>
          <table:table-cell office:value-type="float" office:value="1.2086295955673" calcext:value-type="float">
            <text:p>1.208629595567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56756118521352" calcext:value-type="float">
            <text:p>0.256756118521352</text:p>
          </table:table-cell>
          <table:table-cell office:value-type="float" office:value="8.18744060796376" calcext:value-type="float">
            <text:p>8.18744060796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8367137911955" calcext:value-type="float">
            <text:p>0.488367137911955</text:p>
          </table:table-cell>
          <table:table-cell office:value-type="float" office:value="4.71870524699412" calcext:value-type="float">
            <text:p>4.71870524699412</text:p>
          </table:table-cell>
          <table:table-cell office:value-type="float" office:value="9.11400948820171" calcext:value-type="float">
            <text:p>9.11400948820171</text:p>
          </table:table-cell>
          <table:table-cell office:value-type="float" office:value="-0.323401005786526" calcext:value-type="float">
            <text:p>-0.3234010057865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488367137911955" calcext:value-type="float">
            <text:p>0.488367137911955</text:p>
          </table:table-cell>
          <table:table-cell office:value-type="float" office:value="11.7098486016992" calcext:value-type="float">
            <text:p>11.7098486016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4183891255852" calcext:value-type="float">
            <text:p>0.854183891255852</text:p>
          </table:table-cell>
          <table:table-cell office:value-type="float" office:value="0.616537344223153" calcext:value-type="float">
            <text:p>0.616537344223153</text:p>
          </table:table-cell>
          <table:table-cell office:value-type="float" office:value="8.30419236552582" calcext:value-type="float">
            <text:p>8.30419236552582</text:p>
          </table:table-cell>
          <table:table-cell office:value-type="float" office:value="7.07111767707951" calcext:value-type="float">
            <text:p>7.071117677079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854183891255852" calcext:value-type="float">
            <text:p>0.854183891255852</text:p>
          </table:table-cell>
          <table:table-cell office:value-type="float" office:value="1.89249336211019" calcext:value-type="float">
            <text:p>1.89249336211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5728673801756" calcext:value-type="float">
            <text:p>0.965728673801756</text:p>
          </table:table-cell>
          <table:table-cell office:value-type="float" office:value="4.11112106592192" calcext:value-type="float">
            <text:p>4.11112106592192</text:p>
          </table:table-cell>
          <table:table-cell office:value-type="float" office:value="12.8026791301377" calcext:value-type="float">
            <text:p>12.8026791301377</text:p>
          </table:table-cell>
          <table:table-cell office:value-type="float" office:value="4.58043699829389" calcext:value-type="float">
            <text:p>4.5804369982938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965728673801756" calcext:value-type="float">
            <text:p>0.965728673801756</text:p>
          </table:table-cell>
          <table:table-cell office:value-type="float" office:value="5.29250213292427" calcext:value-type="float">
            <text:p>5.292502132924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3179674077666" calcext:value-type="float">
            <text:p>0.723179674077666</text:p>
          </table:table-cell>
          <table:table-cell office:value-type="float" office:value="0.979133947127456" calcext:value-type="float">
            <text:p>0.979133947127456</text:p>
          </table:table-cell>
          <table:table-cell office:value-type="float" office:value="7.48775101382645" calcext:value-type="float">
            <text:p>7.48775101382645</text:p>
          </table:table-cell>
          <table:table-cell office:value-type="float" office:value="5.52948311957154" calcext:value-type="float">
            <text:p>5.529483119571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723179674077666" calcext:value-type="float">
            <text:p>0.723179674077666</text:p>
          </table:table-cell>
          <table:table-cell office:value-type="float" office:value="2.73671124627724" calcext:value-type="float">
            <text:p>2.73671124627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0233602542918" calcext:value-type="float">
            <text:p>0.800233602542918</text:p>
          </table:table-cell>
          <table:table-cell office:value-type="float" office:value="2.16636143266107" calcext:value-type="float">
            <text:p>2.16636143266107</text:p>
          </table:table-cell>
          <table:table-cell office:value-type="float" office:value="9.36846385554733" calcext:value-type="float">
            <text:p>9.36846385554733</text:p>
          </table:table-cell>
          <table:table-cell office:value-type="float" office:value="5.03574099022519" calcext:value-type="float">
            <text:p>5.035740990225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800233602542918" calcext:value-type="float">
            <text:p>0.800233602542918</text:p>
          </table:table-cell>
          <table:table-cell office:value-type="float" office:value="3.95679639370211" calcext:value-type="float">
            <text:p>3.95679639370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6109787890185" calcext:value-type="float">
            <text:p>0.406109787890185</text:p>
          </table:table-cell>
          <table:table-cell office:value-type="float" office:value="3.81790304397003" calcext:value-type="float">
            <text:p>3.81790304397003</text:p>
          </table:table-cell>
          <table:table-cell office:value-type="float" office:value="7.47289113498169" calcext:value-type="float">
            <text:p>7.47289113498169</text:p>
          </table:table-cell>
          <table:table-cell office:value-type="float" office:value="-0.162914952958364" calcext:value-type="float">
            <text:p>-0.1629149529583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406109787890185" calcext:value-type="float">
            <text:p>0.406109787890185</text:p>
          </table:table-cell>
          <table:table-cell office:value-type="float" office:value="11.8635482020759" calcext:value-type="float">
            <text:p>11.8635482020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2632346289878" calcext:value-type="float">
            <text:p>0.392632346289878</text:p>
          </table:table-cell>
          <table:table-cell office:value-type="float" office:value="3.01881872233479" calcext:value-type="float">
            <text:p>3.01881872233479</text:p>
          </table:table-cell>
          <table:table-cell office:value-type="float" office:value="6.55250983894369" calcext:value-type="float">
            <text:p>6.55250983894369</text:p>
          </table:table-cell>
          <table:table-cell office:value-type="float" office:value="0.51487239427411" calcext:value-type="float">
            <text:p>0.514872394274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92632346289878" calcext:value-type="float">
            <text:p>0.392632346289878</text:p>
          </table:table-cell>
          <table:table-cell office:value-type="float" office:value="10.2355772781077" calcext:value-type="float">
            <text:p>10.2355772781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9302862501294" calcext:value-type="float">
            <text:p>0.649302862501294</text:p>
          </table:table-cell>
          <table:table-cell office:value-type="float" office:value="2.5129534953487" calcext:value-type="float">
            <text:p>2.5129534953487</text:p>
          </table:table-cell>
          <table:table-cell office:value-type="float" office:value="8.35667925786034" calcext:value-type="float">
            <text:p>8.35667925786034</text:p>
          </table:table-cell>
          <table:table-cell office:value-type="float" office:value="3.33077226716295" calcext:value-type="float">
            <text:p>3.3307722671629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649302862501294" calcext:value-type="float">
            <text:p>0.649302862501294</text:p>
          </table:table-cell>
          <table:table-cell office:value-type="float" office:value="5.41034653969618" calcext:value-type="float">
            <text:p>5.41034653969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9710756644972" calcext:value-type="float">
            <text:p>0.809710756644972</text:p>
          </table:table-cell>
          <table:table-cell office:value-type="float" office:value="2.84687848417923" calcext:value-type="float">
            <text:p>2.84687848417923</text:p>
          </table:table-cell>
          <table:table-cell office:value-type="float" office:value="10.134275293984" calcext:value-type="float">
            <text:p>10.134275293984</text:p>
          </table:table-cell>
          <table:table-cell office:value-type="float" office:value="4.44051832562552" calcext:value-type="float">
            <text:p>4.440518325625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809710756644972" calcext:value-type="float">
            <text:p>0.809710756644972</text:p>
          </table:table-cell>
          <table:table-cell office:value-type="float" office:value="4.75092920849753" calcext:value-type="float">
            <text:p>4.75092920849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365532062248" calcext:value-type="float">
            <text:p>0.45365532062248</text:p>
          </table:table-cell>
          <table:table-cell office:value-type="float" office:value="1.61837429214519" calcext:value-type="float">
            <text:p>1.61837429214519</text:p>
          </table:table-cell>
          <table:table-cell office:value-type="float" office:value="5.70127217774751" calcext:value-type="float">
            <text:p>5.70127217774751</text:p>
          </table:table-cell>
          <table:table-cell office:value-type="float" office:value="2.46452359345713" calcext:value-type="float">
            <text:p>2.464523593457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45365532062248" calcext:value-type="float">
            <text:p>0.45365532062248</text:p>
          </table:table-cell>
          <table:table-cell office:value-type="float" office:value="5.77172618311278" calcext:value-type="float">
            <text:p>5.77172618311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4022632684126" calcext:value-type="float">
            <text:p>0.174022632684126</text:p>
          </table:table-cell>
          <table:table-cell office:value-type="float" office:value="2.41685459217974" calcext:value-type="float">
            <text:p>2.41685459217974</text:p>
          </table:table-cell>
          <table:table-cell office:value-type="float" office:value="3.98305828633687" calcext:value-type="float">
            <text:p>3.98305828633687</text:p>
          </table:table-cell>
          <table:table-cell office:value-type="float" office:value="-0.850650898022608" calcext:value-type="float">
            <text:p>-0.8506508980226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174022632684126" calcext:value-type="float">
            <text:p>0.174022632684126</text:p>
          </table:table-cell>
          <table:table-cell office:value-type="float" office:value="19.6345414356637" calcext:value-type="float">
            <text:p>19.6345414356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5315095380612" calcext:value-type="float">
            <text:p>0.245315095380612</text:p>
          </table:table-cell>
          <table:table-cell office:value-type="float" office:value="2.53673929910394" calcext:value-type="float">
            <text:p>2.53673929910394</text:p>
          </table:table-cell>
          <table:table-cell office:value-type="float" office:value="4.74457515752945" calcext:value-type="float">
            <text:p>4.74457515752945</text:p>
          </table:table-cell>
          <table:table-cell office:value-type="float" office:value="-0.328903440678434" calcext:value-type="float">
            <text:p>-0.3289034406784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45315095380612" calcext:value-type="float">
            <text:p>0.245315095380612</text:p>
          </table:table-cell>
          <table:table-cell office:value-type="float" office:value="14.4171286875625" calcext:value-type="float">
            <text:p>14.417128687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787767362975" calcext:value-type="float">
            <text:p>0.787787767362975</text:p>
          </table:table-cell>
          <table:table-cell office:value-type="float" office:value="0.0469083364086842" calcext:value-type="float">
            <text:p>0.046908336408684</text:p>
          </table:table-cell>
          <table:table-cell office:value-type="float" office:value="7.13699824267546" calcext:value-type="float">
            <text:p>7.13699824267546</text:p>
          </table:table-cell>
          <table:table-cell office:value-type="float" office:value="7.04318156985809" calcext:value-type="float">
            <text:p>7.043181569858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787787767362975" calcext:value-type="float">
            <text:p>0.787787767362975</text:p>
          </table:table-cell>
          <table:table-cell office:value-type="float" office:value="1.32892179820599" calcext:value-type="float">
            <text:p>1.32892179820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7036960510825" calcext:value-type="float">
            <text:p>0.657036960510825</text:p>
          </table:table-cell>
          <table:table-cell office:value-type="float" office:value="0.838670404072679" calcext:value-type="float">
            <text:p>0.838670404072679</text:p>
          </table:table-cell>
          <table:table-cell office:value-type="float" office:value="6.7520030486701" calcext:value-type="float">
            <text:p>6.7520030486701</text:p>
          </table:table-cell>
          <table:table-cell office:value-type="float" office:value="5.07466224052474" calcext:value-type="float">
            <text:p>5.074662240524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657036960510825" calcext:value-type="float">
            <text:p>0.657036960510825</text:p>
          </table:table-cell>
          <table:table-cell office:value-type="float" office:value="2.7984276602083" calcext:value-type="float">
            <text:p>2.7984276602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7393648463573" calcext:value-type="float">
            <text:p>0.897393648463573</text:p>
          </table:table-cell>
          <table:table-cell office:value-type="float" office:value="2.25556993269204" calcext:value-type="float">
            <text:p>2.25556993269204</text:p>
          </table:table-cell>
          <table:table-cell office:value-type="float" office:value="10.3321127688642" calcext:value-type="float">
            <text:p>10.3321127688642</text:p>
          </table:table-cell>
          <table:table-cell office:value-type="float" office:value="5.82097290348012" calcext:value-type="float">
            <text:p>5.820972903480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897393648463573" calcext:value-type="float">
            <text:p>0.897393648463573</text:p>
          </table:table-cell>
          <table:table-cell office:value-type="float" office:value="3.62780585561966" calcext:value-type="float">
            <text:p>3.62780585561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5002305435023" calcext:value-type="float">
            <text:p>0.255002305435023</text:p>
          </table:table-cell>
          <table:table-cell office:value-type="float" office:value="2.16175416392304" calcext:value-type="float">
            <text:p>2.16175416392304</text:p>
          </table:table-cell>
          <table:table-cell office:value-type="float" office:value="4.45677491283825" calcext:value-type="float">
            <text:p>4.45677491283825</text:p>
          </table:table-cell>
          <table:table-cell office:value-type="float" office:value="0.13326658499216" calcext:value-type="float">
            <text:p>0.133266584992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255002305435023" calcext:value-type="float">
            <text:p>0.255002305435023</text:p>
          </table:table-cell>
          <table:table-cell office:value-type="float" office:value="12.398923839254" calcext:value-type="float">
            <text:p>12.398923839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1005287457268" calcext:value-type="float">
            <text:p>0.611005287457268</text:p>
          </table:table-cell>
          <table:table-cell office:value-type="float" office:value="2.44565786668466" calcext:value-type="float">
            <text:p>2.44565786668466</text:p>
          </table:table-cell>
          <table:table-cell office:value-type="float" office:value="7.94470545380007" calcext:value-type="float">
            <text:p>7.94470545380007</text:p>
          </table:table-cell>
          <table:table-cell office:value-type="float" office:value="3.05338972043075" calcext:value-type="float">
            <text:p>3.053389720430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11005287457268" calcext:value-type="float">
            <text:p>0.611005287457268</text:p>
          </table:table-cell>
          <table:table-cell office:value-type="float" office:value="5.63932577576203" calcext:value-type="float">
            <text:p>5.63932577576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9569956147061" calcext:value-type="float">
            <text:p>0.169569956147061</text:p>
          </table:table-cell>
          <table:table-cell office:value-type="float" office:value="4.89181950344908" calcext:value-type="float">
            <text:p>4.89181950344908</text:p>
          </table:table-cell>
          <table:table-cell office:value-type="float" office:value="6.41794910877263" calcext:value-type="float">
            <text:p>6.41794910877263</text:p>
          </table:table-cell>
          <table:table-cell office:value-type="float" office:value="-3.36568989812553" calcext:value-type="float">
            <text:p>-3.365689898125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69569956147061" calcext:value-type="float">
            <text:p>0.169569956147061</text:p>
          </table:table-cell>
          <table:table-cell office:value-type="float" office:value="34.7456568210665" calcext:value-type="float">
            <text:p>34.7456568210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4279895986676" calcext:value-type="float">
            <text:p>0.864279895986676</text:p>
          </table:table-cell>
          <table:table-cell office:value-type="float" office:value="4.49612610368289" calcext:value-type="float">
            <text:p>4.49612610368289</text:p>
          </table:table-cell>
          <table:table-cell office:value-type="float" office:value="12.274645167563" calcext:value-type="float">
            <text:p>12.274645167563</text:p>
          </table:table-cell>
          <table:table-cell office:value-type="float" office:value="3.28239296019719" calcext:value-type="float">
            <text:p>3.282392960197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864279895986676" calcext:value-type="float">
            <text:p>0.864279895986676</text:p>
          </table:table-cell>
          <table:table-cell office:value-type="float" office:value="6.35919697913189" calcext:value-type="float">
            <text:p>6.35919697913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9118709596196" calcext:value-type="float">
            <text:p>0.779118709596196</text:p>
          </table:table-cell>
          <table:table-cell office:value-type="float" office:value="4.01013084568223" calcext:value-type="float">
            <text:p>4.01013084568223</text:p>
          </table:table-cell>
          <table:table-cell office:value-type="float" office:value="11.022199232048" calcext:value-type="float">
            <text:p>11.022199232048</text:p>
          </table:table-cell>
          <table:table-cell office:value-type="float" office:value="3.00193754068353" calcext:value-type="float">
            <text:p>3.001937540683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779118709596196" calcext:value-type="float">
            <text:p>0.779118709596196</text:p>
          </table:table-cell>
          <table:table-cell office:value-type="float" office:value="6.43051024699291" calcext:value-type="float">
            <text:p>6.43051024699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7889351213397" calcext:value-type="float">
            <text:p>0.927889351213397</text:p>
          </table:table-cell>
          <table:table-cell office:value-type="float" office:value="2.55856957310684" calcext:value-type="float">
            <text:p>2.55856957310684</text:p>
          </table:table-cell>
          <table:table-cell office:value-type="float" office:value="10.9095737340274" calcext:value-type="float">
            <text:p>10.9095737340274</text:p>
          </table:table-cell>
          <table:table-cell office:value-type="float" office:value="5.79243458781373" calcext:value-type="float">
            <text:p>5.7924345878137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927889351213397" calcext:value-type="float">
            <text:p>0.927889351213397</text:p>
          </table:table-cell>
          <table:table-cell office:value-type="float" office:value="3.83512276377923" calcext:value-type="float">
            <text:p>3.83512276377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5852470325193" calcext:value-type="float">
            <text:p>0.555852470325193</text:p>
          </table:table-cell>
          <table:table-cell office:value-type="float" office:value="3.17684753501304" calcext:value-type="float">
            <text:p>3.17684753501304</text:p>
          </table:table-cell>
          <table:table-cell office:value-type="float" office:value="8.17951976793978" calcext:value-type="float">
            <text:p>8.17951976793978</text:p>
          </table:table-cell>
          <table:table-cell office:value-type="float" office:value="1.8258246979137" calcext:value-type="float">
            <text:p>1.82582469791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555852470325193" calcext:value-type="float">
            <text:p>0.555852470325193</text:p>
          </table:table-cell>
          <table:table-cell office:value-type="float" office:value="7.5143095659347" calcext:value-type="float">
            <text:p>7.5143095659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5572304956561" calcext:value-type="float">
            <text:p>0.405572304956561</text:p>
          </table:table-cell>
          <table:table-cell office:value-type="float" office:value="4.36095393569895" calcext:value-type="float">
            <text:p>4.36095393569895</text:p>
          </table:table-cell>
          <table:table-cell office:value-type="float" office:value="8.011104680308" calcext:value-type="float">
            <text:p>8.011104680308</text:p>
          </table:table-cell>
          <table:table-cell office:value-type="float" office:value="-0.710803191089899" calcext:value-type="float">
            <text:p>-0.71080319108989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405572304956561" calcext:value-type="float">
            <text:p>0.405572304956561</text:p>
          </table:table-cell>
          <table:table-cell office:value-type="float" office:value="13.2182446142942" calcext:value-type="float">
            <text:p>13.2182446142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2803693552111" calcext:value-type="float">
            <text:p>0.972803693552111</text:p>
          </table:table-cell>
          <table:table-cell office:value-type="float" office:value="4.3849005967731" calcext:value-type="float">
            <text:p>4.3849005967731</text:p>
          </table:table-cell>
          <table:table-cell office:value-type="float" office:value="13.1401338387421" calcext:value-type="float">
            <text:p>13.1401338387421</text:p>
          </table:table-cell>
          <table:table-cell office:value-type="float" office:value="4.3703326451959" calcext:value-type="float">
            <text:p>4.37033264519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972803693552111" calcext:value-type="float">
            <text:p>0.972803693552111</text:p>
          </table:table-cell>
          <table:table-cell office:value-type="float" office:value="5.53544423449976" calcext:value-type="float">
            <text:p>5.53544423449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7609287733094" calcext:value-type="float">
            <text:p>0.617609287733094</text:p>
          </table:table-cell>
          <table:table-cell office:value-type="float" office:value="1.29888681438991" calcext:value-type="float">
            <text:p>1.29888681438991</text:p>
          </table:table-cell>
          <table:table-cell office:value-type="float" office:value="6.85737040398775" calcext:value-type="float">
            <text:p>6.85737040398775</text:p>
          </table:table-cell>
          <table:table-cell office:value-type="float" office:value="4.25959677520794" calcext:value-type="float">
            <text:p>4.259596775207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617609287733094" calcext:value-type="float">
            <text:p>0.617609287733094</text:p>
          </table:table-cell>
          <table:table-cell office:value-type="float" office:value="3.72223484984798" calcext:value-type="float">
            <text:p>3.72223484984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2813202713486" calcext:value-type="float">
            <text:p>0.782813202713486</text:p>
          </table:table-cell>
          <table:table-cell office:value-type="float" office:value="2.47087775964799" calcext:value-type="float">
            <text:p>2.47087775964799</text:p>
          </table:table-cell>
          <table:table-cell office:value-type="float" office:value="9.51619658406937" calcext:value-type="float">
            <text:p>9.51619658406937</text:p>
          </table:table-cell>
          <table:table-cell office:value-type="float" office:value="4.57444106477338" calcext:value-type="float">
            <text:p>4.574441064773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782813202713486" calcext:value-type="float">
            <text:p>0.782813202713486</text:p>
          </table:table-cell>
          <table:table-cell office:value-type="float" office:value="4.43385184053718" calcext:value-type="float">
            <text:p>4.43385184053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3193375930393" calcext:value-type="float">
            <text:p>0.943193375930393</text:p>
          </table:table-cell>
          <table:table-cell office:value-type="float" office:value="4.13020309236882" calcext:value-type="float">
            <text:p>4.13020309236882</text:p>
          </table:table-cell>
          <table:table-cell office:value-type="float" office:value="12.6189434757424" calcext:value-type="float">
            <text:p>12.6189434757424</text:p>
          </table:table-cell>
          <table:table-cell office:value-type="float" office:value="4.35853729100472" calcext:value-type="float">
            <text:p>4.3585372910047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943193375930393" calcext:value-type="float">
            <text:p>0.943193375930393</text:p>
          </table:table-cell>
          <table:table-cell office:value-type="float" office:value="5.43918481966462" calcext:value-type="float">
            <text:p>5.43918481966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0195272877548" calcext:value-type="float">
            <text:p>0.830195272877548</text:p>
          </table:table-cell>
          <table:table-cell office:value-type="float" office:value="1.40046859012466" calcext:value-type="float">
            <text:p>1.40046859012466</text:p>
          </table:table-cell>
          <table:table-cell office:value-type="float" office:value="8.87222604602259" calcext:value-type="float">
            <text:p>8.87222604602259</text:p>
          </table:table-cell>
          <table:table-cell office:value-type="float" office:value="6.07128886577327" calcext:value-type="float">
            <text:p>6.071288865773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830195272877548" calcext:value-type="float">
            <text:p>0.830195272877548</text:p>
          </table:table-cell>
          <table:table-cell office:value-type="float" office:value="2.89145056415989" calcext:value-type="float">
            <text:p>2.89145056415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0418498591581" calcext:value-type="float">
            <text:p>0.940418498591581</text:p>
          </table:table-cell>
          <table:table-cell office:value-type="float" office:value="3.76085306928185" calcext:value-type="float">
            <text:p>3.76085306928185</text:p>
          </table:table-cell>
          <table:table-cell office:value-type="float" office:value="12.2246195566061" calcext:value-type="float">
            <text:p>12.2246195566061</text:p>
          </table:table-cell>
          <table:table-cell office:value-type="float" office:value="4.70291341804237" calcext:value-type="float">
            <text:p>4.702913418042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940418498591581" calcext:value-type="float">
            <text:p>0.940418498591581</text:p>
          </table:table-cell>
          <table:table-cell office:value-type="float" office:value="5.06248343308001" calcext:value-type="float">
            <text:p>5.06248343308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7508107933026" calcext:value-type="float">
            <text:p>0.597508107933026</text:p>
          </table:table-cell>
          <table:table-cell office:value-type="float" office:value="2.83476794753227" calcext:value-type="float">
            <text:p>2.83476794753227</text:p>
          </table:table-cell>
          <table:table-cell office:value-type="float" office:value="8.21234091892951" calcext:value-type="float">
            <text:p>8.21234091892951</text:p>
          </table:table-cell>
          <table:table-cell office:value-type="float" office:value="2.54280502386496" calcext:value-type="float">
            <text:p>2.5428050238649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597508107933026" calcext:value-type="float">
            <text:p>0.597508107933026</text:p>
          </table:table-cell>
          <table:table-cell office:value-type="float" office:value="6.41793457966282" calcext:value-type="float">
            <text:p>6.41793457966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0570709214944" calcext:value-type="float">
            <text:p>0.870570709214944</text:p>
          </table:table-cell>
          <table:table-cell office:value-type="float" office:value="2.04238116564442" calcext:value-type="float">
            <text:p>2.04238116564442</text:p>
          </table:table-cell>
          <table:table-cell office:value-type="float" office:value="9.87751754857892" calcext:value-type="float">
            <text:p>9.87751754857892</text:p>
          </table:table-cell>
          <table:table-cell office:value-type="float" office:value="5.79275521729007" calcext:value-type="float">
            <text:p>5.792755217290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870570709214944" calcext:value-type="float">
            <text:p>0.870570709214944</text:p>
          </table:table-cell>
          <table:table-cell office:value-type="float" office:value="3.4946973674177" calcext:value-type="float">
            <text:p>3.4946973674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0506951637188" calcext:value-type="float">
            <text:p>0.470506951637188</text:p>
          </table:table-cell>
          <table:table-cell office:value-type="float" office:value="4.12867929406636" calcext:value-type="float">
            <text:p>4.12867929406636</text:p>
          </table:table-cell>
          <table:table-cell office:value-type="float" office:value="8.36324185880105" calcext:value-type="float">
            <text:p>8.36324185880105</text:p>
          </table:table-cell>
          <table:table-cell office:value-type="float" office:value="0.105883270668326" calcext:value-type="float">
            <text:p>0.10588327066832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470506951637188" calcext:value-type="float">
            <text:p>0.470506951637188</text:p>
          </table:table-cell>
          <table:table-cell office:value-type="float" office:value="10.9003262889538" calcext:value-type="float">
            <text:p>10.900326288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910701816852" calcext:value-type="float">
            <text:p>0.57910701816852</text:p>
          </table:table-cell>
          <table:table-cell office:value-type="float" office:value="4.71739423552035" calcext:value-type="float">
            <text:p>4.71739423552035</text:p>
          </table:table-cell>
          <table:table-cell office:value-type="float" office:value="9.92935739903703" calcext:value-type="float">
            <text:p>9.92935739903703</text:p>
          </table:table-cell>
          <table:table-cell office:value-type="float" office:value="0.494568927996324" calcext:value-type="float">
            <text:p>0.4945689279963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57910701816852" calcext:value-type="float">
            <text:p>0.57910701816852</text:p>
          </table:table-cell>
          <table:table-cell office:value-type="float" office:value="9.87277663047868" calcext:value-type="float">
            <text:p>9.87277663047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0741659882475" calcext:value-type="float">
            <text:p>0.670741659882475</text:p>
          </table:table-cell>
          <table:table-cell office:value-type="float" office:value="4.23241852354003" calcext:value-type="float">
            <text:p>4.23241852354003</text:p>
          </table:table-cell>
          <table:table-cell office:value-type="float" office:value="10.2690934624823" calcext:value-type="float">
            <text:p>10.2690934624823</text:p>
          </table:table-cell>
          <table:table-cell office:value-type="float" office:value="1.80425641540224" calcext:value-type="float">
            <text:p>1.80425641540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670741659882475" calcext:value-type="float">
            <text:p>0.670741659882475</text:p>
          </table:table-cell>
          <table:table-cell office:value-type="float" office:value="7.80094459088294" calcext:value-type="float">
            <text:p>7.80094459088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362097304762" calcext:value-type="float">
            <text:p>0.25362097304762</text:p>
          </table:table-cell>
          <table:table-cell office:value-type="float" office:value="1.58261553061384" calcext:value-type="float">
            <text:p>1.58261553061384</text:p>
          </table:table-cell>
          <table:table-cell office:value-type="float" office:value="3.86520428804241" calcext:value-type="float">
            <text:p>3.86520428804241</text:p>
          </table:table-cell>
          <table:table-cell office:value-type="float" office:value="0.69997322681474" calcext:value-type="float">
            <text:p>0.699973226814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25362097304762" calcext:value-type="float">
            <text:p>0.25362097304762</text:p>
          </table:table-cell>
          <table:table-cell office:value-type="float" office:value="10.1829730387831" calcext:value-type="float">
            <text:p>10.1829730387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196306673698" calcext:value-type="float">
            <text:p>0.814196306673698</text:p>
          </table:table-cell>
          <table:table-cell office:value-type="float" office:value="1.72087440238388" calcext:value-type="float">
            <text:p>1.72087440238388</text:p>
          </table:table-cell>
          <table:table-cell office:value-type="float" office:value="9.04864116244716" calcext:value-type="float">
            <text:p>9.04864116244716</text:p>
          </table:table-cell>
          <table:table-cell office:value-type="float" office:value="5.6068923576794" calcext:value-type="float">
            <text:p>5.60689235767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814196306673698" calcext:value-type="float">
            <text:p>0.814196306673698</text:p>
          </table:table-cell>
          <table:table-cell office:value-type="float" office:value="3.34179162946549" calcext:value-type="float">
            <text:p>3.34179162946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4643423435134" calcext:value-type="float">
            <text:p>0.654643423435134</text:p>
          </table:table-cell>
          <table:table-cell office:value-type="float" office:value="1.34902415258773" calcext:value-type="float">
            <text:p>1.34902415258773</text:p>
          </table:table-cell>
          <table:table-cell office:value-type="float" office:value="7.24081496350394" calcext:value-type="float">
            <text:p>7.24081496350394</text:p>
          </table:table-cell>
          <table:table-cell office:value-type="float" office:value="4.54276665832847" calcext:value-type="float">
            <text:p>4.542766658328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654643423435134" calcext:value-type="float">
            <text:p>0.654643423435134</text:p>
          </table:table-cell>
          <table:table-cell office:value-type="float" office:value="3.58824982959672" calcext:value-type="float">
            <text:p>3.58824982959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2136996194457" calcext:value-type="float">
            <text:p>0.832136996194457</text:p>
          </table:table-cell>
          <table:table-cell office:value-type="float" office:value="4.99898185593533" calcext:value-type="float">
            <text:p>4.99898185593533</text:p>
          </table:table-cell>
          <table:table-cell office:value-type="float" office:value="12.4882148216854" calcext:value-type="float">
            <text:p>12.4882148216854</text:p>
          </table:table-cell>
          <table:table-cell office:value-type="float" office:value="2.49025110981479" calcext:value-type="float">
            <text:p>2.4902511098147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832136996194457" calcext:value-type="float">
            <text:p>0.832136996194457</text:p>
          </table:table-cell>
          <table:table-cell office:value-type="float" office:value="7.20912768374675" calcext:value-type="float">
            <text:p>7.20912768374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3284409712782" calcext:value-type="float">
            <text:p>0.793284409712782</text:p>
          </table:table-cell>
          <table:table-cell office:value-type="float" office:value="3.00803889840319" calcext:value-type="float">
            <text:p>3.00803889840319</text:p>
          </table:table-cell>
          <table:table-cell office:value-type="float" office:value="10.1475985858182" calcext:value-type="float">
            <text:p>10.1475985858182</text:p>
          </table:table-cell>
          <table:table-cell office:value-type="float" office:value="4.13152078901184" calcext:value-type="float">
            <text:p>4.131520789011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793284409712782" calcext:value-type="float">
            <text:p>0.793284409712782</text:p>
          </table:table-cell>
          <table:table-cell office:value-type="float" office:value="5.0524614492983" calcext:value-type="float">
            <text:p>5.052461449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8849230862322" calcext:value-type="float">
            <text:p>0.888849230862322</text:p>
          </table:table-cell>
          <table:table-cell office:value-type="float" office:value="3.79270128936627" calcext:value-type="float">
            <text:p>3.79270128936627</text:p>
          </table:table-cell>
          <table:table-cell office:value-type="float" office:value="11.7923443671272" calcext:value-type="float">
            <text:p>11.7923443671272</text:p>
          </table:table-cell>
          <table:table-cell office:value-type="float" office:value="4.20694178839463" calcext:value-type="float">
            <text:p>4.206941788394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888849230862322" calcext:value-type="float">
            <text:p>0.888849230862322</text:p>
          </table:table-cell>
          <table:table-cell office:value-type="float" office:value="5.39202951744313" calcext:value-type="float">
            <text:p>5.39202951744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3195750923426" calcext:value-type="float">
            <text:p>0.593195750923426</text:p>
          </table:table-cell>
          <table:table-cell office:value-type="float" office:value="3.92953854178368" calcext:value-type="float">
            <text:p>3.92953854178368</text:p>
          </table:table-cell>
          <table:table-cell office:value-type="float" office:value="9.26830030009451" calcext:value-type="float">
            <text:p>9.26830030009451</text:p>
          </table:table-cell>
          <table:table-cell office:value-type="float" office:value="1.40922321652715" calcext:value-type="float">
            <text:p>1.409223216527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593195750923426" calcext:value-type="float">
            <text:p>0.593195750923426</text:p>
          </table:table-cell>
          <table:table-cell office:value-type="float" office:value="8.31013798414753" calcext:value-type="float">
            <text:p>8.31013798414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8995433764939" calcext:value-type="float">
            <text:p>0.638995433764939</text:p>
          </table:table-cell>
          <table:table-cell office:value-type="float" office:value="2.46171294190187" calcext:value-type="float">
            <text:p>2.46171294190187</text:p>
          </table:table-cell>
          <table:table-cell office:value-type="float" office:value="8.21267184578633" calcext:value-type="float">
            <text:p>8.21267184578633</text:p>
          </table:table-cell>
          <table:table-cell office:value-type="float" office:value="3.28924596198258" calcext:value-type="float">
            <text:p>3.289245961982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638995433764939" calcext:value-type="float">
            <text:p>0.638995433764939</text:p>
          </table:table-cell>
          <table:table-cell office:value-type="float" office:value="5.41742985784043" calcext:value-type="float">
            <text:p>5.41742985784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3379798831944" calcext:value-type="float">
            <text:p>0.113379798831944</text:p>
          </table:table-cell>
          <table:table-cell office:value-type="float" office:value="2.5310856696304" calcext:value-type="float">
            <text:p>2.5310856696304</text:p>
          </table:table-cell>
          <table:table-cell office:value-type="float" office:value="3.55150385911789" calcext:value-type="float">
            <text:p>3.55150385911789</text:p>
          </table:table-cell>
          <table:table-cell office:value-type="float" office:value="-1.5106674801429" calcext:value-type="float">
            <text:p>-1.51066748014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113379798831944" calcext:value-type="float">
            <text:p>0.113379798831944</text:p>
          </table:table-cell>
          <table:table-cell office:value-type="float" office:value="31.1438695958907" calcext:value-type="float">
            <text:p>31.1438695958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809850541659" calcext:value-type="float">
            <text:p>0.22809850541659</text:p>
          </table:table-cell>
          <table:table-cell office:value-type="float" office:value="2.51483586942438" calcext:value-type="float">
            <text:p>2.51483586942438</text:p>
          </table:table-cell>
          <table:table-cell office:value-type="float" office:value="4.56772241817369" calcext:value-type="float">
            <text:p>4.56772241817369</text:p>
          </table:table-cell>
          <table:table-cell office:value-type="float" office:value="-0.46194932067507" calcext:value-type="float">
            <text:p>-0.461949320675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22809850541659" calcext:value-type="float">
            <text:p>0.22809850541659</text:p>
          </table:table-cell>
          <table:table-cell office:value-type="float" office:value="15.4092893463069" calcext:value-type="float">
            <text:p>15.4092893463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1639230167537" calcext:value-type="float">
            <text:p>0.371639230167537</text:p>
          </table:table-cell>
          <table:table-cell office:value-type="float" office:value="4.65444446538512" calcext:value-type="float">
            <text:p>4.65444446538512</text:p>
          </table:table-cell>
          <table:table-cell office:value-type="float" office:value="7.99919753689296" calcext:value-type="float">
            <text:p>7.99919753689296</text:p>
          </table:table-cell>
          <table:table-cell office:value-type="float" office:value="-1.30969139387729" calcext:value-type="float">
            <text:p>-1.309691393877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371639230167537" calcext:value-type="float">
            <text:p>0.371639230167537</text:p>
          </table:table-cell>
          <table:table-cell office:value-type="float" office:value="15.2148750895756" calcext:value-type="float">
            <text:p>15.2148750895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1930681428395" calcext:value-type="float">
            <text:p>0.941930681428395</text:p>
          </table:table-cell>
          <table:table-cell office:value-type="float" office:value="3.09709210215016" calcext:value-type="float">
            <text:p>3.09709210215016</text:p>
          </table:table-cell>
          <table:table-cell office:value-type="float" office:value="11.5744682350057" calcext:value-type="float">
            <text:p>11.5744682350057</text:p>
          </table:table-cell>
          <table:table-cell office:value-type="float" office:value="5.38028403070539" calcext:value-type="float">
            <text:p>5.380284030705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941930681428395" calcext:value-type="float">
            <text:p>0.941930681428395</text:p>
          </table:table-cell>
          <table:table-cell office:value-type="float" office:value="4.34967475094569" calcext:value-type="float">
            <text:p>4.349674750945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8411750410538" calcext:value-type="float">
            <text:p>0.688411750410538</text:p>
          </table:table-cell>
          <table:table-cell office:value-type="float" office:value="3.85204097553826" calcext:value-type="float">
            <text:p>3.85204097553826</text:p>
          </table:table-cell>
          <table:table-cell office:value-type="float" office:value="10.0477467292331" calcext:value-type="float">
            <text:p>10.0477467292331</text:p>
          </table:table-cell>
          <table:table-cell office:value-type="float" office:value="2.34366477815658" calcext:value-type="float">
            <text:p>2.343664778156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688411750410538" calcext:value-type="float">
            <text:p>0.688411750410538</text:p>
          </table:table-cell>
          <table:table-cell office:value-type="float" office:value="7.04816699111356" calcext:value-type="float">
            <text:p>7.04816699111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3448049774011" calcext:value-type="float">
            <text:p>0.573448049774011</text:p>
          </table:table-cell>
          <table:table-cell office:value-type="float" office:value="1.67610069052706" calcext:value-type="float">
            <text:p>1.67610069052706</text:p>
          </table:table-cell>
          <table:table-cell office:value-type="float" office:value="6.83713313849316" calcext:value-type="float">
            <text:p>6.83713313849316</text:p>
          </table:table-cell>
          <table:table-cell office:value-type="float" office:value="3.48493175743904" calcext:value-type="float">
            <text:p>3.484931757439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573448049774011" calcext:value-type="float">
            <text:p>0.573448049774011</text:p>
          </table:table-cell>
          <table:table-cell office:value-type="float" office:value="4.66668374159034" calcext:value-type="float">
            <text:p>4.66668374159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1059296530109" calcext:value-type="float">
            <text:p>0.241059296530109</text:p>
          </table:table-cell>
          <table:table-cell office:value-type="float" office:value="4.60363289222826" calcext:value-type="float">
            <text:p>4.60363289222826</text:p>
          </table:table-cell>
          <table:table-cell office:value-type="float" office:value="6.77316656099925" calcext:value-type="float">
            <text:p>6.77316656099925</text:p>
          </table:table-cell>
          <table:table-cell office:value-type="float" office:value="-2.43409922345728" calcext:value-type="float">
            <text:p>-2.434099223457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241059296530109" calcext:value-type="float">
            <text:p>0.241059296530109</text:p>
          </table:table-cell>
          <table:table-cell office:value-type="float" office:value="23.2458692649024" calcext:value-type="float">
            <text:p>23.2458692649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775014753366" calcext:value-type="float">
            <text:p>0.86775014753366</text:p>
          </table:table-cell>
          <table:table-cell office:value-type="float" office:value="2.15980134307438" calcext:value-type="float">
            <text:p>2.15980134307438</text:p>
          </table:table-cell>
          <table:table-cell office:value-type="float" office:value="9.96955267087732" calcext:value-type="float">
            <text:p>9.96955267087732</text:p>
          </table:table-cell>
          <table:table-cell office:value-type="float" office:value="5.64994998472856" calcext:value-type="float">
            <text:p>5.649949984728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86775014753366" calcext:value-type="float">
            <text:p>0.86775014753366</text:p>
          </table:table-cell>
          <table:table-cell office:value-type="float" office:value="3.64137229138508" calcext:value-type="float">
            <text:p>3.64137229138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8843288911591" calcext:value-type="float">
            <text:p>0.258843288911591</text:p>
          </table:table-cell>
          <table:table-cell office:value-type="float" office:value="2.83736424042734" calcext:value-type="float">
            <text:p>2.83736424042734</text:p>
          </table:table-cell>
          <table:table-cell office:value-type="float" office:value="5.16695384063166" calcext:value-type="float">
            <text:p>5.16695384063166</text:p>
          </table:table-cell>
          <table:table-cell office:value-type="float" office:value="-0.507774640223025" calcext:value-type="float">
            <text:p>-0.50777464022302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258843288911591" calcext:value-type="float">
            <text:p>0.258843288911591</text:p>
          </table:table-cell>
          <table:table-cell office:value-type="float" office:value="14.8250482234369" calcext:value-type="float">
            <text:p>14.8250482234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2816536830638" calcext:value-type="float">
            <text:p>0.802816536830638</text:p>
          </table:table-cell>
          <table:table-cell office:value-type="float" office:value="0.307605744012465" calcext:value-type="float">
            <text:p>0.307605744012465</text:p>
          </table:table-cell>
          <table:table-cell office:value-type="float" office:value="7.53295457548821" calcext:value-type="float">
            <text:p>7.53295457548821</text:p>
          </table:table-cell>
          <table:table-cell office:value-type="float" office:value="6.91774308746328" calcext:value-type="float">
            <text:p>6.917743087463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802816536830638" calcext:value-type="float">
            <text:p>0.802816536830638</text:p>
          </table:table-cell>
          <table:table-cell office:value-type="float" office:value="1.62877280676683" calcext:value-type="float">
            <text:p>1.62877280676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8556545546173" calcext:value-type="float">
            <text:p>0.488556545546173</text:p>
          </table:table-cell>
          <table:table-cell office:value-type="float" office:value="1.52891291185814" calcext:value-type="float">
            <text:p>1.52891291185814</text:p>
          </table:table-cell>
          <table:table-cell office:value-type="float" office:value="5.9259218217737" calcext:value-type="float">
            <text:p>5.9259218217737</text:p>
          </table:table-cell>
          <table:table-cell office:value-type="float" office:value="2.86809599805741" calcext:value-type="float">
            <text:p>2.8680959980574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488556545546173" calcext:value-type="float">
            <text:p>0.488556545546173</text:p>
          </table:table-cell>
          <table:table-cell office:value-type="float" office:value="5.17629522091653" calcext:value-type="float">
            <text:p>5.17629522091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681414694089" calcext:value-type="float">
            <text:p>0.322681414694089</text:p>
          </table:table-cell>
          <table:table-cell office:value-type="float" office:value="4.67736046267128" calcext:value-type="float">
            <text:p>4.67736046267128</text:p>
          </table:table-cell>
          <table:table-cell office:value-type="float" office:value="7.58149319491808" calcext:value-type="float">
            <text:p>7.58149319491808</text:p>
          </table:table-cell>
          <table:table-cell office:value-type="float" office:value="-1.77322773042448" calcext:value-type="float">
            <text:p>-1.773227730424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22681414694089" calcext:value-type="float">
            <text:p>0.322681414694089</text:p>
          </table:table-cell>
          <table:table-cell office:value-type="float" office:value="17.5943212225395" calcext:value-type="float">
            <text:p>17.5943212225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9429240353198" calcext:value-type="float">
            <text:p>0.469429240353198</text:p>
          </table:table-cell>
          <table:table-cell office:value-type="float" office:value="0.940123763776782" calcext:value-type="float">
            <text:p>0.940123763776782</text:p>
          </table:table-cell>
          <table:table-cell office:value-type="float" office:value="5.16498692695556" calcext:value-type="float">
            <text:p>5.16498692695556</text:p>
          </table:table-cell>
          <table:table-cell office:value-type="float" office:value="3.284739399402" calcext:value-type="float">
            <text:p>3.284739399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469429240353198" calcext:value-type="float">
            <text:p>0.469429240353198</text:p>
          </table:table-cell>
          <table:table-cell office:value-type="float" office:value="4.13294187280928" calcext:value-type="float">
            <text:p>4.13294187280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0377679469041" calcext:value-type="float">
            <text:p>0.480377679469041</text:p>
          </table:table-cell>
          <table:table-cell office:value-type="float" office:value="2.13237952507932" calcext:value-type="float">
            <text:p>2.13237952507932</text:p>
          </table:table-cell>
          <table:table-cell office:value-type="float" office:value="6.45577864030069" calcext:value-type="float">
            <text:p>6.45577864030069</text:p>
          </table:table-cell>
          <table:table-cell office:value-type="float" office:value="2.19101959014205" calcext:value-type="float">
            <text:p>2.191019590142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480377679469041" calcext:value-type="float">
            <text:p>0.480377679469041</text:p>
          </table:table-cell>
          <table:table-cell office:value-type="float" office:value="6.52066001180887" calcext:value-type="float">
            <text:p>6.52066001180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095246214218" calcext:value-type="float">
            <text:p>0.42095246214218</text:p>
          </table:table-cell>
          <table:table-cell office:value-type="float" office:value="1.56630780873332" calcext:value-type="float">
            <text:p>1.56630780873332</text:p>
          </table:table-cell>
          <table:table-cell office:value-type="float" office:value="5.35487996801294" calcext:value-type="float">
            <text:p>5.35487996801294</text:p>
          </table:table-cell>
          <table:table-cell office:value-type="float" office:value="2.2222643505463" calcext:value-type="float">
            <text:p>2.22226435054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095246214218" calcext:value-type="float">
            <text:p>0.42095246214218</text:p>
          </table:table-cell>
          <table:table-cell office:value-type="float" office:value="6.0964314014786" calcext:value-type="float">
            <text:p>6.0964314014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2256179134119" calcext:value-type="float">
            <text:p>0.412256179134119</text:p>
          </table:table-cell>
          <table:table-cell office:value-type="float" office:value="0.0990292104201035" calcext:value-type="float">
            <text:p>0.099029210420104</text:p>
          </table:table-cell>
          <table:table-cell office:value-type="float" office:value="3.80933482262718" calcext:value-type="float">
            <text:p>3.80933482262718</text:p>
          </table:table-cell>
          <table:table-cell office:value-type="float" office:value="3.61127640178697" calcext:value-type="float">
            <text:p>3.611276401786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12256179134119" calcext:value-type="float">
            <text:p>0.412256179134119</text:p>
          </table:table-cell>
          <table:table-cell office:value-type="float" office:value="2.6658889934129" calcext:value-type="float">
            <text:p>2.6658889934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1650047732315" calcext:value-type="float">
            <text:p>0.931650047732315</text:p>
          </table:table-cell>
          <table:table-cell office:value-type="float" office:value="4.31939072655455" calcext:value-type="float">
            <text:p>4.31939072655455</text:p>
          </table:table-cell>
          <table:table-cell office:value-type="float" office:value="12.7042411561454" calcext:value-type="float">
            <text:p>12.7042411561454</text:p>
          </table:table-cell>
          <table:table-cell office:value-type="float" office:value="4.06545970303629" calcext:value-type="float">
            <text:p>4.065459703036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31650047732315" calcext:value-type="float">
            <text:p>0.931650047732315</text:p>
          </table:table-cell>
          <table:table-cell office:value-type="float" office:value="5.70964466701014" calcext:value-type="float">
            <text:p>5.70964466701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1819993748712" calcext:value-type="float">
            <text:p>0.441819993748712</text:p>
          </table:table-cell>
          <table:table-cell office:value-type="float" office:value="0.868215944871211" calcext:value-type="float">
            <text:p>0.868215944871211</text:p>
          </table:table-cell>
          <table:table-cell office:value-type="float" office:value="4.84459588860962" calcext:value-type="float">
            <text:p>4.84459588860962</text:p>
          </table:table-cell>
          <table:table-cell office:value-type="float" office:value="3.10816399886719" calcext:value-type="float">
            <text:p>3.108163998867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441819993748712" calcext:value-type="float">
            <text:p>0.441819993748712</text:p>
          </table:table-cell>
          <table:table-cell office:value-type="float" office:value="4.22845496198565" calcext:value-type="float">
            <text:p>4.22845496198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9824631960834" calcext:value-type="float">
            <text:p>0.359824631960834</text:p>
          </table:table-cell>
          <table:table-cell office:value-type="float" office:value="0.833058514145887" calcext:value-type="float">
            <text:p>0.833058514145887</text:p>
          </table:table-cell>
          <table:table-cell office:value-type="float" office:value="4.07148020179339" calcext:value-type="float">
            <text:p>4.07148020179339</text:p>
          </table:table-cell>
          <table:table-cell office:value-type="float" office:value="2.40536317350162" calcext:value-type="float">
            <text:p>2.405363173501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359824631960834" calcext:value-type="float">
            <text:p>0.359824631960834</text:p>
          </table:table-cell>
          <table:table-cell office:value-type="float" office:value="5.09431081512344" calcext:value-type="float">
            <text:p>5.09431081512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4538743378853" calcext:value-type="float">
            <text:p>0.204538743378853</text:p>
          </table:table-cell>
          <table:table-cell office:value-type="float" office:value="4.87447469222264" calcext:value-type="float">
            <text:p>4.87447469222264</text:p>
          </table:table-cell>
          <table:table-cell office:value-type="float" office:value="6.71532338263232" calcext:value-type="float">
            <text:p>6.71532338263232</text:p>
          </table:table-cell>
          <table:table-cell office:value-type="float" office:value="-3.03362600181297" calcext:value-type="float">
            <text:p>-3.0336260018129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204538743378853" calcext:value-type="float">
            <text:p>0.204538743378853</text:p>
          </table:table-cell>
          <table:table-cell office:value-type="float" office:value="28.7205963778792" calcext:value-type="float">
            <text:p>28.7205963778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6025764034943" calcext:value-type="float">
            <text:p>0.936025764034943</text:p>
          </table:table-cell>
          <table:table-cell office:value-type="float" office:value="1.84310835338215" calcext:value-type="float">
            <text:p>1.84310835338215</text:p>
          </table:table-cell>
          <table:table-cell office:value-type="float" office:value="10.2673402296966" calcext:value-type="float">
            <text:p>10.2673402296966</text:p>
          </table:table-cell>
          <table:table-cell office:value-type="float" office:value="6.58112352293234" calcext:value-type="float">
            <text:p>6.581123522932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936025764034943" calcext:value-type="float">
            <text:p>0.936025764034943</text:p>
          </table:table-cell>
          <table:table-cell office:value-type="float" office:value="3.03742531736126" calcext:value-type="float">
            <text:p>3.03742531736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6852602815046" calcext:value-type="float">
            <text:p>0.946852602815046</text:p>
          </table:table-cell>
          <table:table-cell office:value-type="float" office:value="0.969769042882519" calcext:value-type="float">
            <text:p>0.969769042882519</text:p>
          </table:table-cell>
          <table:table-cell office:value-type="float" office:value="9.49144246821794" calcext:value-type="float">
            <text:p>9.49144246821794</text:p>
          </table:table-cell>
          <table:table-cell office:value-type="float" office:value="7.5519043824529" calcext:value-type="float">
            <text:p>7.55190438245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946852602815046" calcext:value-type="float">
            <text:p>0.946852602815046</text:p>
          </table:table-cell>
          <table:table-cell office:value-type="float" office:value="2.08033334547139" calcext:value-type="float">
            <text:p>2.08033334547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0784644637967" calcext:value-type="float">
            <text:p>0.250784644637967</text:p>
          </table:table-cell>
          <table:table-cell office:value-type="float" office:value="1.43895796605302" calcext:value-type="float">
            <text:p>1.43895796605302</text:p>
          </table:table-cell>
          <table:table-cell office:value-type="float" office:value="3.69601976779472" calcext:value-type="float">
            <text:p>3.69601976779472</text:p>
          </table:table-cell>
          <table:table-cell office:value-type="float" office:value="0.81810383568869" calcext:value-type="float">
            <text:p>0.818103835688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250784644637967" calcext:value-type="float">
            <text:p>0.250784644637967</text:p>
          </table:table-cell>
          <table:table-cell office:value-type="float" office:value="9.72530822042113" calcext:value-type="float">
            <text:p>9.72530822042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5991250969965" calcext:value-type="float">
            <text:p>0.145991250969965</text:p>
          </table:table-cell>
          <table:table-cell office:value-type="float" office:value="4.4809930350179" calcext:value-type="float">
            <text:p>4.4809930350179</text:p>
          </table:table-cell>
          <table:table-cell office:value-type="float" office:value="5.79491429374758" calcext:value-type="float">
            <text:p>5.79491429374758</text:p>
          </table:table-cell>
          <table:table-cell office:value-type="float" office:value="-3.16707177628821" calcext:value-type="float">
            <text:p>-3.167071776288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145991250969965" calcext:value-type="float">
            <text:p>0.145991250969965</text:p>
          </table:table-cell>
          <table:table-cell office:value-type="float" office:value="37.5432979620504" calcext:value-type="float">
            <text:p>37.5432979620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9935366494214" calcext:value-type="float">
            <text:p>0.439935366494214</text:p>
          </table:table-cell>
          <table:table-cell office:value-type="float" office:value="0.0244873259199102" calcext:value-type="float">
            <text:p>0.02448732591991</text:p>
          </table:table-cell>
          <table:table-cell office:value-type="float" office:value="3.98390562436784" calcext:value-type="float">
            <text:p>3.98390562436784</text:p>
          </table:table-cell>
          <table:table-cell office:value-type="float" office:value="3.93493097252802" calcext:value-type="float">
            <text:p>3.934930972528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439935366494214" calcext:value-type="float">
            <text:p>0.439935366494214</text:p>
          </table:table-cell>
          <table:table-cell office:value-type="float" office:value="2.32872236229588" calcext:value-type="float">
            <text:p>2.32872236229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8275124284228" calcext:value-type="float">
            <text:p>0.948275124284228</text:p>
          </table:table-cell>
          <table:table-cell office:value-type="float" office:value="0.0154228687392705" calcext:value-type="float">
            <text:p>0.015422868739271</text:p>
          </table:table-cell>
          <table:table-cell office:value-type="float" office:value="8.54989898729732" calcext:value-type="float">
            <text:p>8.54989898729732</text:p>
          </table:table-cell>
          <table:table-cell office:value-type="float" office:value="8.51905324981878" calcext:value-type="float">
            <text:p>8.5190532498187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8275124284228" calcext:value-type="float">
            <text:p>0.948275124284228</text:p>
          </table:table-cell>
          <table:table-cell office:value-type="float" office:value="1.07081040379049" calcext:value-type="float">
            <text:p>1.07081040379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1423968283208" calcext:value-type="float">
            <text:p>0.641423968283208</text:p>
          </table:table-cell>
          <table:table-cell office:value-type="float" office:value="1.52953610009833" calcext:value-type="float">
            <text:p>1.52953610009833</text:p>
          </table:table-cell>
          <table:table-cell office:value-type="float" office:value="7.3023518146472" calcext:value-type="float">
            <text:p>7.3023518146472</text:p>
          </table:table-cell>
          <table:table-cell office:value-type="float" office:value="4.24327961445054" calcext:value-type="float">
            <text:p>4.243279614450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641423968283208" calcext:value-type="float">
            <text:p>0.641423968283208</text:p>
          </table:table-cell>
          <table:table-cell office:value-type="float" office:value="3.94362578446938" calcext:value-type="float">
            <text:p>3.94362578446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124316882234" calcext:value-type="float">
            <text:p>0.128124316882234</text:p>
          </table:table-cell>
          <table:table-cell office:value-type="float" office:value="2.74146799601201" calcext:value-type="float">
            <text:p>2.74146799601201</text:p>
          </table:table-cell>
          <table:table-cell office:value-type="float" office:value="3.89458684795211" calcext:value-type="float">
            <text:p>3.89458684795211</text:p>
          </table:table-cell>
          <table:table-cell office:value-type="float" office:value="-1.5883491440719" calcext:value-type="float">
            <text:p>-1.58834914407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128124316882234" calcext:value-type="float">
            <text:p>0.128124316882234</text:p>
          </table:table-cell>
          <table:table-cell office:value-type="float" office:value="29.2018571263954" calcext:value-type="float">
            <text:p>29.2018571263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8740934103262" calcext:value-type="float">
            <text:p>0.418740934103262</text:p>
          </table:table-cell>
          <table:table-cell office:value-type="float" office:value="2.3664714611911" calcext:value-type="float">
            <text:p>2.3664714611911</text:p>
          </table:table-cell>
          <table:table-cell office:value-type="float" office:value="6.13513986812047" calcext:value-type="float">
            <text:p>6.13513986812047</text:p>
          </table:table-cell>
          <table:table-cell office:value-type="float" office:value="1.40219694573826" calcext:value-type="float">
            <text:p>1.402196945738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418740934103262" calcext:value-type="float">
            <text:p>0.418740934103262</text:p>
          </table:table-cell>
          <table:table-cell office:value-type="float" office:value="8.03950888728" calcext:value-type="float">
            <text:p>8.03950888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7673432772039" calcext:value-type="float">
            <text:p>0.627673432772039</text:p>
          </table:table-cell>
          <table:table-cell office:value-type="float" office:value="0.592724125222742" calcext:value-type="float">
            <text:p>0.592724125222742</text:p>
          </table:table-cell>
          <table:table-cell office:value-type="float" office:value="6.24178502017109" calcext:value-type="float">
            <text:p>6.24178502017109</text:p>
          </table:table-cell>
          <table:table-cell office:value-type="float" office:value="5.05633676972561" calcext:value-type="float">
            <text:p>5.056336769725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627673432772039" calcext:value-type="float">
            <text:p>0.627673432772039</text:p>
          </table:table-cell>
          <table:table-cell office:value-type="float" office:value="2.53750444429148" calcext:value-type="float">
            <text:p>2.53750444429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960439255005" calcext:value-type="float">
            <text:p>0.52960439255005</text:p>
          </table:table-cell>
          <table:table-cell office:value-type="float" office:value="1.45940215708245" calcext:value-type="float">
            <text:p>1.45940215708245</text:p>
          </table:table-cell>
          <table:table-cell office:value-type="float" office:value="6.2258416900329" calcext:value-type="float">
            <text:p>6.2258416900329</text:p>
          </table:table-cell>
          <table:table-cell office:value-type="float" office:value="3.307037375868" calcext:value-type="float">
            <text:p>3.3070373758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2960439255005" calcext:value-type="float">
            <text:p>0.52960439255005</text:p>
          </table:table-cell>
          <table:table-cell office:value-type="float" office:value="4.64384773177655" calcext:value-type="float">
            <text:p>4.64384773177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8116082821519" calcext:value-type="float">
            <text:p>0.238116082821519</text:p>
          </table:table-cell>
          <table:table-cell office:value-type="float" office:value="3.56085132391697" calcext:value-type="float">
            <text:p>3.56085132391697</text:p>
          </table:table-cell>
          <table:table-cell office:value-type="float" office:value="5.70389606931064" calcext:value-type="float">
            <text:p>5.70389606931064</text:p>
          </table:table-cell>
          <table:table-cell office:value-type="float" office:value="-1.4178065785233" calcext:value-type="float">
            <text:p>-1.41780657852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238116082821519" calcext:value-type="float">
            <text:p>0.238116082821519</text:p>
          </table:table-cell>
          <table:table-cell office:value-type="float" office:value="19.1538986777957" calcext:value-type="float">
            <text:p>19.1538986777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4799477402513" calcext:value-type="float">
            <text:p>0.874799477402513</text:p>
          </table:table-cell>
          <table:table-cell office:value-type="float" office:value="2.53130568589243" calcext:value-type="float">
            <text:p>2.53130568589243</text:p>
          </table:table-cell>
          <table:table-cell office:value-type="float" office:value="10.404500982515" calcext:value-type="float">
            <text:p>10.404500982515</text:p>
          </table:table-cell>
          <table:table-cell office:value-type="float" office:value="5.34188961073018" calcext:value-type="float">
            <text:p>5.341889610730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874799477402513" calcext:value-type="float">
            <text:p>0.874799477402513</text:p>
          </table:table-cell>
          <table:table-cell office:value-type="float" office:value="4.03670301264664" calcext:value-type="float">
            <text:p>4.03670301264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350407653826" calcext:value-type="float">
            <text:p>0.76350407653826</text:p>
          </table:table-cell>
          <table:table-cell office:value-type="float" office:value="1.45187249805642" calcext:value-type="float">
            <text:p>1.45187249805642</text:p>
          </table:table-cell>
          <table:table-cell office:value-type="float" office:value="8.32340918690076" calcext:value-type="float">
            <text:p>8.32340918690076</text:p>
          </table:table-cell>
          <table:table-cell office:value-type="float" office:value="5.41966419078792" calcext:value-type="float">
            <text:p>5.41966419078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6350407653826" calcext:value-type="float">
            <text:p>0.76350407653826</text:p>
          </table:table-cell>
          <table:table-cell office:value-type="float" office:value="3.21134172481862" calcext:value-type="float">
            <text:p>3.21134172481862</text:p>
          </table:table-cell>
          <table:table-cell table:number-columns-repeated="3"/>
        </table:table-row>
      </table:table>
      <table:named-expressions>
        <table:named-range table:name="fa" table:base-cell-address="$Sheet1.$I$2" table:cell-range-address="$Sheet1.$I$2"/>
        <table:named-range table:name="fb" table:base-cell-address="$Sheet1.$J$2" table:cell-range-address="$Sheet1.$J$2"/>
        <table:named-range table:name="wa" table:base-cell-address="$Sheet1.$G$2" table:cell-range-address="$Sheet1.$G$2"/>
        <table:named-range table:name="wb" table:base-cell-address="$Sheet1.$H$2" table:cell-range-address="$Sheet1.$H$2"/>
        <table:named-range table:name="x" table:base-cell-address="$Sheet1.$B$2" table:cell-range-address="$Sheet1.$B$2"/>
        <table:named-range table:name="y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6:37:00.545177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41:12.545867516</meta:creation-date>
    <dc:date>2021-08-29T16:43:50.407570577</dc:date>
    <meta:editing-duration>PT3H19M34S</meta:editing-duration>
    <meta:editing-cycles>67</meta:editing-cycles>
    <meta:generator>LibreOffice/6.4.7.2$Linux_X86_64 LibreOffice_project/40$Build-2</meta:generator>
    <meta:document-statistic meta:table-count="1" meta:cell-count="36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928cm" svg:height="15.096cm" xlink:href=".." xlink:type="simple" chart:class="chart:scatter" chart:style-name="ch1">
        <chart:plot-area chart:style-name="ch2" table:cell-range-address="Sheet1.I9:Sheet1.J1008" svg:x="0.378cm" svg:y="0.301cm" svg:width="18.172cm" svg:height="14.494cm">
          <chartooo:coordinate-region svg:x="0.814cm" svg:y="0.5cm" svg:width="17.364cm" svg:height="13.64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J9:Sheet1.J1008" chart:class="chart:scatter">
            <chart:domain table:cell-range-address="Sheet1.I9:Sheet1.I1008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:Sheet1.I1008</svg:desc>
                </draw:g>
              </table:table-cell>
              <table:table-cell office:value-type="float" office:value="NaN">
                <text:p>NaN</text:p>
                <draw:g>
                  <svg:desc>Sheet1.J9:Sheet1.J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2770672277576">
                <text:p>0.472770672277576</text:p>
              </table:table-cell>
              <table:table-cell office:value-type="float" office:value="7.69683389440129">
                <text:p>7.6968338944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5927294737858">
                <text:p>0.385927294737858</text:p>
              </table:table-cell>
              <table:table-cell office:value-type="float" office:value="3.45863655111233">
                <text:p>3.45863655111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1144635215101">
                <text:p>0.271144635215101</text:p>
              </table:table-cell>
              <table:table-cell office:value-type="float" office:value="18.7728706498999">
                <text:p>18.7728706498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57425864507">
                <text:p>0.25157425864507</text:p>
              </table:table-cell>
              <table:table-cell office:value-type="float" office:value="19.8994297975162">
                <text:p>19.8994297975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268138898958">
                <text:p>0.126268138898958</text:p>
              </table:table-cell>
              <table:table-cell office:value-type="float" office:value="23.3243780668278">
                <text:p>23.324378066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2766772356406">
                <text:p>0.942766772356406</text:p>
              </table:table-cell>
              <table:table-cell office:value-type="float" office:value="2.03956844523411">
                <text:p>2.03956844523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4685496537377">
                <text:p>0.224685496537377</text:p>
              </table:table-cell>
              <table:table-cell office:value-type="float" office:value="20.6666470919895">
                <text:p>20.666647091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6633484251616">
                <text:p>0.646633484251616</text:p>
              </table:table-cell>
              <table:table-cell office:value-type="float" office:value="9.18361491845212">
                <text:p>9.18361491845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833886126291">
                <text:p>0.114833886126291</text:p>
              </table:table-cell>
              <table:table-cell office:value-type="float" office:value="51.433182022717">
                <text:p>51.43318202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041476444566">
                <text:p>0.205041476444566</text:p>
              </table:table-cell>
              <table:table-cell office:value-type="float" office:value="28.4526921727932">
                <text:p>28.4526921727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3740687677255">
                <text:p>0.173740687677255</text:p>
              </table:table-cell>
              <table:table-cell office:value-type="float" office:value="27.6688737673229">
                <text:p>27.6688737673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4164502436567">
                <text:p>0.334164502436567</text:p>
              </table:table-cell>
              <table:table-cell office:value-type="float" office:value="6.97920407765248">
                <text:p>6.97920407765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9182116118819">
                <text:p>0.329182116118819</text:p>
              </table:table-cell>
              <table:table-cell office:value-type="float" office:value="8.86891146263161">
                <text:p>8.86891146263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8975160971023">
                <text:p>0.878975160971023</text:p>
              </table:table-cell>
              <table:table-cell office:value-type="float" office:value="4.57117968348718">
                <text:p>4.57117968348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1756349217192">
                <text:p>0.881756349217192</text:p>
              </table:table-cell>
              <table:table-cell office:value-type="float" office:value="1.31826601842895">
                <text:p>1.31826601842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6382396339679">
                <text:p>0.456382396339679</text:p>
              </table:table-cell>
              <table:table-cell office:value-type="float" office:value="9.0499654776524">
                <text:p>9.0499654776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6993128882842">
                <text:p>0.186993128882842</text:p>
              </table:table-cell>
              <table:table-cell office:value-type="float" office:value="5.81867113629434">
                <text:p>5.81867113629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6881144008867">
                <text:p>0.156881144008867</text:p>
              </table:table-cell>
              <table:table-cell office:value-type="float" office:value="23.1240809571868">
                <text:p>23.1240809571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2504758246794">
                <text:p>0.742504758246794</text:p>
              </table:table-cell>
              <table:table-cell office:value-type="float" office:value="4.08486126560796">
                <text:p>4.08486126560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1698658218968">
                <text:p>0.861698658218968</text:p>
              </table:table-cell>
              <table:table-cell office:value-type="float" office:value="2.04076723063559">
                <text:p>2.04076723063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0557397665511">
                <text:p>0.710557397665511</text:p>
              </table:table-cell>
              <table:table-cell office:value-type="float" office:value="4.67558347328447">
                <text:p>4.67558347328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6511030558316">
                <text:p>0.326511030558316</text:p>
              </table:table-cell>
              <table:table-cell office:value-type="float" office:value="7.13661107267873">
                <text:p>7.13661107267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5245846429247">
                <text:p>0.955245846429247</text:p>
              </table:table-cell>
              <table:table-cell office:value-type="float" office:value="1.62571345674265">
                <text:p>1.62571345674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6550125650605">
                <text:p>0.656550125650605</text:p>
              </table:table-cell>
              <table:table-cell office:value-type="float" office:value="8.71122847724435">
                <text:p>8.71122847724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6580091025411">
                <text:p>0.386580091025411</text:p>
              </table:table-cell>
              <table:table-cell office:value-type="float" office:value="2.84827585382808">
                <text:p>2.84827585382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6619628582261">
                <text:p>0.586619628582261</text:p>
              </table:table-cell>
              <table:table-cell office:value-type="float" office:value="9.41355553799951">
                <text:p>9.41355553799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2636429393635">
                <text:p>0.862636429393635</text:p>
              </table:table-cell>
              <table:table-cell office:value-type="float" office:value="4.50968499338151">
                <text:p>4.50968499338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4056418779591">
                <text:p>0.164056418779591</text:p>
              </table:table-cell>
              <table:table-cell office:value-type="float" office:value="26.9113518350888">
                <text:p>26.9113518350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69150345433">
                <text:p>0.26569150345433</text:p>
              </table:table-cell>
              <table:table-cell office:value-type="float" office:value="19.8262081146982">
                <text:p>19.8262081146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2990823253095">
                <text:p>0.702990823253095</text:p>
              </table:table-cell>
              <table:table-cell office:value-type="float" office:value="2.63489965747415">
                <text:p>2.63489965747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2215781591349">
                <text:p>0.462215781591349</text:p>
              </table:table-cell>
              <table:table-cell office:value-type="float" office:value="7.54139553580816">
                <text:p>7.54139553580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7424982821629">
                <text:p>0.537424982821629</text:p>
              </table:table-cell>
              <table:table-cell office:value-type="float" office:value="7.78980123956435">
                <text:p>7.78980123956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5127007211573">
                <text:p>0.925127007211573</text:p>
              </table:table-cell>
              <table:table-cell office:value-type="float" office:value="3.49872554888935">
                <text:p>3.49872554888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7042554946147">
                <text:p>0.627042554946147</text:p>
              </table:table-cell>
              <table:table-cell office:value-type="float" office:value="7.93527068246712">
                <text:p>7.93527068246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8830949815062">
                <text:p>0.188830949815062</text:p>
              </table:table-cell>
              <table:table-cell office:value-type="float" office:value="16.3406688903363">
                <text:p>16.3406688903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92269622370169">
                <text:p>0.792269622370169</text:p>
              </table:table-cell>
              <table:table-cell office:value-type="float" office:value="7.37955195229603">
                <text:p>7.37955195229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4428266176159">
                <text:p>0.914428266176159</text:p>
              </table:table-cell>
              <table:table-cell office:value-type="float" office:value="4.89981700182601">
                <text:p>4.89981700182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5831786904313">
                <text:p>0.215831786904313</text:p>
              </table:table-cell>
              <table:table-cell office:value-type="float" office:value="15.6362649388622">
                <text:p>15.6362649388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228120141219">
                <text:p>0.282228120141219</text:p>
              </table:table-cell>
              <table:table-cell office:value-type="float" office:value="20.6235347981584">
                <text:p>20.6235347981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1093502961284">
                <text:p>0.881093502961284</text:p>
              </table:table-cell>
              <table:table-cell office:value-type="float" office:value="4.31135345320637">
                <text:p>4.311353453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2211128920499">
                <text:p>0.542211128920499</text:p>
              </table:table-cell>
              <table:table-cell office:value-type="float" office:value="7.8335445823179">
                <text:p>7.833544582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5192081973454">
                <text:p>0.905192081973454</text:p>
              </table:table-cell>
              <table:table-cell office:value-type="float" office:value="5.33063130611716">
                <text:p>5.3306313061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3504686774726">
                <text:p>0.413504686774726</text:p>
              </table:table-cell>
              <table:table-cell office:value-type="float" office:value="7.74376594257009">
                <text:p>7.74376594257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7315808188525">
                <text:p>0.607315808188525</text:p>
              </table:table-cell>
              <table:table-cell office:value-type="float" office:value="3.47186363905235">
                <text:p>3.47186363905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0009304935129">
                <text:p>0.640009304935129</text:p>
              </table:table-cell>
              <table:table-cell office:value-type="float" office:value="7.07368068732297">
                <text:p>7.07368068732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1487551105362">
                <text:p>0.701487551105362</text:p>
              </table:table-cell>
              <table:table-cell office:value-type="float" office:value="7.91114330873558">
                <text:p>7.911143308735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437234242332">
                <text:p>0.180437234242332</text:p>
              </table:table-cell>
              <table:table-cell office:value-type="float" office:value="18.3336583344965">
                <text:p>18.3336583344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5643185547729">
                <text:p>0.425643185547729</text:p>
              </table:table-cell>
              <table:table-cell office:value-type="float" office:value="6.98315093782415">
                <text:p>6.98315093782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0817011415064">
                <text:p>0.580817011415064</text:p>
              </table:table-cell>
              <table:table-cell office:value-type="float" office:value="5.64486227686272">
                <text:p>5.6448622768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3485248049056">
                <text:p>0.193485248049056</text:p>
              </table:table-cell>
              <table:table-cell office:value-type="float" office:value="25.9201431367814">
                <text:p>25.9201431367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4514921603432">
                <text:p>0.234514921603432</text:p>
              </table:table-cell>
              <table:table-cell office:value-type="float" office:value="14.0207277365493">
                <text:p>14.0207277365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3276924421064">
                <text:p>0.843276924421064</text:p>
              </table:table-cell>
              <table:table-cell office:value-type="float" office:value="1.73696281718202">
                <text:p>1.73696281718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5398744036306">
                <text:p>0.335398744036306</text:p>
              </table:table-cell>
              <table:table-cell office:value-type="float" office:value="7.40872857003171">
                <text:p>7.40872857003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6989963353623">
                <text:p>0.526989963353623</text:p>
              </table:table-cell>
              <table:table-cell office:value-type="float" office:value="7.93269486879899">
                <text:p>7.93269486879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014430110612">
                <text:p>0.44014430110612</text:p>
              </table:table-cell>
              <table:table-cell office:value-type="float" office:value="7.53521207983237">
                <text:p>7.53521207983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9725438875885">
                <text:p>0.139725438875885</text:p>
              </table:table-cell>
              <table:table-cell office:value-type="float" office:value="42.5885393938966">
                <text:p>42.5885393938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1078451995968">
                <text:p>0.931078451995968</text:p>
              </table:table-cell>
              <table:table-cell office:value-type="float" office:value="4.08939479678866">
                <text:p>4.08939479678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083571520543">
                <text:p>0.68083571520543</text:p>
              </table:table-cell>
              <table:table-cell office:value-type="float" office:value="7.06760904704642">
                <text:p>7.06760904704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7139083320485">
                <text:p>0.977139083320485</text:p>
              </table:table-cell>
              <table:table-cell office:value-type="float" office:value="5.86795526119889">
                <text:p>5.867955261198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4960990337175">
                <text:p>0.434960990337175</text:p>
              </table:table-cell>
              <table:table-cell office:value-type="float" office:value="9.03862059636612">
                <text:p>9.03862059636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9441275088302">
                <text:p>0.919441275088302</text:p>
              </table:table-cell>
              <table:table-cell office:value-type="float" office:value="4.59578568383101">
                <text:p>4.59578568383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8826629993106">
                <text:p>0.288826629993106</text:p>
              </table:table-cell>
              <table:table-cell office:value-type="float" office:value="9.34341036126372">
                <text:p>9.34341036126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2553033962162">
                <text:p>0.902553033962162</text:p>
              </table:table-cell>
              <table:table-cell office:value-type="float" office:value="4.37671283884498">
                <text:p>4.37671283884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7584518544409">
                <text:p>0.957584518544409</text:p>
              </table:table-cell>
              <table:table-cell office:value-type="float" office:value="3.09988379419338">
                <text:p>3.09988379419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6063691258158">
                <text:p>0.726063691258158</text:p>
              </table:table-cell>
              <table:table-cell office:value-type="float" office:value="7.92581116081768">
                <text:p>7.925811160817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5931557516048">
                <text:p>0.775931557516048</text:p>
              </table:table-cell>
              <table:table-cell office:value-type="float" office:value="4.68211279979482">
                <text:p>4.68211279979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1992642086751">
                <text:p>0.261992642086751</text:p>
              </table:table-cell>
              <table:table-cell office:value-type="float" office:value="11.8731246390453">
                <text:p>11.8731246390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33596688582">
                <text:p>0.2933596688582</text:p>
              </table:table-cell>
              <table:table-cell office:value-type="float" office:value="19.3171710661018">
                <text:p>19.3171710661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8715512546173">
                <text:p>0.748715512546173</text:p>
              </table:table-cell>
              <table:table-cell office:value-type="float" office:value="2.69047769702278">
                <text:p>2.69047769702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912937077602">
                <text:p>0.33912937077602</text:p>
              </table:table-cell>
              <table:table-cell office:value-type="float" office:value="15.4185801098386">
                <text:p>15.4185801098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4026308686838">
                <text:p>0.124026308686838</text:p>
              </table:table-cell>
              <table:table-cell office:value-type="float" office:value="19.7605728214366">
                <text:p>19.7605728214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2655910740072">
                <text:p>0.532655910740072</text:p>
              </table:table-cell>
              <table:table-cell office:value-type="float" office:value="6.98577949877992">
                <text:p>6.98577949877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5575762208773">
                <text:p>0.895575762208773</text:p>
              </table:table-cell>
              <table:table-cell office:value-type="float" office:value="1.26703044278568">
                <text:p>1.267030442785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1832242072501">
                <text:p>0.781832242072501</text:p>
              </table:table-cell>
              <table:table-cell office:value-type="float" office:value="5.21209459078719">
                <text:p>5.21209459078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8490091068491">
                <text:p>0.498490091068491</text:p>
              </table:table-cell>
              <table:table-cell office:value-type="float" office:value="4.41504839294566">
                <text:p>4.415048392945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52313110266431">
                <text:p>0.552313110266431</text:p>
              </table:table-cell>
              <table:table-cell office:value-type="float" office:value="7.20846857605918">
                <text:p>7.20846857605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2575619693271">
                <text:p>0.102575619693271</text:p>
              </table:table-cell>
              <table:table-cell office:value-type="float" office:value="29.0145468124647">
                <text:p>29.0145468124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3855899865399">
                <text:p>0.263855899865399</text:p>
              </table:table-cell>
              <table:table-cell office:value-type="float" office:value="15.30208218508">
                <text:p>15.30208218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1809625986797">
                <text:p>0.451809625986797</text:p>
              </table:table-cell>
              <table:table-cell office:value-type="float" office:value="8.72387636676353">
                <text:p>8.72387636676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785857282577">
                <text:p>0.70785857282577</text:p>
              </table:table-cell>
              <table:table-cell office:value-type="float" office:value="2.0987374629466">
                <text:p>2.09873746294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746514014635">
                <text:p>0.53746514014635</text:p>
              </table:table-cell>
              <table:table-cell office:value-type="float" office:value="4.21657642760381">
                <text:p>4.2165764276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3685971367837">
                <text:p>0.123685971367837</text:p>
              </table:table-cell>
              <table:table-cell office:value-type="float" office:value="45.5684506570108">
                <text:p>45.5684506570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6500759251389">
                <text:p>0.586500759251389</text:p>
              </table:table-cell>
              <table:table-cell office:value-type="float" office:value="5.61384036353767">
                <text:p>5.61384036353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4697465171068">
                <text:p>0.614697465171068</text:p>
              </table:table-cell>
              <table:table-cell office:value-type="float" office:value="2.38413142619927">
                <text:p>2.38413142619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0052920558595">
                <text:p>0.990052920558595</text:p>
              </table:table-cell>
              <table:table-cell office:value-type="float" office:value="4.71636755702349">
                <text:p>4.71636755702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364645304927">
                <text:p>0.996364645304927</text:p>
              </table:table-cell>
              <table:table-cell office:value-type="float" office:value="4.67655095344098">
                <text:p>4.67655095344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5847726565845">
                <text:p>0.635847726565845</text:p>
              </table:table-cell>
              <table:table-cell office:value-type="float" office:value="5.37210664640588">
                <text:p>5.37210664640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4743139326513">
                <text:p>0.644743139326513</text:p>
              </table:table-cell>
              <table:table-cell office:value-type="float" office:value="7.92662378498425">
                <text:p>7.92662378498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8856760524876">
                <text:p>0.368856760524876</text:p>
              </table:table-cell>
              <table:table-cell office:value-type="float" office:value="4.131750125548">
                <text:p>4.131750125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4420296277865">
                <text:p>0.704420296277865</text:p>
              </table:table-cell>
              <table:table-cell office:value-type="float" office:value="2.12639201124693">
                <text:p>2.12639201124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6878156037138">
                <text:p>0.206878156037138</text:p>
              </table:table-cell>
              <table:table-cell office:value-type="float" office:value="28.9419747698053">
                <text:p>28.9419747698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0062210827635">
                <text:p>0.510062210827635</text:p>
              </table:table-cell>
              <table:table-cell office:value-type="float" office:value="2.72019973885827">
                <text:p>2.72019973885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451373125939">
                <text:p>0.33451373125939</text:p>
              </table:table-cell>
              <table:table-cell office:value-type="float" office:value="16.9714372216275">
                <text:p>16.9714372216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9076908117035">
                <text:p>0.639076908117035</text:p>
              </table:table-cell>
              <table:table-cell office:value-type="float" office:value="5.15031373713617">
                <text:p>5.150313737136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3376008621774">
                <text:p>0.773376008621774</text:p>
              </table:table-cell>
              <table:table-cell office:value-type="float" office:value="1.75792450120284">
                <text:p>1.75792450120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3091116771101">
                <text:p>0.953091116771101</text:p>
              </table:table-cell>
              <table:table-cell office:value-type="float" office:value="3.32920910114457">
                <text:p>3.32920910114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3267101102845">
                <text:p>0.123267101102845</text:p>
              </table:table-cell>
              <table:table-cell office:value-type="float" office:value="26.2430676187738">
                <text:p>26.2430676187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4671708611492">
                <text:p>0.124671708611492</text:p>
              </table:table-cell>
              <table:table-cell office:value-type="float" office:value="18.9435156894273">
                <text:p>18.9435156894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8249733874146">
                <text:p>0.368249733874146</text:p>
              </table:table-cell>
              <table:table-cell office:value-type="float" office:value="4.53350492337931">
                <text:p>4.53350492337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473617338205">
                <text:p>0.310473617338205</text:p>
              </table:table-cell>
              <table:table-cell office:value-type="float" office:value="16.1645139770193">
                <text:p>16.1645139770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5333920821397">
                <text:p>0.525333920821397</text:p>
              </table:table-cell>
              <table:table-cell office:value-type="float" office:value="7.62450719492301">
                <text:p>7.624507194923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65337581598383">
                <text:p>0.265337581598383</text:p>
              </table:table-cell>
              <table:table-cell office:value-type="float" office:value="15.9645284231316">
                <text:p>15.9645284231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4687119610959">
                <text:p>0.434687119610959</text:p>
              </table:table-cell>
              <table:table-cell office:value-type="float" office:value="6.12293455106759">
                <text:p>6.122934551067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5774743804255">
                <text:p>0.185774743804255</text:p>
              </table:table-cell>
              <table:table-cell office:value-type="float" office:value="10.7952536288693">
                <text:p>10.79525362886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3390692243629">
                <text:p>0.623390692243629</text:p>
              </table:table-cell>
              <table:table-cell office:value-type="float" office:value="5.12443476487243">
                <text:p>5.12443476487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6370713406614">
                <text:p>0.616370713406614</text:p>
              </table:table-cell>
              <table:table-cell office:value-type="float" office:value="9.18204422667749">
                <text:p>9.182044226677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87653687294193">
                <text:p>0.587653687294193</text:p>
              </table:table-cell>
              <table:table-cell office:value-type="float" office:value="7.26799096191507">
                <text:p>7.26799096191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03027810271914">
                <text:p>0.303027810271914</text:p>
              </table:table-cell>
              <table:table-cell office:value-type="float" office:value="8.59214592987245">
                <text:p>8.59214592987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5140175998572">
                <text:p>0.595140175998572</text:p>
              </table:table-cell>
              <table:table-cell office:value-type="float" office:value="2.30961320664989">
                <text:p>2.309613206649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2192879458055">
                <text:p>0.762192879458055</text:p>
              </table:table-cell>
              <table:table-cell office:value-type="float" office:value="4.58453118109915">
                <text:p>4.584531181099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93150867089749">
                <text:p>0.693150867089749</text:p>
              </table:table-cell>
              <table:table-cell office:value-type="float" office:value="2.64805885966529">
                <text:p>2.64805885966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1982818470074">
                <text:p>0.571982818470074</text:p>
              </table:table-cell>
              <table:table-cell office:value-type="float" office:value="9.12693410222588">
                <text:p>9.12693410222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2835068367654">
                <text:p>0.162835068367654</text:p>
              </table:table-cell>
              <table:table-cell office:value-type="float" office:value="25.0530956898604">
                <text:p>25.0530956898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5057065193808">
                <text:p>0.185057065193808</text:p>
              </table:table-cell>
              <table:table-cell office:value-type="float" office:value="14.1219603858472">
                <text:p>14.1219603858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7249862818373">
                <text:p>0.997249862818373</text:p>
              </table:table-cell>
              <table:table-cell office:value-type="float" office:value="5.45026494070946">
                <text:p>5.45026494070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0651239036957">
                <text:p>0.140651239036957</text:p>
              </table:table-cell>
              <table:table-cell office:value-type="float" office:value="39.260781101521">
                <text:p>39.260781101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54169180665354">
                <text:p>0.854169180665354</text:p>
              </table:table-cell>
              <table:table-cell office:value-type="float" office:value="1.53323591805349">
                <text:p>1.533235918053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6534940314328">
                <text:p>0.586534940314328</text:p>
              </table:table-cell>
              <table:table-cell office:value-type="float" office:value="2.70122509091373">
                <text:p>2.701225090913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42073060631694">
                <text:p>0.942073060631694</text:p>
              </table:table-cell>
              <table:table-cell office:value-type="float" office:value="5.97723520180954">
                <text:p>5.97723520180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4642427328718">
                <text:p>0.824642427328718</text:p>
              </table:table-cell>
              <table:table-cell office:value-type="float" office:value="4.88008470299476">
                <text:p>4.88008470299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4847165598326">
                <text:p>0.394847165598326</text:p>
              </table:table-cell>
              <table:table-cell office:value-type="float" office:value="13.7025221090853">
                <text:p>13.70252210908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1093342806538">
                <text:p>0.111093342806538</text:p>
              </table:table-cell>
              <table:table-cell office:value-type="float" office:value="50.8534539793828">
                <text:p>50.853453979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9056433182515">
                <text:p>0.519056433182515</text:p>
              </table:table-cell>
              <table:table-cell office:value-type="float" office:value="9.34826137339831">
                <text:p>9.34826137339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7034642047146">
                <text:p>0.27034642047146</text:p>
              </table:table-cell>
              <table:table-cell office:value-type="float" office:value="10.0492474734162">
                <text:p>10.04924747341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9907192936541">
                <text:p>0.819907192936541</text:p>
              </table:table-cell>
              <table:table-cell office:value-type="float" office:value="5.69000933612816">
                <text:p>5.69000933612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26309996487348">
                <text:p>0.826309996487348</text:p>
              </table:table-cell>
              <table:table-cell office:value-type="float" office:value="1.59739535881452">
                <text:p>1.59739535881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489600367539">
                <text:p>0.91489600367539</text:p>
              </table:table-cell>
              <table:table-cell office:value-type="float" office:value="3.40146082979737">
                <text:p>3.401460829797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7742310589686">
                <text:p>0.127742310589686</text:p>
              </table:table-cell>
              <table:table-cell office:value-type="float" office:value="43.4447272199824">
                <text:p>43.4447272199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8443190190291">
                <text:p>0.908443190190291</text:p>
              </table:table-cell>
              <table:table-cell office:value-type="float" office:value="2.2005551669612">
                <text:p>2.2005551669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7554796307765">
                <text:p>0.377554796307765</text:p>
              </table:table-cell>
              <table:table-cell office:value-type="float" office:value="7.16299373983524">
                <text:p>7.162993739835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2151870572484">
                <text:p>0.282151870572484</text:p>
              </table:table-cell>
              <table:table-cell office:value-type="float" office:value="16.9468814116816">
                <text:p>16.9468814116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07207849012806">
                <text:p>0.807207849012806</text:p>
              </table:table-cell>
              <table:table-cell office:value-type="float" office:value="6.82253652032285">
                <text:p>6.82253652032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2669353512116">
                <text:p>0.282669353512116</text:p>
              </table:table-cell>
              <table:table-cell office:value-type="float" office:value="11.4320729108201">
                <text:p>11.43207291082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75588340886711">
                <text:p>0.575588340886711</text:p>
              </table:table-cell>
              <table:table-cell office:value-type="float" office:value="2.22054209284259">
                <text:p>2.22054209284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44065872149663">
                <text:p>0.944065872149663</text:p>
              </table:table-cell>
              <table:table-cell office:value-type="float" office:value="3.53608674716459">
                <text:p>3.53608674716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7079330617534">
                <text:p>0.157079330617534</text:p>
              </table:table-cell>
              <table:table-cell office:value-type="float" office:value="11.9361566690209">
                <text:p>11.9361566690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3657514260209">
                <text:p>0.663657514260209</text:p>
              </table:table-cell>
              <table:table-cell office:value-type="float" office:value="3.44473570916419">
                <text:p>3.444735709164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0146363816772">
                <text:p>0.620146363816772</text:p>
              </table:table-cell>
              <table:table-cell office:value-type="float" office:value="6.20502603280837">
                <text:p>6.205026032808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11651826014701">
                <text:p>0.511651826014701</text:p>
              </table:table-cell>
              <table:table-cell office:value-type="float" office:value="8.45693684094533">
                <text:p>8.456936840945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7933571746193">
                <text:p>0.407933571746193</text:p>
              </table:table-cell>
              <table:table-cell office:value-type="float" office:value="8.88286284012019">
                <text:p>8.882862840120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1080485198431">
                <text:p>0.651080485198431</text:p>
              </table:table-cell>
              <table:table-cell office:value-type="float" office:value="3.96747102763227">
                <text:p>3.96747102763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9721280954194">
                <text:p>0.559721280954194</text:p>
              </table:table-cell>
              <table:table-cell office:value-type="float" office:value="9.90134483732507">
                <text:p>9.901344837325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1345857128631">
                <text:p>0.81345857128631</text:p>
              </table:table-cell>
              <table:table-cell office:value-type="float" office:value="1.42902360748389">
                <text:p>1.42902360748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51238126899">
                <text:p>0.3751238126899</text:p>
              </table:table-cell>
              <table:table-cell office:value-type="float" office:value="6.79046879755887">
                <text:p>6.79046879755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9740664645112">
                <text:p>0.879740664645112</text:p>
              </table:table-cell>
              <table:table-cell office:value-type="float" office:value="6.20196478971167">
                <text:p>6.20196478971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3196108215969">
                <text:p>0.963196108215969</text:p>
              </table:table-cell>
              <table:table-cell office:value-type="float" office:value="4.34726173397973">
                <text:p>4.347261733979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9876497721862">
                <text:p>0.299876497721862</text:p>
              </table:table-cell>
              <table:table-cell office:value-type="float" office:value="4.00695197166774">
                <text:p>4.006951971667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8166212428711">
                <text:p>0.568166212428711</text:p>
              </table:table-cell>
              <table:table-cell office:value-type="float" office:value="9.14677890113738">
                <text:p>9.14677890113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4964203177761">
                <text:p>0.834964203177761</text:p>
              </table:table-cell>
              <table:table-cell office:value-type="float" office:value="3.28590095438098">
                <text:p>3.28590095438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9651412489705">
                <text:p>0.339651412489705</text:p>
              </table:table-cell>
              <table:table-cell office:value-type="float" office:value="6.11136906429718">
                <text:p>6.11136906429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2853935167724">
                <text:p>0.742853935167724</text:p>
              </table:table-cell>
              <table:table-cell office:value-type="float" office:value="1.72662287059161">
                <text:p>1.72662287059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23887443908812">
                <text:p>0.723887443908812</text:p>
              </table:table-cell>
              <table:table-cell office:value-type="float" office:value="3.00251009496127">
                <text:p>3.00251009496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5362711172669">
                <text:p>0.795362711172669</text:p>
              </table:table-cell>
              <table:table-cell office:value-type="float" office:value="2.40085847129508">
                <text:p>2.40085847129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91456183046907">
                <text:p>0.491456183046907</text:p>
              </table:table-cell>
              <table:table-cell office:value-type="float" office:value="5.66705721311967">
                <text:p>5.66705721311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8600709350557">
                <text:p>0.618600709350557</text:p>
              </table:table-cell>
              <table:table-cell office:value-type="float" office:value="2.90617760997787">
                <text:p>2.906177609977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0975982844733">
                <text:p>0.430975982844733</text:p>
              </table:table-cell>
              <table:table-cell office:value-type="float" office:value="10.7483931058941">
                <text:p>10.74839310589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9044321558311">
                <text:p>0.649044321558311</text:p>
              </table:table-cell>
              <table:table-cell office:value-type="float" office:value="6.64043932353151">
                <text:p>6.640439323531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33634039705231">
                <text:p>0.833634039705231</text:p>
              </table:table-cell>
              <table:table-cell office:value-type="float" office:value="3.40336597023724">
                <text:p>3.403365970237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13045757915821">
                <text:p>0.413045757915821</text:p>
              </table:table-cell>
              <table:table-cell office:value-type="float" office:value="6.70244978721542">
                <text:p>6.70244978721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3782130882108">
                <text:p>0.553782130882108</text:p>
              </table:table-cell>
              <table:table-cell office:value-type="float" office:value="8.32242460584694">
                <text:p>8.32242460584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3530112771517">
                <text:p>0.633530112771517</text:p>
              </table:table-cell>
              <table:table-cell office:value-type="float" office:value="1.98849084364272">
                <text:p>1.988490843642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6713790752847">
                <text:p>0.666713790752847</text:p>
              </table:table-cell>
              <table:table-cell office:value-type="float" office:value="6.47487296547067">
                <text:p>6.47487296547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9312527973721">
                <text:p>0.239312527973721</text:p>
              </table:table-cell>
              <table:table-cell office:value-type="float" office:value="8.64829226414988">
                <text:p>8.648292264149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6052559080316">
                <text:p>0.156052559080316</text:p>
              </table:table-cell>
              <table:table-cell office:value-type="float" office:value="37.5877200135875">
                <text:p>37.5877200135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10346185924158">
                <text:p>0.910346185924158</text:p>
              </table:table-cell>
              <table:table-cell office:value-type="float" office:value="6.36288914438597">
                <text:p>6.36288914438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6150661753415">
                <text:p>0.576150661753415</text:p>
              </table:table-cell>
              <table:table-cell office:value-type="float" office:value="8.53126453684942">
                <text:p>8.531264536849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0620664575178">
                <text:p>0.190620664575178</text:p>
              </table:table-cell>
              <table:table-cell office:value-type="float" office:value="10.4170219427745">
                <text:p>10.41702194277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63960590513554">
                <text:p>0.763960590513554</text:p>
              </table:table-cell>
              <table:table-cell office:value-type="float" office:value="7.60771165270589">
                <text:p>7.60771165270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41834509087391">
                <text:p>0.441834509087391</text:p>
              </table:table-cell>
              <table:table-cell office:value-type="float" office:value="9.01839846194601">
                <text:p>9.018398461946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9368321265949">
                <text:p>0.319368321265949</text:p>
              </table:table-cell>
              <table:table-cell office:value-type="float" office:value="12.5885634554485">
                <text:p>12.58856345544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548870923374">
                <text:p>0.930548870923374</text:p>
              </table:table-cell>
              <table:table-cell office:value-type="float" office:value="1.7756615185593">
                <text:p>1.77566151855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7657114336858">
                <text:p>0.847657114336858</text:p>
              </table:table-cell>
              <table:table-cell office:value-type="float" office:value="4.40502893073419">
                <text:p>4.40502893073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3209052697192">
                <text:p>0.283209052697192</text:p>
              </table:table-cell>
              <table:table-cell office:value-type="float" office:value="9.2908261949161">
                <text:p>9.2908261949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865705588201">
                <text:p>0.931865705588201</text:p>
              </table:table-cell>
              <table:table-cell office:value-type="float" office:value="3.91461219910144">
                <text:p>3.91461219910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7242358648465">
                <text:p>0.877242358648465</text:p>
              </table:table-cell>
              <table:table-cell office:value-type="float" office:value="5.35353614644385">
                <text:p>5.35353614644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8875983426083">
                <text:p>0.558875983426083</text:p>
              </table:table-cell>
              <table:table-cell office:value-type="float" office:value="4.28218240949038">
                <text:p>4.28218240949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4737333751591">
                <text:p>0.344737333751591</text:p>
              </table:table-cell>
              <table:table-cell office:value-type="float" office:value="6.10423871182587">
                <text:p>6.104238711825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9831923497098">
                <text:p>0.609831923497098</text:p>
              </table:table-cell>
              <table:table-cell office:value-type="float" office:value="6.98728843324285">
                <text:p>6.987288433242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40526890099033">
                <text:p>0.540526890099033</text:p>
              </table:table-cell>
              <table:table-cell office:value-type="float" office:value="8.92793609918176">
                <text:p>8.92793609918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7388400197152">
                <text:p>0.657388400197152</text:p>
              </table:table-cell>
              <table:table-cell office:value-type="float" office:value="7.95807087484164">
                <text:p>7.95807087484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5661382059346">
                <text:p>0.135661382059346</text:p>
              </table:table-cell>
              <table:table-cell office:value-type="float" office:value="36.46788064176">
                <text:p>36.46788064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45667618607824">
                <text:p>0.945667618607824</text:p>
              </table:table-cell>
              <table:table-cell office:value-type="float" office:value="3.09229737591456">
                <text:p>3.09229737591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72212876958075">
                <text:p>0.772212876958075</text:p>
              </table:table-cell>
              <table:table-cell office:value-type="float" office:value="1.84424553214445">
                <text:p>1.84424553214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083796197516">
                <text:p>0.670083796197516</text:p>
              </table:table-cell>
              <table:table-cell office:value-type="float" office:value="7.1451996521471">
                <text:p>7.14519965214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8691756250372">
                <text:p>0.388691756250372</text:p>
              </table:table-cell>
              <table:table-cell office:value-type="float" office:value="12.6119028143779">
                <text:p>12.61190281437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91621030808">
                <text:p>0.1791621030808</text:p>
              </table:table-cell>
              <table:table-cell office:value-type="float" office:value="22.3598538641653">
                <text:p>22.3598538641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749060699262">
                <text:p>0.931749060699262</text:p>
              </table:table-cell>
              <table:table-cell office:value-type="float" office:value="1.64739446380369">
                <text:p>1.647394463803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81571089542446">
                <text:p>0.681571089542446</text:p>
              </table:table-cell>
              <table:table-cell office:value-type="float" office:value="2.11867671139474">
                <text:p>2.11867671139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3919909480889">
                <text:p>0.293919909480889</text:p>
              </table:table-cell>
              <table:table-cell office:value-type="float" office:value="4.35339329539174">
                <text:p>4.35339329539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2261630891698">
                <text:p>0.322261630891698</text:p>
              </table:table-cell>
              <table:table-cell office:value-type="float" office:value="14.5219313210186">
                <text:p>14.52193132101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3776339010832">
                <text:p>0.853776339010832</text:p>
              </table:table-cell>
              <table:table-cell office:value-type="float" office:value="5.66878157978742">
                <text:p>5.668781579787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24126425419051">
                <text:p>0.524126425419051</text:p>
              </table:table-cell>
              <table:table-cell office:value-type="float" office:value="9.14521007957812">
                <text:p>9.145210079578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488655281886">
                <text:p>0.91488655281886</text:p>
              </table:table-cell>
              <table:table-cell office:value-type="float" office:value="3.08518481242049">
                <text:p>3.085184812420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06469350363295">
                <text:p>0.606469350363295</text:p>
              </table:table-cell>
              <table:table-cell office:value-type="float" office:value="2.43893058302086">
                <text:p>2.438930583020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194637113094">
                <text:p>0.54194637113094</text:p>
              </table:table-cell>
              <table:table-cell office:value-type="float" office:value="10.0607157200154">
                <text:p>10.0607157200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44152874563046">
                <text:p>0.644152874563046</text:p>
              </table:table-cell>
              <table:table-cell office:value-type="float" office:value="7.32365460218322">
                <text:p>7.32365460218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6509701459758">
                <text:p>0.926509701459758</text:p>
              </table:table-cell>
              <table:table-cell office:value-type="float" office:value="6.05934149018216">
                <text:p>6.05934149018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59556062667876">
                <text:p>0.659556062667876</text:p>
              </table:table-cell>
              <table:table-cell office:value-type="float" office:value="4.41899659629379">
                <text:p>4.41899659629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38700599513094">
                <text:p>0.238700599513094</text:p>
              </table:table-cell>
              <table:table-cell office:value-type="float" office:value="5.39642748952837">
                <text:p>5.396427489528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2728665381358">
                <text:p>0.152728665381358</text:p>
              </table:table-cell>
              <table:table-cell office:value-type="float" office:value="9.87321538935746">
                <text:p>9.87321538935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72209338727046">
                <text:p>0.672209338727046</text:p>
              </table:table-cell>
              <table:table-cell office:value-type="float" office:value="4.50098828571774">
                <text:p>4.500988285717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442201943996">
                <text:p>0.132442201943996</text:p>
              </table:table-cell>
              <table:table-cell office:value-type="float" office:value="37.5422212976754">
                <text:p>37.5422212976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7854894452884">
                <text:p>0.197854894452884</text:p>
              </table:table-cell>
              <table:table-cell office:value-type="float" office:value="7.15890320907283">
                <text:p>7.158903209072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7246998341751">
                <text:p>0.637246998341751</text:p>
              </table:table-cell>
              <table:table-cell office:value-type="float" office:value="4.86560162080407">
                <text:p>4.86560162080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6501887096448">
                <text:p>0.636501887096448</text:p>
              </table:table-cell>
              <table:table-cell office:value-type="float" office:value="3.26968781900805">
                <text:p>3.26968781900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493001795162">
                <text:p>0.12493001795162</text:p>
              </table:table-cell>
              <table:table-cell office:value-type="float" office:value="23.8316398444779">
                <text:p>23.83163984447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8102057899932">
                <text:p>0.268102057899932</text:p>
              </table:table-cell>
              <table:table-cell office:value-type="float" office:value="17.5965006904207">
                <text:p>17.59650069042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6586775232323">
                <text:p>0.26586775232323</text:p>
              </table:table-cell>
              <table:table-cell office:value-type="float" office:value="7.9209021368756">
                <text:p>7.92090213687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5465106181236">
                <text:p>0.485465106181236</text:p>
              </table:table-cell>
              <table:table-cell office:value-type="float" office:value="4.20838538613109">
                <text:p>4.20838538613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81051359863383">
                <text:p>0.781051359863383</text:p>
              </table:table-cell>
              <table:table-cell office:value-type="float" office:value="6.03976615625081">
                <text:p>6.039766156250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54307901982715">
                <text:p>0.554307901982715</text:p>
              </table:table-cell>
              <table:table-cell office:value-type="float" office:value="5.59650620624208">
                <text:p>5.596506206242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7600794708282">
                <text:p>0.17600794708282</text:p>
              </table:table-cell>
              <table:table-cell office:value-type="float" office:value="31.9653768282677">
                <text:p>31.9653768282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73360964038078">
                <text:p>0.573360964038078</text:p>
              </table:table-cell>
              <table:table-cell office:value-type="float" office:value="4.34009615348985">
                <text:p>4.34009615348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159259799765">
                <text:p>0.70159259799765</text:p>
              </table:table-cell>
              <table:table-cell office:value-type="float" office:value="3.61764536497938">
                <text:p>3.61764536497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38043322509189">
                <text:p>0.238043322509189</text:p>
              </table:table-cell>
              <table:table-cell office:value-type="float" office:value="11.7345622049571">
                <text:p>11.7345622049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7371898193197">
                <text:p>0.377371898193197</text:p>
              </table:table-cell>
              <table:table-cell office:value-type="float" office:value="12.581512132664">
                <text:p>12.5815121326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0167917908217">
                <text:p>0.970167917908217</text:p>
              </table:table-cell>
              <table:table-cell office:value-type="float" office:value="3.60393398551084">
                <text:p>3.603933985510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2870921104716">
                <text:p>0.542870921104716</text:p>
              </table:table-cell>
              <table:table-cell office:value-type="float" office:value="6.94757015307968">
                <text:p>6.94757015307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61440057833537">
                <text:p>0.761440057833537</text:p>
              </table:table-cell>
              <table:table-cell office:value-type="float" office:value="1.3928265781209">
                <text:p>1.39282657812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36700306212275">
                <text:p>0.136700306212275</text:p>
              </table:table-cell>
              <table:table-cell office:value-type="float" office:value="30.9940931005762">
                <text:p>30.99409310057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934282529459">
                <text:p>0.95934282529459</text:p>
              </table:table-cell>
              <table:table-cell office:value-type="float" office:value="2.59897764939395">
                <text:p>2.59897764939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4626320953622">
                <text:p>0.184626320953622</text:p>
              </table:table-cell>
              <table:table-cell office:value-type="float" office:value="17.4069486933501">
                <text:p>17.40694869335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307409387688">
                <text:p>0.77307409387688</text:p>
              </table:table-cell>
              <table:table-cell office:value-type="float" office:value="2.36640502937676">
                <text:p>2.36640502937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1644482329796">
                <text:p>0.781644482329796</text:p>
              </table:table-cell>
              <table:table-cell office:value-type="float" office:value="2.35696499958944">
                <text:p>2.356964999589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2776319488919">
                <text:p>0.722776319488919</text:p>
              </table:table-cell>
              <table:table-cell office:value-type="float" office:value="5.67718447423943">
                <text:p>5.677184474239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3040282496503">
                <text:p>0.203040282496503</text:p>
              </table:table-cell>
              <table:table-cell office:value-type="float" office:value="4.94499098325464">
                <text:p>4.944990983254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4164588712441">
                <text:p>0.164164588712441</text:p>
              </table:table-cell>
              <table:table-cell office:value-type="float" office:value="16.9401840855535">
                <text:p>16.94018408555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1220449475767">
                <text:p>0.131220449475767</text:p>
              </table:table-cell>
              <table:table-cell office:value-type="float" office:value="18.4937916831846">
                <text:p>18.493791683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5536838600039">
                <text:p>0.935536838600039</text:p>
              </table:table-cell>
              <table:table-cell office:value-type="float" office:value="1.30569535184852">
                <text:p>1.305695351848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31298824088233">
                <text:p>0.931298824088233</text:p>
              </table:table-cell>
              <table:table-cell office:value-type="float" office:value="1.22737921224825">
                <text:p>1.227379212248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7611519776179">
                <text:p>0.67611519776179</text:p>
              </table:table-cell>
              <table:table-cell office:value-type="float" office:value="3.42477452669252">
                <text:p>3.424774526692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71257300800825">
                <text:p>0.771257300800825</text:p>
              </table:table-cell>
              <table:table-cell office:value-type="float" office:value="6.68540831415607">
                <text:p>6.685408314156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0784464917713">
                <text:p>0.330784464917713</text:p>
              </table:table-cell>
              <table:table-cell office:value-type="float" office:value="10.4949758796559">
                <text:p>10.4949758796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3276584892746">
                <text:p>0.973276584892746</text:p>
              </table:table-cell>
              <table:table-cell office:value-type="float" office:value="1.655862511798">
                <text:p>1.6558625117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16070196944722">
                <text:p>0.816070196944722</text:p>
              </table:table-cell>
              <table:table-cell office:value-type="float" office:value="7.29522178420825">
                <text:p>7.29522178420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5266228601169">
                <text:p>0.275266228601169</text:p>
              </table:table-cell>
              <table:table-cell office:value-type="float" office:value="14.7514845684992">
                <text:p>14.75148456849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6808556372296">
                <text:p>0.56808556372296</text:p>
              </table:table-cell>
              <table:table-cell office:value-type="float" office:value="3.31337221365774">
                <text:p>3.313372213657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47255809411026">
                <text:p>0.347255809411026</text:p>
              </table:table-cell>
              <table:table-cell office:value-type="float" office:value="11.1133806089676">
                <text:p>11.11338060896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16670858090439">
                <text:p>0.516670858090439</text:p>
              </table:table-cell>
              <table:table-cell office:value-type="float" office:value="7.78915595664128">
                <text:p>7.78915595664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08855867048498">
                <text:p>0.708855867048498</text:p>
              </table:table-cell>
              <table:table-cell office:value-type="float" office:value="5.0537198196783">
                <text:p>5.05371981967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5089967108444">
                <text:p>0.325089967108444</text:p>
              </table:table-cell>
              <table:table-cell office:value-type="float" office:value="13.9913987125343">
                <text:p>13.99139871253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76945869659582">
                <text:p>0.476945869659582</text:p>
              </table:table-cell>
              <table:table-cell office:value-type="float" office:value="9.38168985908061">
                <text:p>9.38168985908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07435756433285">
                <text:p>0.807435756433285</text:p>
              </table:table-cell>
              <table:table-cell office:value-type="float" office:value="7.36072617065065">
                <text:p>7.360726170650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02460878049656">
                <text:p>0.502460878049656</text:p>
              </table:table-cell>
              <table:table-cell office:value-type="float" office:value="8.8292818269025">
                <text:p>8.8292818269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46455333546726">
                <text:p>0.946455333546726</text:p>
              </table:table-cell>
              <table:table-cell office:value-type="float" office:value="1.84021472027119">
                <text:p>1.840214720271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80996574977698">
                <text:p>0.680996574977698</text:p>
              </table:table-cell>
              <table:table-cell office:value-type="float" office:value="8.74533954704544">
                <text:p>8.745339547045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28073377897301">
                <text:p>0.828073377897301</text:p>
              </table:table-cell>
              <table:table-cell office:value-type="float" office:value="5.63577760125565">
                <text:p>5.63577760125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56642443740671">
                <text:p>0.856642443740671</text:p>
              </table:table-cell>
              <table:table-cell office:value-type="float" office:value="3.24983389010808">
                <text:p>3.24983389010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40782670312723">
                <text:p>0.340782670312723</text:p>
              </table:table-cell>
              <table:table-cell office:value-type="float" office:value="7.31737577817863">
                <text:p>7.317375778178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92472176977928">
                <text:p>0.792472176977928</text:p>
              </table:table-cell>
              <table:table-cell office:value-type="float" office:value="2.36440018049411">
                <text:p>2.364400180494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55230424933507">
                <text:p>0.955230424933507</text:p>
              </table:table-cell>
              <table:table-cell office:value-type="float" office:value="2.75058032702271">
                <text:p>2.75058032702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5458995694974">
                <text:p>0.195458995694974</text:p>
              </table:table-cell>
              <table:table-cell office:value-type="float" office:value="9.05792801665337">
                <text:p>9.057928016653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59913067455682">
                <text:p>0.759913067455682</text:p>
              </table:table-cell>
              <table:table-cell office:value-type="float" office:value="4.01582124047263">
                <text:p>4.015821240472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6732451264097">
                <text:p>0.486732451264097</text:p>
              </table:table-cell>
              <table:table-cell office:value-type="float" office:value="3.6293878750515">
                <text:p>3.6293878750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7084914717055">
                <text:p>0.147084914717055</text:p>
              </table:table-cell>
              <table:table-cell office:value-type="float" office:value="37.5868205620662">
                <text:p>37.58682056206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59551955843">
                <text:p>0.8959551955843</text:p>
              </table:table-cell>
              <table:table-cell office:value-type="float" office:value="4.75736777392576">
                <text:p>4.75736777392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3090360008764">
                <text:p>0.593090360008764</text:p>
              </table:table-cell>
              <table:table-cell office:value-type="float" office:value="8.99551567857971">
                <text:p>8.995515678579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48557760336901">
                <text:p>0.148557760336901</text:p>
              </table:table-cell>
              <table:table-cell office:value-type="float" office:value="18.1403474483006">
                <text:p>18.14034744830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97132997100295">
                <text:p>0.397132997100295</text:p>
              </table:table-cell>
              <table:table-cell office:value-type="float" office:value="4.52983184555538">
                <text:p>4.529831845555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6067857957126">
                <text:p>0.726067857957126</text:p>
              </table:table-cell>
              <table:table-cell office:value-type="float" office:value="4.55484261907562">
                <text:p>4.55484261907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77067524678801">
                <text:p>0.877067524678801</text:p>
              </table:table-cell>
              <table:table-cell office:value-type="float" office:value="5.81556314412248">
                <text:p>5.81556314412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48815920929501">
                <text:p>0.448815920929501</text:p>
              </table:table-cell>
              <table:table-cell office:value-type="float" office:value="13.1643234887937">
                <text:p>13.16432348879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19567690021686">
                <text:p>0.519567690021686</text:p>
              </table:table-cell>
              <table:table-cell office:value-type="float" office:value="7.65599800404333">
                <text:p>7.65599800404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83920550031575">
                <text:p>0.183920550031575</text:p>
              </table:table-cell>
              <table:table-cell office:value-type="float" office:value="14.2836562723851">
                <text:p>14.28365627238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91770337181026">
                <text:p>0.391770337181026</text:p>
              </table:table-cell>
              <table:table-cell office:value-type="float" office:value="7.99303929625947">
                <text:p>7.993039296259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0373127498583">
                <text:p>0.940373127498583</text:p>
              </table:table-cell>
              <table:table-cell office:value-type="float" office:value="3.95386629319446">
                <text:p>3.953866293194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40590886221256">
                <text:p>0.940590886221256</text:p>
              </table:table-cell>
              <table:table-cell office:value-type="float" office:value="4.74755546393941">
                <text:p>4.74755546393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5520952304345">
                <text:p>0.85520952304345</text:p>
              </table:table-cell>
              <table:table-cell office:value-type="float" office:value="2.85241943284041">
                <text:p>2.852419432840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87076454150565">
                <text:p>0.887076454150565</text:p>
              </table:table-cell>
              <table:table-cell office:value-type="float" office:value="2.75521001168627">
                <text:p>2.755210011686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90645672324482">
                <text:p>0.890645672324482</text:p>
              </table:table-cell>
              <table:table-cell office:value-type="float" office:value="1.93328056179667">
                <text:p>1.93328056179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9299819333626">
                <text:p>0.89299819333626</text:p>
              </table:table-cell>
              <table:table-cell office:value-type="float" office:value="5.03899677427768">
                <text:p>5.038996774277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23733052657167">
                <text:p>0.623733052657167</text:p>
              </table:table-cell>
              <table:table-cell office:value-type="float" office:value="1.8674918626531">
                <text:p>1.86749186265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39489020006349">
                <text:p>0.839489020006349</text:p>
              </table:table-cell>
              <table:table-cell office:value-type="float" office:value="2.13568720724515">
                <text:p>2.135687207245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05648832668898">
                <text:p>0.805648832668898</text:p>
              </table:table-cell>
              <table:table-cell office:value-type="float" office:value="4.2677316682835">
                <text:p>4.26773166828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96161201562934">
                <text:p>0.796161201562934</text:p>
              </table:table-cell>
              <table:table-cell office:value-type="float" office:value="3.25256758817552">
                <text:p>3.252567588175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06887224893111">
                <text:p>0.406887224893111</text:p>
              </table:table-cell>
              <table:table-cell office:value-type="float" office:value="4.71902640821873">
                <text:p>4.719026408218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250266889393">
                <text:p>0.50250266889393</text:p>
              </table:table-cell>
              <table:table-cell office:value-type="float" office:value="2.16469810786878">
                <text:p>2.164698107868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03910754674546">
                <text:p>0.203910754674546</text:p>
              </table:table-cell>
              <table:table-cell office:value-type="float" office:value="11.2516664432952">
                <text:p>11.25166644329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97502185731618">
                <text:p>0.597502185731618</text:p>
              </table:table-cell>
              <table:table-cell office:value-type="float" office:value="8.84927426237093">
                <text:p>8.849274262370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75017519822925">
                <text:p>0.575017519822925</text:p>
              </table:table-cell>
              <table:table-cell office:value-type="float" office:value="1.83031681010131">
                <text:p>1.83031681010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37768143647554">
                <text:p>0.137768143647554</text:p>
              </table:table-cell>
              <table:table-cell office:value-type="float" office:value="32.0264777461412">
                <text:p>32.02647774614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09021247862873">
                <text:p>0.909021247862873</text:p>
              </table:table-cell>
              <table:table-cell office:value-type="float" office:value="6.59264943122857">
                <text:p>6.592649431228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6171066910044">
                <text:p>0.256171066910044</text:p>
              </table:table-cell>
              <table:table-cell office:value-type="float" office:value="5.72245439348216">
                <text:p>5.72245439348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20152772830023">
                <text:p>0.620152772830023</text:p>
              </table:table-cell>
              <table:table-cell office:value-type="float" office:value="2.15465629924668">
                <text:p>2.154656299246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1049984376346">
                <text:p>0.31049984376346</text:p>
              </table:table-cell>
              <table:table-cell office:value-type="float" office:value="13.9909295253049">
                <text:p>13.99092952530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73828852600565">
                <text:p>0.773828852600565</text:p>
              </table:table-cell>
              <table:table-cell office:value-type="float" office:value="5.90595301111261">
                <text:p>5.90595301111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3776864922153">
                <text:p>0.873776864922153</text:p>
              </table:table-cell>
              <table:table-cell office:value-type="float" office:value="2.80835868269334">
                <text:p>2.80835868269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9513891923666">
                <text:p>0.459513891923666</text:p>
              </table:table-cell>
              <table:table-cell office:value-type="float" office:value="12.2337342356855">
                <text:p>12.23373423568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66928615608957">
                <text:p>0.766928615608957</text:p>
              </table:table-cell>
              <table:table-cell office:value-type="float" office:value="3.69664592751426">
                <text:p>3.69664592751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6471427370816">
                <text:p>0.176471427370816</text:p>
              </table:table-cell>
              <table:table-cell office:value-type="float" office:value="18.9474603101778">
                <text:p>18.94746031017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833146890071">
                <text:p>0.30833146890071</text:p>
              </table:table-cell>
              <table:table-cell office:value-type="float" office:value="16.1066686458043">
                <text:p>16.10666864580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5826497719645">
                <text:p>0.95826497719645</text:p>
              </table:table-cell>
              <table:table-cell office:value-type="float" office:value="2.0946651823739">
                <text:p>2.0946651823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03513261318207">
                <text:p>0.703513261318207</text:p>
              </table:table-cell>
              <table:table-cell office:value-type="float" office:value="6.8278014628264">
                <text:p>6.82780146282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24179353847235">
                <text:p>0.624179353847235</text:p>
              </table:table-cell>
              <table:table-cell office:value-type="float" office:value="4.75792192118881">
                <text:p>4.757921921188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8848326361646">
                <text:p>0.388848326361646</text:p>
              </table:table-cell>
              <table:table-cell office:value-type="float" office:value="15.1684226008831">
                <text:p>15.16842260088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0771180784571">
                <text:p>0.230771180784571</text:p>
              </table:table-cell>
              <table:table-cell office:value-type="float" office:value="14.883077951136">
                <text:p>14.8830779511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7397113716881">
                <text:p>0.587397113716881</text:p>
              </table:table-cell>
              <table:table-cell office:value-type="float" office:value="9.088179916817">
                <text:p>9.0881799168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0056709679317">
                <text:p>0.250056709679317</text:p>
              </table:table-cell>
              <table:table-cell office:value-type="float" office:value="16.9403981035853">
                <text:p>16.94039810358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12496360153909">
                <text:p>0.912496360153909</text:p>
              </table:table-cell>
              <table:table-cell office:value-type="float" office:value="1.11984659218241">
                <text:p>1.119846592182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75400934652441">
                <text:p>0.675400934652441</text:p>
              </table:table-cell>
              <table:table-cell office:value-type="float" office:value="8.65951972093439">
                <text:p>8.659519720934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1404325148296">
                <text:p>0.261404325148296</text:p>
              </table:table-cell>
              <table:table-cell office:value-type="float" office:value="8.81471728545852">
                <text:p>8.814717285458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46857592515534">
                <text:p>0.746857592515534</text:p>
              </table:table-cell>
              <table:table-cell office:value-type="float" office:value="5.44362034254881">
                <text:p>5.443620342548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0453050318949">
                <text:p>0.50453050318949</text:p>
              </table:table-cell>
              <table:table-cell office:value-type="float" office:value="4.76195264530638">
                <text:p>4.761952645306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59693817050839">
                <text:p>0.659693817050839</text:p>
              </table:table-cell>
              <table:table-cell office:value-type="float" office:value="3.74201075138299">
                <text:p>3.742010751382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43408661133013">
                <text:p>0.943408661133013</text:p>
              </table:table-cell>
              <table:table-cell office:value-type="float" office:value="2.28597268302855">
                <text:p>2.285972683028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81290981592325">
                <text:p>0.881290981592325</text:p>
              </table:table-cell>
              <table:table-cell office:value-type="float" office:value="1.35622728905413">
                <text:p>1.35622728905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12317870414644">
                <text:p>0.912317870414644</text:p>
              </table:table-cell>
              <table:table-cell office:value-type="float" office:value="1.56329105371531">
                <text:p>1.563291053715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63772049487336">
                <text:p>0.463772049487336</text:p>
              </table:table-cell>
              <table:table-cell office:value-type="float" office:value="4.71675052514717">
                <text:p>4.716750525147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3060988234406">
                <text:p>0.843060988234406</text:p>
              </table:table-cell>
              <table:table-cell office:value-type="float" office:value="3.75516322204556">
                <text:p>3.75516322204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21939768307487">
                <text:p>0.821939768307487</text:p>
              </table:table-cell>
              <table:table-cell office:value-type="float" office:value="3.57981127301977">
                <text:p>3.579811273019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1914793198456">
                <text:p>0.41914793198456</text:p>
              </table:table-cell>
              <table:table-cell office:value-type="float" office:value="8.36668196977748">
                <text:p>8.366681969777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5690530147548">
                <text:p>0.935690530147548</text:p>
              </table:table-cell>
              <table:table-cell office:value-type="float" office:value="2.35953637297559">
                <text:p>2.359536372975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03088198134793">
                <text:p>0.403088198134793</text:p>
              </table:table-cell>
              <table:table-cell office:value-type="float" office:value="6.55247822168588">
                <text:p>6.55247822168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8412438588484">
                <text:p>0.468412438588484</text:p>
              </table:table-cell>
              <table:table-cell office:value-type="float" office:value="4.38498409253806">
                <text:p>4.384984092538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14218055586023">
                <text:p>0.814218055586023</text:p>
              </table:table-cell>
              <table:table-cell office:value-type="float" office:value="2.00405150867042">
                <text:p>2.004051508670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4382693535998">
                <text:p>0.184382693535998</text:p>
              </table:table-cell>
              <table:table-cell office:value-type="float" office:value="19.160128072121">
                <text:p>19.1601280721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0017857648468">
                <text:p>0.190017857648468</text:p>
              </table:table-cell>
              <table:table-cell office:value-type="float" office:value="15.5369318411791">
                <text:p>15.53693184117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5404755247249">
                <text:p>0.395404755247249</text:p>
              </table:table-cell>
              <table:table-cell office:value-type="float" office:value="6.87577396161872">
                <text:p>6.875773961618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2039771050747">
                <text:p>0.162039771050747</text:p>
              </table:table-cell>
              <table:table-cell office:value-type="float" office:value="28.6849131496075">
                <text:p>28.68491314960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88396305291902">
                <text:p>0.888396305291902</text:p>
              </table:table-cell>
              <table:table-cell office:value-type="float" office:value="4.6857841321437">
                <text:p>4.68578413214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5346475630456">
                <text:p>0.595346475630456</text:p>
              </table:table-cell>
              <table:table-cell office:value-type="float" office:value="6.07052235334925">
                <text:p>6.070522353349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15576593444166">
                <text:p>0.415576593444166</text:p>
              </table:table-cell>
              <table:table-cell office:value-type="float" office:value="12.4985385790925">
                <text:p>12.49853857909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3308260940658">
                <text:p>0.53308260940658</text:p>
              </table:table-cell>
              <table:table-cell office:value-type="float" office:value="8.68225805514688">
                <text:p>8.682258055146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56756118521352">
                <text:p>0.256756118521352</text:p>
              </table:table-cell>
              <table:table-cell office:value-type="float" office:value="8.18744060796376">
                <text:p>8.187440607963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88367137911955">
                <text:p>0.488367137911955</text:p>
              </table:table-cell>
              <table:table-cell office:value-type="float" office:value="11.7098486016992">
                <text:p>11.7098486016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54183891255852">
                <text:p>0.854183891255852</text:p>
              </table:table-cell>
              <table:table-cell office:value-type="float" office:value="1.89249336211019">
                <text:p>1.89249336211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65728673801756">
                <text:p>0.965728673801756</text:p>
              </table:table-cell>
              <table:table-cell office:value-type="float" office:value="5.29250213292427">
                <text:p>5.292502132924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23179674077666">
                <text:p>0.723179674077666</text:p>
              </table:table-cell>
              <table:table-cell office:value-type="float" office:value="2.73671124627724">
                <text:p>2.736711246277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00233602542918">
                <text:p>0.800233602542918</text:p>
              </table:table-cell>
              <table:table-cell office:value-type="float" office:value="3.95679639370211">
                <text:p>3.956796393702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06109787890185">
                <text:p>0.406109787890185</text:p>
              </table:table-cell>
              <table:table-cell office:value-type="float" office:value="11.8635482020759">
                <text:p>11.86354820207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92632346289878">
                <text:p>0.392632346289878</text:p>
              </table:table-cell>
              <table:table-cell office:value-type="float" office:value="10.2355772781077">
                <text:p>10.23557727810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49302862501294">
                <text:p>0.649302862501294</text:p>
              </table:table-cell>
              <table:table-cell office:value-type="float" office:value="5.41034653969618">
                <text:p>5.410346539696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9710756644972">
                <text:p>0.809710756644972</text:p>
              </table:table-cell>
              <table:table-cell office:value-type="float" office:value="4.75092920849753">
                <text:p>4.750929208497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5365532062248">
                <text:p>0.45365532062248</text:p>
              </table:table-cell>
              <table:table-cell office:value-type="float" office:value="5.77172618311278">
                <text:p>5.77172618311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4022632684126">
                <text:p>0.174022632684126</text:p>
              </table:table-cell>
              <table:table-cell office:value-type="float" office:value="19.6345414356637">
                <text:p>19.6345414356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45315095380612">
                <text:p>0.245315095380612</text:p>
              </table:table-cell>
              <table:table-cell office:value-type="float" office:value="14.4171286875625">
                <text:p>14.417128687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87787767362975">
                <text:p>0.787787767362975</text:p>
              </table:table-cell>
              <table:table-cell office:value-type="float" office:value="1.32892179820599">
                <text:p>1.328921798205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57036960510825">
                <text:p>0.657036960510825</text:p>
              </table:table-cell>
              <table:table-cell office:value-type="float" office:value="2.7984276602083">
                <text:p>2.79842766020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97393648463573">
                <text:p>0.897393648463573</text:p>
              </table:table-cell>
              <table:table-cell office:value-type="float" office:value="3.62780585561966">
                <text:p>3.627805855619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5002305435023">
                <text:p>0.255002305435023</text:p>
              </table:table-cell>
              <table:table-cell office:value-type="float" office:value="12.398923839254">
                <text:p>12.3989238392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11005287457268">
                <text:p>0.611005287457268</text:p>
              </table:table-cell>
              <table:table-cell office:value-type="float" office:value="5.63932577576203">
                <text:p>5.639325775762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9569956147061">
                <text:p>0.169569956147061</text:p>
              </table:table-cell>
              <table:table-cell office:value-type="float" office:value="34.7456568210665">
                <text:p>34.74565682106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64279895986676">
                <text:p>0.864279895986676</text:p>
              </table:table-cell>
              <table:table-cell office:value-type="float" office:value="6.35919697913189">
                <text:p>6.359196979131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79118709596196">
                <text:p>0.779118709596196</text:p>
              </table:table-cell>
              <table:table-cell office:value-type="float" office:value="6.43051024699291">
                <text:p>6.43051024699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27889351213397">
                <text:p>0.927889351213397</text:p>
              </table:table-cell>
              <table:table-cell office:value-type="float" office:value="3.83512276377923">
                <text:p>3.835122763779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55852470325193">
                <text:p>0.555852470325193</text:p>
              </table:table-cell>
              <table:table-cell office:value-type="float" office:value="7.5143095659347">
                <text:p>7.5143095659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5572304956561">
                <text:p>0.405572304956561</text:p>
              </table:table-cell>
              <table:table-cell office:value-type="float" office:value="13.2182446142942">
                <text:p>13.21824461429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2803693552111">
                <text:p>0.972803693552111</text:p>
              </table:table-cell>
              <table:table-cell office:value-type="float" office:value="5.53544423449976">
                <text:p>5.535444234499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17609287733094">
                <text:p>0.617609287733094</text:p>
              </table:table-cell>
              <table:table-cell office:value-type="float" office:value="3.72223484984798">
                <text:p>3.722234849847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2813202713486">
                <text:p>0.782813202713486</text:p>
              </table:table-cell>
              <table:table-cell office:value-type="float" office:value="4.43385184053718">
                <text:p>4.433851840537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43193375930393">
                <text:p>0.943193375930393</text:p>
              </table:table-cell>
              <table:table-cell office:value-type="float" office:value="5.43918481966462">
                <text:p>5.439184819664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0195272877548">
                <text:p>0.830195272877548</text:p>
              </table:table-cell>
              <table:table-cell office:value-type="float" office:value="2.89145056415989">
                <text:p>2.891450564159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40418498591581">
                <text:p>0.940418498591581</text:p>
              </table:table-cell>
              <table:table-cell office:value-type="float" office:value="5.06248343308001">
                <text:p>5.06248343308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97508107933026">
                <text:p>0.597508107933026</text:p>
              </table:table-cell>
              <table:table-cell office:value-type="float" office:value="6.41793457966282">
                <text:p>6.417934579662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70570709214944">
                <text:p>0.870570709214944</text:p>
              </table:table-cell>
              <table:table-cell office:value-type="float" office:value="3.4946973674177">
                <text:p>3.49469736741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70506951637188">
                <text:p>0.470506951637188</text:p>
              </table:table-cell>
              <table:table-cell office:value-type="float" office:value="10.9003262889538">
                <text:p>10.90032628895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7910701816852">
                <text:p>0.57910701816852</text:p>
              </table:table-cell>
              <table:table-cell office:value-type="float" office:value="9.87277663047868">
                <text:p>9.87277663047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70741659882475">
                <text:p>0.670741659882475</text:p>
              </table:table-cell>
              <table:table-cell office:value-type="float" office:value="7.80094459088294">
                <text:p>7.800944590882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362097304762">
                <text:p>0.25362097304762</text:p>
              </table:table-cell>
              <table:table-cell office:value-type="float" office:value="10.1829730387831">
                <text:p>10.18297303878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14196306673698">
                <text:p>0.814196306673698</text:p>
              </table:table-cell>
              <table:table-cell office:value-type="float" office:value="3.34179162946549">
                <text:p>3.341791629465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54643423435134">
                <text:p>0.654643423435134</text:p>
              </table:table-cell>
              <table:table-cell office:value-type="float" office:value="3.58824982959672">
                <text:p>3.588249829596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2136996194457">
                <text:p>0.832136996194457</text:p>
              </table:table-cell>
              <table:table-cell office:value-type="float" office:value="7.20912768374675">
                <text:p>7.209127683746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93284409712782">
                <text:p>0.793284409712782</text:p>
              </table:table-cell>
              <table:table-cell office:value-type="float" office:value="5.0524614492983">
                <text:p>5.05246144929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88849230862322">
                <text:p>0.888849230862322</text:p>
              </table:table-cell>
              <table:table-cell office:value-type="float" office:value="5.39202951744313">
                <text:p>5.392029517443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93195750923426">
                <text:p>0.593195750923426</text:p>
              </table:table-cell>
              <table:table-cell office:value-type="float" office:value="8.31013798414753">
                <text:p>8.310137984147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38995433764939">
                <text:p>0.638995433764939</text:p>
              </table:table-cell>
              <table:table-cell office:value-type="float" office:value="5.41742985784043">
                <text:p>5.417429857840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3379798831944">
                <text:p>0.113379798831944</text:p>
              </table:table-cell>
              <table:table-cell office:value-type="float" office:value="31.1438695958907">
                <text:p>31.14386959589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809850541659">
                <text:p>0.22809850541659</text:p>
              </table:table-cell>
              <table:table-cell office:value-type="float" office:value="15.4092893463069">
                <text:p>15.40928934630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1639230167537">
                <text:p>0.371639230167537</text:p>
              </table:table-cell>
              <table:table-cell office:value-type="float" office:value="15.2148750895756">
                <text:p>15.21487508957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41930681428395">
                <text:p>0.941930681428395</text:p>
              </table:table-cell>
              <table:table-cell office:value-type="float" office:value="4.34967475094569">
                <text:p>4.349674750945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88411750410538">
                <text:p>0.688411750410538</text:p>
              </table:table-cell>
              <table:table-cell office:value-type="float" office:value="7.04816699111356">
                <text:p>7.04816699111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3448049774011">
                <text:p>0.573448049774011</text:p>
              </table:table-cell>
              <table:table-cell office:value-type="float" office:value="4.66668374159034">
                <text:p>4.666683741590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41059296530109">
                <text:p>0.241059296530109</text:p>
              </table:table-cell>
              <table:table-cell office:value-type="float" office:value="23.2458692649024">
                <text:p>23.24586926490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6775014753366">
                <text:p>0.86775014753366</text:p>
              </table:table-cell>
              <table:table-cell office:value-type="float" office:value="3.64137229138508">
                <text:p>3.641372291385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58843288911591">
                <text:p>0.258843288911591</text:p>
              </table:table-cell>
              <table:table-cell office:value-type="float" office:value="14.8250482234369">
                <text:p>14.82504822343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02816536830638">
                <text:p>0.802816536830638</text:p>
              </table:table-cell>
              <table:table-cell office:value-type="float" office:value="1.62877280676683">
                <text:p>1.628772806766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88556545546173">
                <text:p>0.488556545546173</text:p>
              </table:table-cell>
              <table:table-cell office:value-type="float" office:value="5.17629522091653">
                <text:p>5.176295220916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2681414694089">
                <text:p>0.322681414694089</text:p>
              </table:table-cell>
              <table:table-cell office:value-type="float" office:value="17.5943212225395">
                <text:p>17.59432122253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69429240353198">
                <text:p>0.469429240353198</text:p>
              </table:table-cell>
              <table:table-cell office:value-type="float" office:value="4.13294187280928">
                <text:p>4.13294187280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0377679469041">
                <text:p>0.480377679469041</text:p>
              </table:table-cell>
              <table:table-cell office:value-type="float" office:value="6.52066001180887">
                <text:p>6.520660011808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095246214218">
                <text:p>0.42095246214218</text:p>
              </table:table-cell>
              <table:table-cell office:value-type="float" office:value="6.0964314014786">
                <text:p>6.09643140147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12256179134119">
                <text:p>0.412256179134119</text:p>
              </table:table-cell>
              <table:table-cell office:value-type="float" office:value="2.6658889934129">
                <text:p>2.66588899341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31650047732315">
                <text:p>0.931650047732315</text:p>
              </table:table-cell>
              <table:table-cell office:value-type="float" office:value="5.70964466701014">
                <text:p>5.709644667010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41819993748712">
                <text:p>0.441819993748712</text:p>
              </table:table-cell>
              <table:table-cell office:value-type="float" office:value="4.22845496198565">
                <text:p>4.228454961985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59824631960834">
                <text:p>0.359824631960834</text:p>
              </table:table-cell>
              <table:table-cell office:value-type="float" office:value="5.09431081512344">
                <text:p>5.094310815123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04538743378853">
                <text:p>0.204538743378853</text:p>
              </table:table-cell>
              <table:table-cell office:value-type="float" office:value="28.7205963778792">
                <text:p>28.72059637787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36025764034943">
                <text:p>0.936025764034943</text:p>
              </table:table-cell>
              <table:table-cell office:value-type="float" office:value="3.03742531736126">
                <text:p>3.037425317361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46852602815046">
                <text:p>0.946852602815046</text:p>
              </table:table-cell>
              <table:table-cell office:value-type="float" office:value="2.08033334547139">
                <text:p>2.080333345471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50784644637967">
                <text:p>0.250784644637967</text:p>
              </table:table-cell>
              <table:table-cell office:value-type="float" office:value="9.72530822042113">
                <text:p>9.72530822042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45991250969965">
                <text:p>0.145991250969965</text:p>
              </table:table-cell>
              <table:table-cell office:value-type="float" office:value="37.5432979620504">
                <text:p>37.5432979620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9935366494214">
                <text:p>0.439935366494214</text:p>
              </table:table-cell>
              <table:table-cell office:value-type="float" office:value="2.32872236229588">
                <text:p>2.32872236229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48275124284228">
                <text:p>0.948275124284228</text:p>
              </table:table-cell>
              <table:table-cell office:value-type="float" office:value="1.07081040379049">
                <text:p>1.070810403790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41423968283208">
                <text:p>0.641423968283208</text:p>
              </table:table-cell>
              <table:table-cell office:value-type="float" office:value="3.94362578446938">
                <text:p>3.943625784469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8124316882234">
                <text:p>0.128124316882234</text:p>
              </table:table-cell>
              <table:table-cell office:value-type="float" office:value="29.2018571263954">
                <text:p>29.20185712639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18740934103262">
                <text:p>0.418740934103262</text:p>
              </table:table-cell>
              <table:table-cell office:value-type="float" office:value="8.03950888728">
                <text:p>8.039508887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7673432772039">
                <text:p>0.627673432772039</text:p>
              </table:table-cell>
              <table:table-cell office:value-type="float" office:value="2.53750444429148">
                <text:p>2.537504444291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2960439255005">
                <text:p>0.52960439255005</text:p>
              </table:table-cell>
              <table:table-cell office:value-type="float" office:value="4.64384773177655">
                <text:p>4.643847731776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38116082821519">
                <text:p>0.238116082821519</text:p>
              </table:table-cell>
              <table:table-cell office:value-type="float" office:value="19.1538986777957">
                <text:p>19.15389867779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74799477402513">
                <text:p>0.874799477402513</text:p>
              </table:table-cell>
              <table:table-cell office:value-type="float" office:value="4.03670301264664">
                <text:p>4.036703012646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6350407653826">
                <text:p>0.76350407653826</text:p>
              </table:table-cell>
              <table:table-cell office:value-type="float" office:value="3.21134172481862">
                <text:p>3.211341724818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